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ゴシック1" svg:font-family="'ＭＳ ゴシック'" style:font-family-generic="modern" style:font-pitch="fixed"/>
    <style:font-face style:name="HGP創英角ｺﾞｼｯｸUB" svg:font-family="HGP創英角ｺﾞｼｯｸUB" style:font-family-generic="modern" style:font-pitch="variable"/>
    <style:font-face style:name="ＭＳ ゴシック" svg:font-family="'ＭＳ ゴシック'" style:font-family-generic="modern" style:font-pitch="variable"/>
    <style:font-face style:name="ＭＳ Ｐゴシック" svg:font-family="'ＭＳ Ｐゴシック'" style:font-family-generic="modern" style:font-pitch="variable"/>
    <style:font-face style:name="ＭＳ 明朝" svg:font-family="'ＭＳ 明朝'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Verdana" svg:font-family="Verdana" style:font-family-generic="swiss" style:font-pitch="variable"/>
    <style:font-face style:name="Yu Gothic UI" svg:font-family="'Yu Gothic UI'" style:font-family-generic="swiss" style:font-pitch="variable"/>
    <style:font-face style:name="游ゴシック" svg:font-family="游ゴシック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52cm"/>
    </style:style>
    <style:style style:name="co2" style:family="table-column">
      <style:table-column-properties fo:break-before="auto" style:column-width="0.487cm"/>
    </style:style>
    <style:style style:name="co3" style:family="table-column">
      <style:table-column-properties fo:break-before="auto" style:column-width="2.304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1.032cm" fo:break-before="auto" style:use-optimal-row-height="false"/>
    </style:style>
    <style:style style:name="ro3" style:family="table-row">
      <style:table-row-properties style:row-height="1.094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529cm" fo:break-before="page" style:use-optimal-row-height="false"/>
    </style:style>
    <style:style style:name="ro6" style:family="table-row">
      <style:table-row-properties style:row-height="0.473cm" fo:break-before="auto" style:use-optimal-row-height="false"/>
    </style:style>
    <style:style style:name="ta1" style:family="table" style:master-page-name="PageStyle_5f_表紙">
      <style:table-properties table:display="true" style:writing-mode="lr-tb"/>
    </style:style>
    <style:style style:name="ta2" style:family="table" style:master-page-name="PageStyle_5f_改訂記録">
      <style:table-properties table:display="true" style:writing-mode="lr-tb"/>
    </style:style>
    <style:style style:name="ta3" style:family="table" style:master-page-name="PageStyle_5f_画面一覧">
      <style:table-properties table:display="true" style:writing-mode="lr-tb" tableooo:tab-color="#ff0000"/>
    </style:style>
    <style:style style:name="ta4" style:family="table" style:master-page-name="PageStyle_5f_画面遷移図_ff08_1画面_ff09_">
      <style:table-properties table:display="true" style:writing-mode="lr-tb" tableooo:tab-color="#ff0000"/>
    </style:style>
    <style:style style:name="ta5" style:family="table" style:master-page-name="PageStyle_5f_画面遷移図_28_ユーザー_29_">
      <style:table-properties table:display="true" style:writing-mode="lr-tb" tableooo:tab-color="#ff0000"/>
    </style:style>
    <style:style style:name="ta6" style:family="table" style:master-page-name="PageStyle_5f_画面遷移図_28_管理者_29__20_">
      <style:table-properties table:display="true" style:writing-mode="lr-tb"/>
    </style: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8100" number:language="ja" number:country="JP">
      <number:text-content/>
    </number:text-style>
    <style:style style:name="ce1" style:family="table-cell" style:parent-style-name="標準_5f_値リスト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標準_5f_値リスト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標準_5f_値リスト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標準_5f_値リスト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標準_5f_値リスト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標準_5f_値リスト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標準_5f_値リスト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GP創英角ｺﾞｼｯｸUB" fo:font-size="22pt" fo:font-style="normal" fo:text-shadow="none" style:text-underline-style="none" fo:font-weight="normal" style:font-name-asian="HGP創英角ｺﾞｼｯｸUB" style:font-size-asian="22pt" style:font-style-asian="normal" style:font-weight-asian="normal" style:font-size-complex="22pt" style:font-style-complex="normal" style:font-weight-complex="normal"/>
    </style:style>
    <style:style style:name="ce8" style:family="table-cell" style:parent-style-name="標準_5f_値リスト"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標準_5f_値リスト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標準_5f_値リスト" style:data-style-name="N8100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標準_5f_値リスト" style:data-style-name="N81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標準_5f_値リスト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HGP創英角ｺﾞｼｯｸUB" fo:font-size="14pt" fo:font-style="normal" fo:text-shadow="none" style:text-underline-style="none" fo:font-weight="normal" style:font-name-asian="HGP創英角ｺﾞｼｯｸUB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標準_5f_値リスト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HGP創英角ｺﾞｼｯｸUB" fo:font-size="14pt" fo:font-style="normal" fo:text-shadow="none" style:text-underline-style="none" fo:font-weight="normal" style:font-name-asian="HGP創英角ｺﾞｼｯｸUB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標準_5f_値リスト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標準_5f_値リスト" style:data-style-name="N8100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標準_5f_値リスト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標準_5f_値リスト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標準_5f_値リスト" style:data-style-name="N81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標準_5f_値リスト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標準_5f_値リスト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標準_5f_値リスト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標準_5f_詳細設計_ff7b__ff9d__ff8c__ff9f__ff99__ff08__ff8a__ff9e__ff6f__ff81__ff09_">
      <style:table-cell-properties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GP創英角ｺﾞｼｯｸUB" fo:font-size="18pt" fo:font-style="normal" fo:text-shadow="none" style:text-underline-style="none" fo:font-weight="normal" style:font-name-asian="HGP創英角ｺﾞｼｯｸUB" style:font-size-asian="18pt" style:font-style-asian="normal" style:font-weight-asian="normal" style:font-size-complex="18pt" style:font-style-complex="normal" style:font-weight-complex="normal"/>
    </style:style>
    <style:style style:name="ce23" style:family="table-cell" style:parent-style-name="標準_5f_03_5f_基本設計書_28_WEB版_29__5f_Ver1.0_5f_2009_5f_0917">
      <style:table-cell-properties fo:border-bottom="none" fo:background-color="#ffcc99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標準_5f_03_5f_基本設計書_28_WEB版_29__5f_Ver1.0_5f_2009_5f_0917">
      <style:table-cell-properties fo:border-bottom="0.035cm solid #000000" fo:background-color="#ffcc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標準_5f_03_5f_基本設計書_28_WEB版_29__5f_Ver1.0_5f_2009_5f_0917">
      <style:table-cell-properties fo:border-bottom="none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標準_5f_03_5f_基本設計書_28_WEB版_29__5f_Ver1.0_5f_2009_5f_0917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標準_5f_03_5f_基本設計書_28_WEB版_29__5f_Ver1.0_5f_2009_5f_0917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標準_5f_03_5f_基本設計書_28_WEB版_29__5f_Ver1.0_5f_2009_5f_0917">
      <style:table-cell-properties fo:border-bottom="none" fo:background-color="#ffcc99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標準_5f_03_5f_基本設計書_28_WEB版_29__5f_Ver1.0_5f_2009_5f_0917">
      <style:table-cell-properties fo:border-bottom="0.035cm solid #000000" fo:background-color="#ffcc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標準_5f_03_5f_基本設計書_28_WEB版_29__5f_Ver1.0_5f_2009_5f_0917">
      <style:table-cell-properties fo:border-bottom="non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標準_5f_03_5f_基本設計書_28_WEB版_29__5f_Ver1.0_5f_2009_5f_0917"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標準_5f_03_5f_基本設計書_28_WEB版_29__5f_Ver1.0_5f_2009_5f_0917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標準_5f_03_5f_基本設計書_28_WEB版_29__5f_Ver1.0_5f_2009_5f_0917">
      <style:table-cell-properties fo:border-bottom="none" fo:background-color="#ffcc99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標準_5f_03_5f_基本設計書_28_WEB版_29__5f_Ver1.0_5f_2009_5f_0917">
      <style:table-cell-properties fo:border-bottom="0.035cm solid #000000" fo:background-color="#ffcc99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標準_5f_03_5f_基本設計書_28_WEB版_29__5f_Ver1.0_5f_2009_5f_0917">
      <style:table-cell-properties fo:border-bottom="none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標準_5f_03_5f_基本設計書_28_WEB版_29__5f_Ver1.0_5f_2009_5f_0917">
      <style:table-cell-properties fo:border-bottom="non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標準_5f_03_5f_基本設計書_28_WEB版_29__5f_Ver1.0_5f_2009_5f_0917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標準_5f_03_5f_基本設計書_28_WEB版_29__5f_Ver1.0_5f_2009_5f_0917" style:data-style-name="N8036">
      <style:table-cell-properties fo:border-bottom="none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標準_5f_03_5f_基本設計書_28_WEB版_29__5f_Ver1.0_5f_2009_5f_0917">
      <style:table-cell-properties fo:border-bottom="none" fo:background-color="#ffcc99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HGP創英角ｺﾞｼｯｸUB" fo:font-size="22pt" fo:font-style="normal" fo:text-shadow="none" style:text-underline-style="none" fo:font-weight="normal" style:font-name-asian="HGP創英角ｺﾞｼｯｸUB" style:font-size-asian="22pt" style:font-style-asian="normal" style:font-weight-asian="normal" style:font-size-complex="22pt" style:font-style-complex="normal" style:font-weight-complex="normal"/>
    </style:style>
    <style:style style:name="ce40" style:family="table-cell" style:parent-style-name="標準_5f_詳細設計_ff7b__ff9d__ff8c__ff9f__ff99__ff08__ff8a__ff9e__ff6f__ff81__ff09_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標準_5f_詳細設計_ff7b__ff9d__ff8c__ff9f__ff99__ff08__ff8a__ff9e__ff6f__ff81__ff09_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標準_5f_詳細設計_ff7b__ff9d__ff8c__ff9f__ff99__ff08__ff8a__ff9e__ff6f__ff81__ff09_">
      <style:table-cell-properties fo:border-bottom="none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標準_5f_詳細設計_ff7b__ff9d__ff8c__ff9f__ff99__ff08__ff8a__ff9e__ff6f__ff81__ff09_">
      <style:table-cell-properties fo:border-bottom="0.035cm solid #000000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標準_5f_詳細設計_ff7b__ff9d__ff8c__ff9f__ff99__ff08__ff8a__ff9e__ff6f__ff81__ff09_">
      <style:table-cell-properties fo:border-bottom="none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標準_5f_詳細設計_ff7b__ff9d__ff8c__ff9f__ff99__ff08__ff8a__ff9e__ff6f__ff81__ff09_">
      <style:table-cell-properties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標準_5f_詳細設計_ff7b__ff9d__ff8c__ff9f__ff99__ff08__ff8a__ff9e__ff6f__ff81__ff09_">
      <style:table-cell-properties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標準_5f_詳細設計_ff7b__ff9d__ff8c__ff9f__ff99__ff08__ff8a__ff9e__ff6f__ff81__ff09_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標準_5f_詳細設計_ff7b__ff9d__ff8c__ff9f__ff99__ff08__ff8a__ff9e__ff6f__ff81__ff09_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標準_5f_詳細設計_ff7b__ff9d__ff8c__ff9f__ff99__ff08__ff8a__ff9e__ff6f__ff81__ff09_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標準_5f_詳細設計_ff7b__ff9d__ff8c__ff9f__ff99__ff08__ff8a__ff9e__ff6f__ff81__ff09_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標準_5f_詳細設計_ff7b__ff9d__ff8c__ff9f__ff99__ff08__ff8a__ff9e__ff6f__ff81__ff09_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標準_5f_03_5f_基本設計書_28_WEB版_29__5f_Ver1.0_5f_2009_5f_0917" style:data-style-name="N8036"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標準_5f_値リスト">
      <style:table-cell-properties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標準_5f_詳細設計_ff7b__ff9d__ff8c__ff9f__ff99__ff08__ff8a__ff9e__ff6f__ff81__ff09_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標準_5f_詳細設計_ff7b__ff9d__ff8c__ff9f__ff99__ff08__ff8a__ff9e__ff6f__ff81__ff09_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標準_5f_詳細設計_ff7b__ff9d__ff8c__ff9f__ff99__ff08__ff8a__ff9e__ff6f__ff81__ff09_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標準_5f_詳細設計_ff7b__ff9d__ff8c__ff9f__ff99__ff08__ff8a__ff9e__ff6f__ff81__ff09_">
      <style:table-cell-properties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標準_5f_詳細設計_ff7b__ff9d__ff8c__ff9f__ff99__ff08__ff8a__ff9e__ff6f__ff81__ff09_" style:data-style-name="N8100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標準_5f_詳細設計_ff7b__ff9d__ff8c__ff9f__ff99__ff08__ff8a__ff9e__ff6f__ff81__ff09_" style:data-style-name="N8100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標準_5f_詳細設計_ff7b__ff9d__ff8c__ff9f__ff99__ff08__ff8a__ff9e__ff6f__ff81__ff09_" style:data-style-name="N8100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標準_5f_値リスト">
      <style:table-cell-properties fo:border-bottom="none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標準_5f_値リスト">
      <style:table-cell-properties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標準_5f_03_5f_基本設計書_28_WEB版_29__5f_Ver1.0_5f_2009_5f_0917">
      <style:table-cell-properties fo:border-bottom="none" style:diagonal-bl-tr="none" style:diagonal-tl-br="none" fo:background-color="transparent" fo:border-left="0.035cm solid #000000" fo:border-right="none" style:rotation-align="none" fo:border-top="non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標準_5f_03_5f_基本設計書_28_WEB版_29__5f_Ver1.0_5f_2009_5f_0917">
      <style:table-cell-properties fo:border-bottom="0.035cm solid #000000" fo:background-color="#99cc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標準_5f_03_5f_基本設計書_28_WEB版_29__5f_Ver1.0_5f_2009_5f_0917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標準_5f_03_5f_基本設計書_28_WEB版_29__5f_Ver1.0_5f_2009_5f_0917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標準_5f_03_5f_基本設計書_28_WEB版_29__5f_Ver1.0_5f_2009_5f_091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標準_5f_03_5f_基本設計書_28_WEB版_29__5f_Ver1.0_5f_2009_5f_0917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標準_5f_03_5f_基本設計書_28_WEB版_29__5f_Ver1.0_5f_2009_5f_091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標準_5f_03_5f_基本設計書_28_WEB版_29__5f_Ver1.0_5f_2009_5f_0917">
      <style:table-cell-properties fo:border-bottom="0.035cm solid #000000" fo:background-color="#99cc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標準_5f_03_5f_基本設計書_28_WEB版_29__5f_Ver1.0_5f_2009_5f_0917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標準_5f_03_5f_基本設計書_28_WEB版_29__5f_Ver1.0_5f_2009_5f_0917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標準_5f_03_5f_基本設計書_28_WEB版_29__5f_Ver1.0_5f_2009_5f_0917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標準_5f_03_5f_基本設計書_28_WEB版_29__5f_Ver1.0_5f_2009_5f_091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標準_5f_03_5f_基本設計書_28_WEB版_29__5f_Ver1.0_5f_2009_5f_091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標準_5f_03_5f_基本設計書_28_WEB版_29__5f_Ver1.0_5f_2009_5f_0917">
      <style:table-cell-properties fo:border-bottom="0.035cm solid #000000" fo:background-color="#99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標準_5f_03_5f_基本設計書_28_WEB版_29__5f_Ver1.0_5f_2009_5f_09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標準_5f_03_5f_基本設計書_28_WEB版_29__5f_Ver1.0_5f_2009_5f_0917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標準_5f_値リスト">
      <style:table-cell-properties fo:border-bottom="0.035cm solid #000000" fo:background-color="#99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標準_5f_値リスト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標準_5f_値リスト">
      <style:table-cell-properties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標準_5f_値リスト">
      <style:table-cell-properties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標準_5f_値リスト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標準_5f_03_5f_基本設計書_28_WEB版_29__5f_Ver1.0_5f_2009_5f_0917">
      <style:table-cell-properties fo:border-bottom="0.035cm solid #000000" fo:background-color="#99cc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標準_5f_03_5f_基本設計書_28_WEB版_29__5f_Ver1.0_5f_2009_5f_0917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標準_5f_03_5f_基本設計書_28_WEB版_29__5f_Ver1.0_5f_2009_5f_0917"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87" style:family="table-cell" style:parent-style-name="標準_5f_03_5f_基本設計書_28_WEB版_29__5f_Ver1.0_5f_2009_5f_0917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88" style:family="table-cell" style:parent-style-name="標準_5f_値リスト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89" style:family="table-cell" style:parent-style-name="標準_5f_03_5f_基本設計書_28_WEB版_29__5f_Ver1.0_5f_2009_5f_0917">
      <style:table-cell-properties fo:border-bottom="none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90" style:family="table-cell" style:parent-style-name="標準_5f_値リスト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91" style:family="table-cell" style:parent-style-name="標準_5f_03_5f_基本設計書_28_WEB版_29__5f_Ver1.0_5f_2009_5f_0917">
      <style:table-cell-properties fo:border-bottom="none" fo:background-color="#ffcc99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HGP創英角ｺﾞｼｯｸUB" fo:font-size="22pt" fo:font-style="normal" fo:text-shadow="none" style:text-underline-style="none" fo:font-weight="normal" style:font-name-asian="HGP創英角ｺﾞｼｯｸUB" style:font-size-asian="22pt" style:font-style-asian="normal" style:font-weight-asian="normal" style:font-size-complex="22pt" style:font-style-complex="normal" style:font-weight-complex="normal"/>
    </style:style>
    <style:style style:name="ce92" style:family="table-cell" style:parent-style-name="標準_5f_03_5f_基本設計書_28_WEB版_29__5f_Ver1.0_5f_2009_5f_0917">
      <style:table-cell-properties fo:border-bottom="0.035cm solid #000000" fo:background-color="#99cc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標準_5f_03_5f_基本設計書_28_WEB版_29__5f_Ver1.0_5f_2009_5f_0917">
      <style:table-cell-properties fo:border-bottom="none" style:diagonal-bl-tr="none" style:diagonal-tl-br="none" fo:background-color="transparent" fo:border-left="none" fo:border-right="0.035cm solid #000000" style:rotation-align="none" fo:border-top="non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標準_5f_03_5f_基本設計書_28_WEB版_29__5f_Ver1.0_5f_2009_5f_0917">
      <style:table-cell-properties fo:border-bottom="non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標準_5f_03_5f_基本設計書_28_WEB版_29__5f_Ver1.0_5f_2009_5f_0917">
      <style:table-cell-properties fo:border-bottom="0.002cm solid #000000" style:diagonal-bl-tr="none" style:diagonal-tl-br="none" fo:border-left="none" fo:border-right="0.035cm solid #000000" style:rotation-align="none" fo:border-top="0.002cm solid #000000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標準_5f_値リスト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標準_5f_03_5f_基本設計書_28_WEB版_29__5f_Ver1.0_5f_2009_5f_0917">
      <style:table-cell-properties fo:border-bottom="0.035cm solid #000000" fo:background-color="#99cc00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標準_20_3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標準_20_3">
      <style:table-cell-properties fo:border-bottom="none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00" style:family="table-cell" style:parent-style-name="標準_20_3"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ハイパーリンク_5f_久保田_ff09_勤怠管理システム全体設計書_ff08_マージ_ff09__5f_20110915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ハイパーリンク_5f_久保田_ff09_勤怠管理システム全体設計書_ff08_マージ_ff09__5f_20110915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ハイパーリンク_5f_久保田_ff09_勤怠管理システム全体設計書_ff08_マージ_ff09__5f_20110915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04" style:family="table-cell" style:parent-style-name="標準_5f_03_5f_基本設計書_28_WEB版_29__5f_Ver1.0_5f_2009_5f_0917">
      <style:table-cell-properties fo:border-bottom="none" style:diagonal-bl-tr="none" style:diagonal-tl-br="none" fo:background-color="transparent" fo:border-left="none" fo:border-right="none" style:rotation-align="none" fo:border-top="0.035cm solid #000000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標準_20_3">
      <style:table-cell-properties fo:border-bottom="0.002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ハイパーリンク_5f_久保田_ff09_勤怠管理システム全体設計書_ff08_マージ_ff09__5f_20110915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標準_5f_詳細設計_ff7b__ff9d__ff8c__ff9f__ff99__ff08__ff8a__ff9e__ff6f__ff81__ff09_">
      <style:table-cell-properties fo:border-bottom="none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標準_5f_詳細設計_ff7b__ff9d__ff8c__ff9f__ff99__ff08__ff8a__ff9e__ff6f__ff81__ff09_">
      <style:table-cell-properties fo:border-bottom="none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標準_5f_値リスト">
      <style:table-cell-properties fo:border-bottom="0.035cm solid #000000" fo:background-color="#99cc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標準_5f_値リスト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標準_5f_詳細設計_ff7b__ff9d__ff8c__ff9f__ff99__ff08__ff8a__ff9e__ff6f__ff81__ff09_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標準_20_3">
      <style:table-cell-properties fo:border-bottom="0.002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標準_20_3">
      <style:table-cell-properties fo:border-bottom="0.002cm solid #000000" style:diagonal-bl-tr="none" style:diagonal-tl-br="none" fo:border-left="none" fo:border-right="0.035cm solid #000000" style:rotation-align="none" fo:border-top="0.002cm solid #000000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標準_5f_03_5f_基本設計書_28_WEB版_29__5f_Ver1.0_5f_2009_5f_0917">
      <style:table-cell-properties fo:border-bottom="none" style:diagonal-bl-tr="none" style:diagonal-tl-br="none" fo:background-color="transparent" fo:border-left="0.035cm solid #000000" fo:border-right="none" style:rotation-align="none" fo:border-top="non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標準_5f_03_5f_基本設計書_28_WEB版_29__5f_Ver1.0_5f_2009_5f_0917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標準_5f_03_5f_基本設計書_28_WEB版_29__5f_Ver1.0_5f_2009_5f_0917">
      <style:table-cell-properties fo:border-bottom="0.002cm solid #000000" style:diagonal-bl-tr="none" style:diagonal-tl-br="none" fo:border-left="0.035cm solid #000000" fo:border-right="none" style:rotation-align="none" fo:border-top="0.002cm solid #000000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17" style:family="table-cell" style:parent-style-name="標準_5f_値リスト">
      <style:table-cell-properties fo:border-bottom="0.002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18" style:family="table-cell" style:parent-style-name="標準_5f_03_5f_基本設計書_28_WEB版_29__5f_Ver1.0_5f_2009_5f_0917">
      <style:table-cell-properties fo:border-bottom="0.002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19" style:family="table-cell" style:parent-style-name="標準_5f_03_5f_基本設計書_28_WEB版_29__5f_Ver1.0_5f_2009_5f_0917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20" style:family="table-cell" style:parent-style-name="標準_5f_03_5f_基本設計書_28_WEB版_29__5f_Ver1.0_5f_2009_5f_0917">
      <style:table-cell-properties fo:border-bottom="0.002cm solid #000000" style:diagonal-bl-tr="none" style:diagonal-tl-br="none" fo:border-left="0.035cm solid #000000" fo:border-right="none" style:rotation-align="none" fo:border-top="0.002cm solid #000000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21" style:family="table-cell" style:parent-style-name="標準_5f_03_5f_基本設計書_28_WEB版_29__5f_Ver1.0_5f_2009_5f_0917">
      <style:table-cell-properties fo:border-bottom="0.002cm solid #000000" style:diagonal-bl-tr="none" style:diagonal-tl-br="none" fo:border-left="0.035cm solid #000000" fo:border-right="none" style:rotation-align="none" fo:border-top="0.002cm solid #000000"/>
      <style:text-properties fo:color="#000000" style:text-outline="false" style:text-line-through-style="none" style:font-name="ＭＳ ゴシック1" fo:font-size="13pt" fo:language="none" fo:country="none" fo:font-style="normal" fo:text-shadow="none" style:text-underline-style="none" fo:font-weight="normal" style:font-name-asian="ＭＳ ゴシック1" style:font-size-asian="13pt" style:language-asian="none" style:country-asian="none" style:font-style-asian="normal" style:font-weight-asian="normal" style:font-name-complex="Yu Gothic UI" style:font-size-complex="13pt" style:language-complex="none" style:country-complex="none" style:font-style-complex="normal" style:font-weight-complex="normal"/>
    </style:style>
    <style:style style:name="ce122" style:family="table-cell" style:parent-style-name="標準_5f_03_5f_基本設計書_28_WEB版_29__5f_Ver1.0_5f_2009_5f_0917">
      <style:table-cell-properties fo:border-bottom="0.035cm solid #000000" fo:background-color="#99cc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標準_5f_03_5f_基本設計書_28_WEB版_29__5f_Ver1.0_5f_2009_5f_0917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標準_5f_03_5f_基本設計書_28_WEB版_29__5f_Ver1.0_5f_2009_5f_0917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標準_5f_03_5f_基本設計書_28_WEB版_29__5f_Ver1.0_5f_2009_5f_0917">
      <style:table-cell-properties fo:border-bottom="none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標準_5f_値リスト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標準_5f_03_5f_基本設計書_28_WEB版_29__5f_Ver1.0_5f_2009_5f_0917">
      <style:table-cell-properties fo:border-bottom="0.035cm solid #000000" fo:background-color="#99cc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標準_5f_03_5f_基本設計書_28_WEB版_29__5f_Ver1.0_5f_2009_5f_0917">
      <style:table-cell-properties fo:border-bottom="none" style:diagonal-bl-tr="none" style:diagonal-tl-br="none" fo:background-color="transparent" fo:border-left="none" fo:border-right="0.035cm solid #000000" style:rotation-align="none" fo:border-top="non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標準_5f_03_5f_基本設計書_28_WEB版_29__5f_Ver1.0_5f_2009_5f_0917">
      <style:table-cell-properties fo:border-bottom="0.002cm solid #000000" style:diagonal-bl-tr="none" style:diagonal-tl-br="none" fo:border-left="none" fo:border-right="0.035cm solid #000000" style:rotation-align="none" fo:border-top="0.002cm solid #000000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標準_5f_値リスト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標準_5f_値リスト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標準_5f_サンプル_5f_画面設計書_5f_勤怠管理システム_5f_20110615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133" style:family="table-cell" style:parent-style-name="標準_5f_03_5f_基本設計書_28_WEB版_29__5f_Ver1.0_5f_2009_5f_0917">
      <style:text-properties fo:color="#ff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標準_5f_詳細設計_ff7b__ff9d__ff8c__ff9f__ff99__ff08__ff8a__ff9e__ff6f__ff81__ff09__20_2">
      <style:table-cell-properties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HGP創英角ｺﾞｼｯｸUB" fo:font-size="18pt" fo:font-style="normal" fo:text-shadow="none" style:text-underline-style="none" fo:font-weight="normal" style:font-name-asian="HGP創英角ｺﾞｼｯｸUB" style:font-size-asian="18pt" style:font-style-asian="normal" style:font-weight-asian="normal" style:font-size-complex="18pt" style:font-style-complex="normal" style:font-weight-complex="normal"/>
    </style:style>
    <style:style style:name="ce135" style:family="table-cell" style:parent-style-name="標準_5f_値リスト_20_2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標準_5f_03_5f_基本設計書_28_WEB版_29__5f_Ver1.0_5f_2009_5f_0917_20_2">
      <style:table-cell-properties fo:border-bottom="none" fo:background-color="#ffcc99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標準_5f_03_5f_基本設計書_28_WEB版_29__5f_Ver1.0_5f_2009_5f_0917_20_2">
      <style:table-cell-properties fo:border-bottom="0.035cm solid #000000" fo:background-color="#ffcc99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標準_5f_03_5f_基本設計書_28_WEB版_29__5f_Ver1.0_5f_2009_5f_0917_20_2">
      <style:table-cell-properties fo:border-bottom="none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標準_5f_03_5f_基本設計書_28_WEB版_29__5f_Ver1.0_5f_2009_5f_0917_20_2">
      <style:table-cell-properties fo:border-bottom="non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標準_5f_03_5f_基本設計書_28_WEB版_29__5f_Ver1.0_5f_2009_5f_0917_20_2">
      <style:table-cell-properties fo:border-bottom="0.035cm solid #000000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標準_5f_値リスト_20_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標準_5f_03_5f_基本設計書_28_WEB版_29__5f_Ver1.0_5f_2009_5f_0917_20_2">
      <style:table-cell-properties fo:border-bottom="none" fo:background-color="#ffcc99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標準_5f_03_5f_基本設計書_28_WEB版_29__5f_Ver1.0_5f_2009_5f_0917_20_2">
      <style:table-cell-properties fo:border-bottom="0.035cm solid #000000" fo:background-color="#ffcc99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標準_5f_03_5f_基本設計書_28_WEB版_29__5f_Ver1.0_5f_2009_5f_0917_20_2">
      <style:table-cell-properties fo:border-bottom="none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標準_5f_03_5f_基本設計書_28_WEB版_29__5f_Ver1.0_5f_2009_5f_0917_20_2"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標準_5f_03_5f_基本設計書_28_WEB版_29__5f_Ver1.0_5f_2009_5f_0917_20_2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標準_5f_03_5f_基本設計書_28_WEB版_29__5f_Ver1.0_5f_2009_5f_0917_20_2">
      <style:table-cell-properties fo:border-bottom="none" fo:background-color="#ffcc99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HGP創英角ｺﾞｼｯｸUB" fo:font-size="22pt" fo:font-style="normal" fo:text-shadow="none" style:text-underline-style="none" fo:font-weight="normal" style:font-name-asian="HGP創英角ｺﾞｼｯｸUB" style:font-size-asian="22pt" style:font-style-asian="normal" style:font-weight-asian="normal" style:font-size-complex="22pt" style:font-style-complex="normal" style:font-weight-complex="normal"/>
    </style:style>
    <style:style style:name="ce148" style:family="table-cell" style:parent-style-name="標準_5f_詳細設計_ff7b__ff9d__ff8c__ff9f__ff99__ff08__ff8a__ff9e__ff6f__ff81__ff09__20_2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標準_5f_詳細設計_ff7b__ff9d__ff8c__ff9f__ff99__ff08__ff8a__ff9e__ff6f__ff81__ff09__20_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標準_5f_詳細設計_ff7b__ff9d__ff8c__ff9f__ff99__ff08__ff8a__ff9e__ff6f__ff81__ff09__20_2">
      <style:table-cell-properties fo:border-bottom="none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標準_5f_詳細設計_ff7b__ff9d__ff8c__ff9f__ff99__ff08__ff8a__ff9e__ff6f__ff81__ff09__20_2">
      <style:table-cell-properties fo:border-bottom="0.035cm solid #000000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標準_5f_詳細設計_ff7b__ff9d__ff8c__ff9f__ff99__ff08__ff8a__ff9e__ff6f__ff81__ff09__20_2">
      <style:table-cell-properties fo:border-bottom="none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標準_5f_詳細設計_ff7b__ff9d__ff8c__ff9f__ff99__ff08__ff8a__ff9e__ff6f__ff81__ff09__20_2">
      <style:table-cell-properties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標準_5f_詳細設計_ff7b__ff9d__ff8c__ff9f__ff99__ff08__ff8a__ff9e__ff6f__ff81__ff09__20_2">
      <style:table-cell-properties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標準_5f_詳細設計_ff7b__ff9d__ff8c__ff9f__ff99__ff08__ff8a__ff9e__ff6f__ff81__ff09__20_2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標準_5f_詳細設計_ff7b__ff9d__ff8c__ff9f__ff99__ff08__ff8a__ff9e__ff6f__ff81__ff09__20_2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標準_5f_詳細設計_ff7b__ff9d__ff8c__ff9f__ff99__ff08__ff8a__ff9e__ff6f__ff81__ff09__20_2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標準_5f_詳細設計_ff7b__ff9d__ff8c__ff9f__ff99__ff08__ff8a__ff9e__ff6f__ff81__ff09__20_2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標準_5f_詳細設計_ff7b__ff9d__ff8c__ff9f__ff99__ff08__ff8a__ff9e__ff6f__ff81__ff09__20_2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標準_5f_03_5f_基本設計書_28_WEB版_29__5f_Ver1.0_5f_2009_5f_0917_20_2" style:data-style-name="N109"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標準_5f_値リスト_20_2">
      <style:table-cell-properties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標準_5f_詳細設計_ff7b__ff9d__ff8c__ff9f__ff99__ff08__ff8a__ff9e__ff6f__ff81__ff09__20_2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標準_5f_詳細設計_ff7b__ff9d__ff8c__ff9f__ff99__ff08__ff8a__ff9e__ff6f__ff81__ff09__20_2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標準_5f_詳細設計_ff7b__ff9d__ff8c__ff9f__ff99__ff08__ff8a__ff9e__ff6f__ff81__ff09__20_2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標準_5f_詳細設計_ff7b__ff9d__ff8c__ff9f__ff99__ff08__ff8a__ff9e__ff6f__ff81__ff09__20_2">
      <style:table-cell-properties fo:border-bottom="none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標準_20_2">
      <style:table-cell-properties fo:border="none"/>
    </style:style>
    <style:style style:name="ce167" style:family="table-cell" style:parent-style-name="標準_5f_詳細設計_ff7b__ff9d__ff8c__ff9f__ff99__ff08__ff8a__ff9e__ff6f__ff81__ff09__20_2">
      <style:table-cell-properties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標準_5f_詳細設計_ff7b__ff9d__ff8c__ff9f__ff99__ff08__ff8a__ff9e__ff6f__ff81__ff09__20_2" style:data-style-name="N8100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標準_5f_詳細設計_ff7b__ff9d__ff8c__ff9f__ff99__ff08__ff8a__ff9e__ff6f__ff81__ff09__20_2" style:data-style-name="N8100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標準_5f_詳細設計_ff7b__ff9d__ff8c__ff9f__ff99__ff08__ff8a__ff9e__ff6f__ff81__ff09__20_2" style:data-style-name="N8100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標準_5f_詳細設計_ff7b__ff9d__ff8c__ff9f__ff99__ff08__ff8a__ff9e__ff6f__ff81__ff09__20_2">
      <style:table-cell-properties fo:border-bottom="none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標準_5f_値リスト_20_2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標準_5f_値リスト_20_2">
      <style:table-cell-properties fo:border-bottom="none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標準_5f_値リスト_20_2">
      <style:table-cell-properties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標準_5f_値リスト_20_2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標準_5f_値リスト_20_2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ff" draw:textarea-vertical-align="top" draw:auto-grow-height="false" fo:min-height="0cm" fo:min-width="0cm" fo:padding-top="0.101cm" fo:padding-bottom="0cm" fo:padding-left="0.177cm" fo:padding-right="0cm" fo:wrap-option="wrap"/>
    </style:style>
    <style:style style:name="gr2" style:family="graphic">
      <style:graphic-properties draw:stroke="dash" draw:stroke-dash="Dash_20_1" svg:stroke-width="0.009cm" svg:stroke-color="#000000" draw:stroke-linejoin="miter" draw:fill="none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draw:stroke="solid" svg:stroke-width="0.026cm" svg:stroke-color="#000000" draw:stroke-linejoin="miter" draw:fill="solid" draw:fill-color="#c0c0c0" draw:textarea-vertical-align="top" draw:auto-grow-height="false" fo:min-height="0cm" fo:min-width="0cm" fo:padding-top="0.05cm" fo:padding-bottom="0cm" fo:padding-left="0.101cm" fo:padding-right="0.101cm" fo:wrap-option="wrap"/>
    </style:style>
    <style:style style:name="gr4" style:family="graphic">
      <style:graphic-properties draw:stroke="solid" svg:stroke-width="0.026cm" svg:stroke-color="#000000" draw:stroke-linejoin="miter" draw:fill="solid" draw:fill-color="#ffffff" draw:textarea-vertical-align="top" draw:auto-grow-height="false" fo:min-height="0cm" fo:min-width="0cm" fo:padding-top="0.063cm" fo:padding-bottom="0cm" fo:padding-left="0.101cm" fo:padding-right="0cm" fo:wrap-option="wrap"/>
    </style:style>
    <style:style style:name="gr5" style:family="graphic">
      <style:graphic-properties draw:stroke="none" svg:stroke-width="0cm" draw:fill="none" draw:textarea-vertical-align="top" draw:auto-grow-height="false" fo:min-height="0cm" fo:min-width="0cm" fo:padding-top="0.05cm" fo:padding-bottom="0cm" fo:padding-left="0.101cm" fo:padding-right="0cm" fo:wrap-option="wrap"/>
    </style:style>
    <style:style style:name="gr6" style:family="graphic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>
      <style:graphic-properties draw:stroke="none" svg:stroke-width="0cm" draw:fill="solid" draw:fill-color="#ffffff" draw:textarea-vertical-align="top" draw:auto-grow-height="false" fo:min-height="0cm" fo:min-width="0cm" fo:padding-top="0.05cm" fo:padding-bottom="0cm" fo:padding-left="0.101cm" fo:padding-right="0cm" fo:wrap-option="wrap"/>
    </style:style>
    <style:style style:name="gr8" style:family="graphic">
      <style:graphic-properties draw:stroke="solid" svg:stroke-width="0.026cm" svg:stroke-color="#000000" draw:stroke-linejoin="miter" draw:fill="solid" draw:fill-color="#ffffff" draw:textarea-vertical-align="top" draw:auto-grow-height="false" fo:min-height="0cm" fo:min-width="0cm" fo:padding-top="0.05cm" fo:padding-bottom="0cm" fo:padding-left="0.101cm" fo:padding-right="0cm" fo:wrap-option="wrap"/>
    </style:style>
    <style:style style:name="gr9" style:family="graphic">
      <style:graphic-properties draw:stroke="solid" svg:stroke-width="0.071cm" svg:stroke-color="#000000" draw:fill="solid" draw:fill-color="#ffffff" draw:textarea-horizontal-align="center" draw:textarea-vertical-align="middle" draw:auto-grow-height="false" fo:min-height="0cm" fo:min-width="0cm" fo:padding-top="0cm" fo:padding-bottom="0cm" fo:padding-left="0cm" fo:padding-right="0cm" fo:wrap-option="no-wrap"/>
    </style:style>
    <style:style style:name="gr10" style:family="graphic">
      <style:graphic-properties draw:stroke="solid" svg:stroke-width="0.071cm" svg:stroke-color="#000000" draw:fill="solid" draw:fill-color="#b2b2b2" draw:textarea-horizontal-align="center" draw:textarea-vertical-align="middle" draw:auto-grow-height="false" fo:min-height="0cm" fo:min-width="0cm" fo:padding-top="0cm" fo:padding-bottom="0cm" fo:padding-left="0cm" fo:padding-right="0cm" fo:wrap-option="no-wrap"/>
    </style:style>
    <style:style style:name="gr11" style:family="graphic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no-wrap"/>
    </style:style>
    <style:style style:name="gr12" style:family="graphic">
      <style:graphic-properties draw:stroke="solid" svg:stroke-width="0.026cm" svg:stroke-color="#000000" draw:stroke-linejoin="miter" draw:fill="solid" draw:fill-color="#c0c0c0" draw:textarea-vertical-align="middle" draw:auto-grow-height="false" fo:min-height="0cm" fo:min-width="0cm" fo:padding-top="0.063cm" fo:padding-bottom="0.063cm" fo:padding-left="0.101cm" fo:padding-right="0.101cm" fo:wrap-option="wrap"/>
    </style:style>
    <style:style style:name="gr13" style:family="graphic">
      <style:graphic-properties draw:stroke="solid" svg:stroke-width="0.026cm" svg:stroke-color="#000000" draw:stroke-linejoin="miter" draw:fill="solid" draw:fill-color="#ffffff" draw:auto-grow-height="false" fo:min-height="0cm" fo:min-width="0cm" fo:padding-top="0.125cm" fo:padding-bottom="0.125cm" fo:padding-left="0.25cm" fo:padding-right="0.25cm" fo:wrap-option="wrap"/>
    </style:style>
    <style:style style:name="gr14" style:family="graphic">
      <style:graphic-properties draw:stroke="none" svg:stroke-width="0cm" draw:fill="solid" draw:fill-color="#ffffff" draw:textarea-vertical-align="middle" draw:auto-grow-height="false" fo:min-height="0cm" fo:min-width="0cm" fo:padding-top="0cm" fo:padding-bottom="0cm" fo:padding-left="0.05cm" fo:padding-right="0cm" fo:wrap-option="wrap"/>
    </style:style>
    <style:style style:name="gr15" style:family="graphic">
      <style:graphic-properties draw:stroke="solid" svg:stroke-width="0.026cm" svg:stroke-color="#000000" draw:stroke-linejoin="miter" draw:fill="solid" draw:fill-color="#ffffff" draw:textarea-vertical-align="middle" draw:auto-grow-height="false" fo:min-height="0cm" fo:min-width="0cm" fo:padding-top="0cm" fo:padding-bottom="0cm" fo:padding-left="0.05cm" fo:padding-right="0cm" fo:wrap-option="wrap"/>
    </style:style>
    <style:style style:name="gr16" style:family="graphic">
      <style:graphic-properties draw:stroke="none" svg:stroke-width="0cm" draw:fill="solid" draw:fill-color="#ffffff" draw:textarea-vertical-align="middle" draw:auto-grow-height="false" fo:min-height="0cm" fo:min-width="0cm" fo:padding-top="0.063cm" fo:padding-bottom="0.063cm" fo:padding-left="0.101cm" fo:padding-right="0.101cm" fo:wrap-option="wrap"/>
    </style:style>
    <style:style style:name="gr17" style:family="graphic">
      <style:graphic-properties draw:stroke="solid" svg:stroke-width="0.026cm" svg:stroke-color="#000000" draw:stroke-linejoin="round" draw:fill="solid" draw:fill-color="#ffffff" draw:auto-grow-height="false" fo:min-height="0cm" fo:min-width="0cm" fo:padding-top="0.125cm" fo:padding-bottom="0.125cm" fo:padding-left="0.25cm" fo:padding-right="0.25cm" fo:wrap-option="wrap"/>
    </style:style>
    <style:style style:name="gr18" style:family="graphic">
      <style:graphic-properties draw:stroke="solid" svg:stroke-width="0.026cm" svg:stroke-color="#808080" draw:stroke-linejoin="round" draw:fill="solid" draw:fill-color="#000000" draw:auto-grow-height="false" fo:min-height="0cm" fo:min-width="0cm" fo:padding-top="0.125cm" fo:padding-bottom="0.125cm" fo:padding-left="0.25cm" fo:padding-right="0.25cm" fo:wrap-option="wrap"/>
    </style:style>
    <style:style style:name="gr19" style:family="graphic">
      <style:graphic-properties draw:stroke="solid" svg:stroke-width="0.026cm" svg:stroke-color="#000000" draw:stroke-linejoin="miter" draw:fill="solid" draw:fill-color="#ffffff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20" style:family="graphic">
      <style:graphic-properties draw:stroke="solid" svg:stroke-width="0.026cm" svg:stroke-color="#000000" draw:stroke-linejoin="miter" draw:fill="solid" draw:fill-color="#ffffff" draw:textarea-vertical-align="middle" draw:auto-grow-height="false" fo:min-height="0cm" fo:min-width="0cm" fo:padding-top="0.063cm" fo:padding-bottom="0.063cm" fo:padding-left="0.101cm" fo:padding-right="0.101cm" fo:wrap-option="wrap"/>
    </style:style>
    <style:style style:name="gr21" style:family="graphic">
      <style:graphic-properties draw:stroke="none" svg:stroke-width="0cm" draw:fill="solid" draw:fill-color="#ffffff" draw:auto-grow-height="false" fo:min-height="0cm" fo:min-width="0cm" fo:padding-top="0.125cm" fo:padding-bottom="0.125cm" fo:padding-left="0.25cm" fo:padding-right="0.25cm" fo:wrap-option="wrap"/>
    </style:style>
    <style:style style:name="gr22" style:family="graphic">
      <style:graphic-properties draw:stroke="solid" svg:stroke-width="0.026cm" svg:stroke-color="#000000" draw:stroke-linejoin="miter" draw:fill="solid" draw:fill-color="#c0c0c0" draw:textarea-vertical-align="middle" draw:auto-grow-height="false" fo:min-height="0cm" fo:min-width="0cm" fo:padding-top="0.05cm" fo:padding-bottom="0.05cm" fo:padding-left="0.101cm" fo:padding-right="0.101cm" fo:wrap-option="wrap"/>
    </style:style>
    <style:style style:name="gr23" style:family="graphic">
      <style:graphic-properties draw:stroke="solid" svg:stroke-width="0.053cm" svg:stroke-color="#000000" draw:stroke-linejoin="miter" draw:fill="solid" draw:fill-color="#ffffff" draw:textarea-vertical-align="middle" draw:auto-grow-height="false" fo:min-height="0cm" fo:min-width="0cm" fo:padding-top="0.076cm" fo:padding-bottom="0.076cm" fo:padding-left="0.127cm" fo:padding-right="0.127cm" fo:wrap-option="wrap"/>
    </style:style>
    <style:style style:name="gr24" style:family="graphic">
      <style:graphic-properties draw:stroke="solid" svg:stroke-width="0.026cm" svg:stroke-color="#000000" draw:stroke-linejoin="miter" draw:fill="solid" draw:fill-color="#ffffff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25" style:family="graphic">
      <style:graphic-properties draw:stroke="solid" svg:stroke-width="0.026cm" svg:stroke-color="#000000" draw:stroke-linejoin="miter" draw:fill="solid" draw:fill-color="#ffffff" draw:textarea-vertical-align="middle" draw:auto-grow-height="false" fo:min-height="0cm" fo:min-width="0cm" fo:padding-top="0cm" fo:padding-bottom="0cm" fo:padding-left="0.05cm" fo:padding-right="0cm" fo:wrap-option="wrap"/>
    </style:style>
    <style:style style:name="gr26" style:family="graphic">
      <style:graphic-properties draw:stroke="none" svg:stroke-width="0cm" draw:fill="solid" draw:fill-color="#ffffff" draw:textarea-vertical-align="middle" draw:auto-grow-height="false" fo:min-height="0cm" fo:min-width="0cm" fo:padding-top="0.063cm" fo:padding-bottom="0.063cm" fo:padding-left="0.101cm" fo:padding-right="0cm" fo:wrap-option="wrap"/>
    </style:style>
    <style:style style:name="gr27" style:family="graphic">
      <style:graphic-properties draw:stroke="none" svg:stroke-width="0cm" draw:fill="solid" draw:fill-color="#ffffff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28" style:family="graphic">
      <style:graphic-properties draw:stroke="solid" svg:stroke-width="0.026cm" svg:stroke-color="#000000" draw:marker-end="msArrowOpenEnd_20_5" draw:marker-end-width="0.315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P1" style:family="paragraph">
      <style:paragraph-properties fo:text-align="start" style:writing-mode="lr-tb"/>
    </style:style>
    <style:style style:name="P2" style:family="paragraph">
      <style:text-properties fo:font-size="18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style:line-height-at-least="0.423cm" fo:text-align="start" style:writing-mode="lr-tb"/>
      <style:text-properties fo:font-size="18pt"/>
    </style:style>
    <style:style style:name="P5" style:family="paragraph">
      <style:paragraph-properties style:line-height-at-least="0.388cm" fo:text-align="start" style:writing-mode="lr-tb"/>
      <style:text-properties fo:font-size="18pt"/>
    </style:style>
    <style:style style:name="P6" style:family="paragraph">
      <style:paragraph-properties style:line-height-at-least="0.388cm" fo:text-align="start" style:writing-mode="lr-tb"/>
    </style:style>
    <style:style style:name="P7" style:family="paragraph">
      <style:paragraph-properties style:line-height-at-least="0.423cm" fo:text-align="start" style:writing-mode="lr-tb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margin-left="0cm" fo:margin-right="0cm" fo:margin-top="0cm" fo:margin-bottom="0cm" style:line-height-at-least="0.423cm" fo:text-align="start" fo:text-indent="0cm" style:punctuation-wrap="hanging" style:writing-mode="lr-tb"/>
      <style:text-properties fo:hyphenate="false"/>
    </style:style>
    <style:style style:name="P10" style:family="paragraph">
      <style:paragraph-properties fo:text-align="center" style:punctuation-wrap="simple" style:writing-mode="lr-tb"/>
    </style:style>
    <style:style style:name="P11" style:family="paragraph">
      <style:paragraph-properties fo:text-align="center" style:punctuation-wrap="simple" style:writing-mode="lr-tb"/>
      <style:text-properties fo:font-size="18pt"/>
    </style:style>
    <style:style style:name="P12" style:family="paragraph">
      <style:paragraph-properties style:punctuation-wrap="simple" style:writing-mode="lr-tb"/>
    </style:style>
    <style:style style:name="P13" style:family="paragraph">
      <style:paragraph-properties style:punctuation-wrap="simple" style:writing-mode="lr-tb"/>
      <style:text-properties fo:font-size="18pt"/>
    </style:style>
    <style:style style:name="P14" style:family="paragraph">
      <style:paragraph-properties fo:text-align="center" style:writing-mode="lr-tb"/>
      <style:text-properties fo:font-size="18pt"/>
    </style:style>
    <style:style style:name="P15" style:family="paragraph">
      <style:paragraph-properties fo:text-align="start" style:punctuation-wrap="simple" style:writing-mode="lr-tb"/>
    </style:style>
    <style:style style:name="T1" style:family="text">
      <style:text-properties fo:color="#000000" style:text-line-through-style="none" fo:font-family="'ＭＳ Ｐゴシック'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color="#000000" style:text-line-through-style="none" fo:font-family="'ＭＳ Ｐゴシック'" fo:font-size="10pt" fo:letter-spacing="normal" fo:font-style="normal" style:text-underline-style="none" fo:font-weight="normal" style:font-family-asian="'ＭＳ Ｐゴシック'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000000" style:text-line-through-style="none" fo:font-family="Calibri" fo:font-size="10pt" fo:letter-spacing="normal" fo:font-style="normal" style:text-underline-style="none" fo:font-weight="normal" style:font-family-asian="'ＭＳ Ｐゴシック'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text-line-through-style="none" fo:font-family="'Times New Roman'" style:font-family-generic="roman" fo:font-size="10pt" fo:letter-spacing="normal" fo:font-style="normal" style:text-underline-style="none" fo:font-weight="normal" style:font-family-asian="'ＭＳ Ｐ明朝'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style:text-line-through-style="none" fo:font-family="'ＭＳ Ｐ明朝'" fo:font-size="10.5pt" fo:letter-spacing="normal" fo:font-style="normal" style:text-underline-style="none" fo:font-weight="normal" style:font-family-asian="'ＭＳ Ｐ明朝'" style:font-size-asian="10.5pt" style:font-style-asian="normal" style:font-weight-asian="normal" style:font-size-complex="10.5pt" style:font-style-complex="normal" style:font-weight-complex="normal"/>
    </style:style>
    <style:style style:name="T6" style:family="text">
      <style:text-properties fo:color="#000000" style:text-line-through-style="none" fo:font-family="'ＭＳ Ｐ明朝'" fo:font-size="7pt" fo:letter-spacing="normal" fo:font-style="normal" style:text-underline-style="none" fo:font-weight="normal" style:font-family-asian="'ＭＳ Ｐ明朝'" style:font-size-asian="7pt" style:font-style-asian="normal" style:font-weight-asian="normal" style:font-size-complex="7pt" style:font-style-complex="normal" style:font-weight-complex="normal"/>
    </style:style>
    <style:style style:name="T7" style:family="text">
      <style:text-properties fo:color="#000000" style:text-line-through-style="none" fo:font-family="'Times New Roman'" fo:font-size="6pt" fo:letter-spacing="normal" fo:font-style="normal" style:text-underline-style="none" fo:font-weight="normal" style:font-size-asian="6pt" style:font-style-asian="normal" style:font-weight-asian="normal" style:font-family-complex="'Times New Roman'" style:font-size-complex="6pt" style:font-style-complex="normal" style:font-weight-complex="normal"/>
    </style:style>
    <style:style style:name="T8" style:family="text">
      <style:text-properties style:text-line-through-style="none" fo:font-family="'Times New Roman'" style:font-family-generic="roman" fo:font-size="6pt" fo:letter-spacing="normal" fo:font-style="normal" style:text-underline-style="none" fo:font-weight="normal" style:font-family-asian="'ＭＳ Ｐ明朝'" style:font-size-asian="6pt" style:font-style-asian="normal" style:font-weight-asian="normal" style:font-size-complex="6pt" style:font-style-complex="normal" style:font-weight-complex="normal"/>
    </style:style>
    <style:style style:name="T9" style:family="text">
      <style:text-properties style:text-line-through-style="none" fo:font-family="'Times New Roman'" style:font-family-generic="roman" fo:font-size="12pt" fo:letter-spacing="normal" fo:font-style="normal" style:text-underline-style="none" fo:font-weight="normal" style:font-family-asian="'ＭＳ Ｐ明朝'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style:text-line-through-style="none" fo:font-family="'ＭＳ Ｐ明朝'" fo:font-size="9pt" fo:letter-spacing="normal" fo:font-style="normal" style:text-underline-style="none" fo:font-weight="normal" style:font-family-asian="'ＭＳ Ｐ明朝'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fo:color="#000000" style:text-line-through-style="none" fo:font-family="'ＭＳ Ｐ明朝'" fo:font-size="6pt" fo:letter-spacing="normal" fo:font-style="normal" style:text-underline-style="none" fo:font-weight="normal" style:font-family-asian="'ＭＳ Ｐ明朝'" style:font-size-asian="6pt" style:font-style-asian="normal" style:font-weight-asian="normal" style:font-size-complex="6pt" style:font-style-complex="normal" style:font-weight-complex="normal"/>
    </style:style>
    <style:style style:name="T12" style:family="text">
      <style:text-properties fo:color="#000000" style:text-line-through-style="none" fo:font-family="'Times New Roman'" fo:font-size="6pt" fo:letter-spacing="normal" fo:font-style="normal" style:text-underline-style="none" fo:font-weight="normal" style:font-family-asian="'ＭＳ Ｐ明朝'" style:font-size-asian="6pt" style:font-style-asian="normal" style:font-weight-asian="normal" style:font-family-complex="'Times New Roman'" style:font-size-complex="6pt" style:font-style-complex="normal" style:font-weight-complex="normal"/>
    </style:style>
    <style:style style:name="T13" style:family="text">
      <style:text-properties fo:color="#000000" style:text-line-through-style="none" fo:font-family="'ＭＳ Ｐ明朝'" fo:font-size="8pt" fo:letter-spacing="normal" fo:font-style="normal" style:text-underline-style="none" fo:font-weight="normal" style:font-family-asian="'ＭＳ Ｐ明朝'" style:font-size-asian="8pt" style:font-style-asian="normal" style:font-weight-asian="normal" style:font-size-complex="8pt" style:font-style-complex="normal" style:font-weight-complex="normal"/>
    </style:style>
    <style:style style:name="T14" style:family="text">
      <style:text-properties fo:color="#000000" style:text-line-through-style="none" fo:font-family="'ＭＳ ゴシック'" fo:font-size="9pt" fo:letter-spacing="normal" fo:font-style="normal" style:text-underline-style="none" fo:font-weight="normal" style:font-family-asian="'ＭＳ ゴシック'" style:font-size-asian="9pt" style:font-style-asian="normal" style:font-weight-asian="normal" style:font-size-complex="9pt" style:font-style-complex="normal" style:font-weight-complex="normal"/>
    </style:style>
    <style:style style:name="T15" style:family="text">
      <style:text-properties fo:color="#000000" style:text-line-through-style="none" fo:font-family="'ＭＳ Ｐ明朝'" fo:font-size="12pt" fo:letter-spacing="normal" fo:font-style="normal" style:text-underline-style="none" fo:font-weight="normal" style:font-family-asian="'ＭＳ Ｐ明朝'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ff" style:text-line-through-style="none" fo:font-family="'ＭＳ ゴシック'" fo:font-size="11pt" fo:letter-spacing="normal" fo:font-style="normal" style:text-underline-style="none" fo:font-weight="bold" style:font-family-asian="'ＭＳ ゴシック'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color="#000000" style:text-line-through-style="none" fo:font-family="'ＭＳ ゴシック'" fo:font-size="7pt" fo:letter-spacing="normal" fo:font-style="normal" style:text-underline-style="none" fo:font-weight="normal" style:font-family-asian="'ＭＳ ゴシック'" style:font-size-asian="7pt" style:font-style-asian="normal" style:font-weight-asian="normal" style:font-size-complex="7pt" style:font-style-complex="normal" style:font-weight-complex="normal"/>
    </style:style>
    <style:style style:name="T18" style:family="text">
      <style:text-properties fo:color="#3399ff" style:text-line-through-style="none" fo:font-family="'ＭＳ ゴシック'" fo:font-size="7pt" fo:letter-spacing="normal" fo:font-style="normal" style:text-underline-style="none" fo:font-weight="normal" style:font-family-asian="'ＭＳ ゴシック'" style:font-size-asian="7pt" style:font-style-asian="normal" style:font-weight-asian="normal" style:font-size-complex="7pt" style:font-style-complex="normal" style:font-weight-complex="normal"/>
    </style:style>
    <style:style style:name="T19" style:family="text">
      <style:text-properties fo:color="#0000ff" style:text-line-through-style="none" fo:font-family="'ＭＳ ゴシック'" style:font-family-generic="modern" fo:font-size="11pt" fo:letter-spacing="normal" fo:font-style="normal" style:text-underline-style="none" fo:font-weight="bold" style:font-family-asian="'ＭＳ ゴシック'" style:font-pitch-asian="variable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fo:color="#000000" style:text-line-through-style="none" fo:font-family="HGｺﾞｼｯｸM" style:font-family-generic="modern" fo:font-size="9pt" fo:letter-spacing="normal" fo:font-style="normal" style:text-underline-style="none" fo:font-weight="normal" style:font-family-asian="'ＭＳ Ｐ明朝'" style:font-size-asian="9pt" style:font-style-asian="normal" style:font-weight-asian="normal" style:font-family-complex="HGｺﾞｼｯｸM" style:font-family-generic-complex="modern" style:font-size-complex="9pt" style:font-style-complex="normal" style:font-weight-complex="normal"/>
    </style:style>
    <style:style style:name="T21" style:family="text">
      <style:text-properties fo:color="#000000" style:text-line-through-style="none" fo:font-family="HGｺﾞｼｯｸM" style:font-family-generic="modern" fo:font-size="8pt" fo:letter-spacing="normal" fo:font-style="normal" style:text-underline-style="none" fo:font-weight="normal" style:font-family-asian="'ＭＳ Ｐ明朝'" style:font-size-asian="8pt" style:font-style-asian="normal" style:font-weight-asian="normal" style:font-family-complex="HGｺﾞｼｯｸM" style:font-family-generic-complex="modern" style:font-size-complex="8pt" style:font-style-complex="normal" style:font-weight-complex="normal"/>
    </style:style>
    <style:style style:name="T22" style:family="text">
      <style:text-properties fo:color="#ff0000" style:text-line-through-style="none" fo:font-family="HGｺﾞｼｯｸM" style:font-family-generic="modern" fo:font-size="9pt" fo:letter-spacing="normal" fo:font-style="normal" style:text-underline-style="none" fo:font-weight="normal" style:font-family-asian="'ＭＳ Ｐ明朝'" style:font-size-asian="9pt" style:font-style-asian="normal" style:font-weight-asian="normal" style:font-family-complex="HGｺﾞｼｯｸM" style:font-family-generic-complex="modern" style:font-size-complex="9pt" style:font-style-complex="normal" style:font-weight-complex="normal"/>
    </style:style>
    <style:style style:name="T23" style:family="text">
      <style:text-properties fo:color="#000000" style:text-line-through-style="none" fo:font-family="'ＭＳ ゴシック'" style:font-family-generic="modern" fo:font-size="9pt" fo:letter-spacing="normal" fo:font-style="normal" style:text-underline-style="none" fo:font-weight="normal" style:font-family-asian="'ＭＳ ゴシック'" style:font-pitch-asian="variable" style:font-size-asian="9pt" style:font-style-asian="normal" style:font-weight-asian="normal" style:font-size-complex="9pt" style:font-style-complex="normal" style:font-weight-complex="normal"/>
    </style:style>
    <style:style style:name="T24" style:family="text">
      <style:text-properties style:font-name="ＭＳ ゴシック" style:font-name-asian="ＭＳ ゴシック" style:font-name-complex="Arial1"/>
    </style:style>
    <style:style style:name="T25" style:family="text">
      <style:text-properties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表紙" table:style-name="ta1" table:print="false">
        <office:forms form:automatic-focus="false" form:apply-design-mode="false"/>
        <table:table-column table:style-name="co1" table:number-columns-repeated="1024" table:default-cell-style-name="ce4"/>
        <table:table-row table:style-name="ro1">
          <table:table-cell table:style-name="ce1"/>
          <table:table-cell table:style-name="ce5" table:number-columns-repeated="77"/>
          <table:table-cell table:style-name="ce19"/>
          <table:table-cell table:number-columns-repeated="945"/>
        </table:table-row>
        <table:table-row table:style-name="ro1" table:number-rows-repeated="3">
          <table:table-cell table:style-name="ce2"/>
          <table:table-cell table:number-columns-repeated="77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8"/>
          <table:table-cell table:style-name="ce7" office:value-type="string" table:number-columns-spanned="62" table:number-rows-spanned="5">
            <text:p>画面設計書</text:p>
          </table:table-cell>
          <table:covered-table-cell table:number-columns-repeated="61" table:style-name="ce7"/>
          <table:table-cell table:number-columns-repeated="7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8"/>
          <table:covered-table-cell table:number-columns-repeated="62" table:style-name="ce7"/>
          <table:table-cell table:number-columns-repeated="7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8"/>
          <table:covered-table-cell table:number-columns-repeated="62" table:style-name="ce7"/>
          <table:table-cell table:number-columns-repeated="7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8"/>
          <table:covered-table-cell table:number-columns-repeated="62" table:style-name="ce7"/>
          <table:table-cell table:number-columns-repeated="7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8"/>
          <table:covered-table-cell table:number-columns-repeated="62" table:style-name="ce7"/>
          <table:table-cell table:number-columns-repeated="7"/>
          <table:table-cell table:style-name="ce20"/>
          <table:table-cell table:number-columns-repeated="945"/>
        </table:table-row>
        <table:table-row table:style-name="ro1" table:number-rows-repeated="2">
          <table:table-cell table:style-name="ce2"/>
          <table:table-cell table:number-columns-repeated="77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12"/>
          <table:table-cell table:style-name="ce8" table:number-columns-repeated="2"/>
          <table:table-cell table:style-name="ce12" office:value-type="string" table:number-columns-spanned="10" table:number-rows-spanned="2">
            <text:p>■ プロジェクト名</text:p>
          </table:table-cell>
          <table:covered-table-cell table:number-columns-repeated="9" table:style-name="ce12"/>
          <table:table-cell table:style-name="ce16" office:value-type="string" table:number-columns-spanned="40" table:number-rows-spanned="2">
            <text:p>ユニフォーム予約管理</text:p>
          </table:table-cell>
          <table:covered-table-cell table:number-columns-repeated="39" table:style-name="ce16"/>
          <table:table-cell table:style-name="ce8" table:number-columns-repeated="3"/>
          <table:table-cell table:number-columns-repeated="10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12"/>
          <table:table-cell table:style-name="ce8" table:number-columns-repeated="2"/>
          <table:covered-table-cell table:number-columns-repeated="10" table:style-name="ce12"/>
          <table:covered-table-cell table:number-columns-repeated="40" table:style-name="ce16"/>
          <table:table-cell table:style-name="ce8" table:number-columns-repeated="3"/>
          <table:table-cell table:number-columns-repeated="10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12"/>
          <table:table-cell table:style-name="ce8" table:number-columns-repeated="2"/>
          <table:table-cell table:style-name="ce13" office:value-type="string" table:number-columns-spanned="10" table:number-rows-spanned="2">
            <text:p>■ システム名</text:p>
          </table:table-cell>
          <table:covered-table-cell table:number-columns-repeated="9" table:style-name="ce13"/>
          <table:table-cell table:style-name="ce17" office:value-type="string" table:number-columns-spanned="40" table:number-rows-spanned="2">
            <text:p>受注管理システム</text:p>
          </table:table-cell>
          <table:covered-table-cell table:number-columns-repeated="39" table:style-name="ce17"/>
          <table:table-cell table:style-name="ce8" table:number-columns-repeated="3"/>
          <table:table-cell table:number-columns-repeated="10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12"/>
          <table:table-cell table:style-name="ce8" table:number-columns-repeated="2"/>
          <table:covered-table-cell table:number-columns-repeated="10" table:style-name="ce13"/>
          <table:covered-table-cell table:number-columns-repeated="40" table:style-name="ce17"/>
          <table:table-cell table:style-name="ce8" table:number-columns-repeated="3"/>
          <table:table-cell table:number-columns-repeated="10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12"/>
          <table:table-cell table:style-name="ce8" table:number-columns-repeated="2"/>
          <table:table-cell table:style-name="ce13" office:value-type="string" table:number-columns-spanned="10" table:number-rows-spanned="2">
            <text:p>■ 文書管理番号</text:p>
          </table:table-cell>
          <table:covered-table-cell table:number-columns-repeated="9" table:style-name="ce13"/>
          <table:table-cell table:style-name="ce17" table:number-columns-spanned="40" table:number-rows-spanned="2"/>
          <table:covered-table-cell table:number-columns-repeated="39" table:style-name="ce17"/>
          <table:table-cell table:style-name="ce8" table:number-columns-repeated="3"/>
          <table:table-cell table:number-columns-repeated="10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12"/>
          <table:table-cell table:style-name="ce8" table:number-columns-repeated="2"/>
          <table:covered-table-cell table:number-columns-repeated="10" table:style-name="ce13"/>
          <table:covered-table-cell table:number-columns-repeated="40" table:style-name="ce17"/>
          <table:table-cell table:style-name="ce8" table:number-columns-repeated="3"/>
          <table:table-cell table:number-columns-repeated="10"/>
          <table:table-cell table:style-name="ce20"/>
          <table:table-cell table:number-columns-repeated="945"/>
        </table:table-row>
        <table:table-row table:style-name="ro1" table:number-rows-repeated="8">
          <table:table-cell table:style-name="ce2"/>
          <table:table-cell table:number-columns-repeated="77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12"/>
          <table:table-cell table:style-name="ce1"/>
          <table:table-cell table:style-name="ce5" table:number-columns-repeated="5"/>
          <table:table-cell table:style-name="ce14" office:value-type="string" table:number-columns-spanned="24" table:number-rows-spanned="1">
            <text:p>審査</text:p>
          </table:table-cell>
          <table:covered-table-cell table:number-columns-repeated="23" table:style-name="ce14"/>
          <table:table-cell table:style-name="ce14" office:value-type="string" table:number-columns-spanned="24" table:number-rows-spanned="1">
            <text:p>承認</text:p>
          </table:table-cell>
          <table:covered-table-cell table:number-columns-repeated="23" table:style-name="ce14"/>
          <table:table-cell table:number-columns-repeated="11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12"/>
          <table:table-cell table:style-name="ce9" office:value-type="string" table:number-columns-spanned="6" table:number-rows-spanned="1">
            <text:p>版</text:p>
          </table:table-cell>
          <table:covered-table-cell table:number-columns-repeated="5" table:style-name="ce9"/>
          <table:table-cell table:style-name="ce14" office:value-type="string" table:number-columns-spanned="13" table:number-rows-spanned="1">
            <text:p>氏名</text:p>
          </table:table-cell>
          <table:covered-table-cell table:number-columns-repeated="12" table:style-name="ce14"/>
          <table:table-cell table:style-name="ce14" office:value-type="string" table:number-columns-spanned="6" table:number-rows-spanned="1">
            <text:p>日付</text:p>
          </table:table-cell>
          <table:covered-table-cell table:number-columns-repeated="5" table:style-name="ce14"/>
          <table:table-cell table:style-name="ce14" office:value-type="string" table:number-columns-spanned="5" table:number-rows-spanned="1">
            <text:p>印</text:p>
          </table:table-cell>
          <table:covered-table-cell table:number-columns-repeated="4" table:style-name="ce14"/>
          <table:table-cell table:style-name="ce14" office:value-type="string" table:number-columns-spanned="13" table:number-rows-spanned="1">
            <text:p>氏名</text:p>
          </table:table-cell>
          <table:covered-table-cell table:number-columns-repeated="12" table:style-name="ce14"/>
          <table:table-cell table:style-name="ce14" office:value-type="string" table:number-columns-spanned="6" table:number-rows-spanned="1">
            <text:p>日付</text:p>
          </table:table-cell>
          <table:covered-table-cell table:number-columns-repeated="5" table:style-name="ce14"/>
          <table:table-cell table:style-name="ce14" office:value-type="string" table:number-columns-spanned="5" table:number-rows-spanned="1">
            <text:p>印</text:p>
          </table:table-cell>
          <table:covered-table-cell table:number-columns-repeated="4" table:style-name="ce14"/>
          <table:table-cell table:number-columns-repeated="11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12"/>
          <table:table-cell table:style-name="ce10" office:value-type="string" table:number-columns-spanned="6" table:number-rows-spanned="4">
            <text:p>1.0</text:p>
          </table:table-cell>
          <table:covered-table-cell table:number-columns-repeated="5" table:style-name="ce10"/>
          <table:table-cell table:style-name="ce15" office:value-type="string" table:number-columns-spanned="13" table:number-rows-spanned="4">
            <text:p>麻谷有輝</text:p>
          </table:table-cell>
          <table:covered-table-cell table:number-columns-repeated="12" table:style-name="ce15"/>
          <table:table-cell table:style-name="ce11" office:value-type="string" table:number-columns-spanned="6" table:number-rows-spanned="4">
            <text:p>2024/06/19</text:p>
          </table:table-cell>
          <table:covered-table-cell table:number-columns-repeated="5" table:style-name="ce11"/>
          <table:table-cell table:style-name="ce11" table:number-columns-spanned="5" table:number-rows-spanned="4"/>
          <table:covered-table-cell table:number-columns-repeated="4" table:style-name="ce11"/>
          <table:table-cell table:style-name="ce15" table:number-columns-spanned="13" table:number-rows-spanned="4"/>
          <table:covered-table-cell table:number-columns-repeated="12" table:style-name="ce15"/>
          <table:table-cell table:style-name="ce11" table:number-columns-spanned="6" table:number-rows-spanned="4"/>
          <table:covered-table-cell table:number-columns-repeated="5" table:style-name="ce11"/>
          <table:table-cell table:style-name="ce18" table:number-columns-spanned="5" table:number-rows-spanned="4"/>
          <table:covered-table-cell table:number-columns-repeated="4" table:style-name="ce18"/>
          <table:table-cell table:number-columns-repeated="11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0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6" table:style-name="ce11"/>
          <table:covered-table-cell table:number-columns-repeated="5" table:style-name="ce18"/>
          <table:table-cell table:number-columns-repeated="11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0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6" table:style-name="ce11"/>
          <table:covered-table-cell table:number-columns-repeated="5" table:style-name="ce18"/>
          <table:table-cell table:number-columns-repeated="11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0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6" table:style-name="ce11"/>
          <table:covered-table-cell table:number-columns-repeated="5" table:style-name="ce18"/>
          <table:table-cell table:number-columns-repeated="11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12"/>
          <table:table-cell table:style-name="ce10" table:number-columns-spanned="6" table:number-rows-spanned="4"/>
          <table:covered-table-cell table:number-columns-repeated="5" table:style-name="ce10"/>
          <table:table-cell table:style-name="ce15" table:number-columns-spanned="13" table:number-rows-spanned="4"/>
          <table:covered-table-cell table:number-columns-repeated="12" table:style-name="ce15"/>
          <table:table-cell table:style-name="ce11" table:number-columns-spanned="6" table:number-rows-spanned="4"/>
          <table:covered-table-cell table:number-columns-repeated="5" table:style-name="ce11"/>
          <table:table-cell table:style-name="ce11" table:number-columns-spanned="5" table:number-rows-spanned="4"/>
          <table:covered-table-cell table:number-columns-repeated="4" table:style-name="ce11"/>
          <table:table-cell table:style-name="ce15" table:number-columns-spanned="13" table:number-rows-spanned="4"/>
          <table:covered-table-cell table:number-columns-repeated="12" table:style-name="ce15"/>
          <table:table-cell table:style-name="ce11" table:number-columns-spanned="6" table:number-rows-spanned="4"/>
          <table:covered-table-cell table:number-columns-repeated="5" table:style-name="ce11"/>
          <table:table-cell table:style-name="ce18" table:number-columns-spanned="5" table:number-rows-spanned="4"/>
          <table:covered-table-cell table:number-columns-repeated="4" table:style-name="ce18"/>
          <table:table-cell table:number-columns-repeated="11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0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6" table:style-name="ce11"/>
          <table:covered-table-cell table:number-columns-repeated="5" table:style-name="ce18"/>
          <table:table-cell table:number-columns-repeated="11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0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6" table:style-name="ce11"/>
          <table:covered-table-cell table:number-columns-repeated="5" table:style-name="ce18"/>
          <table:table-cell table:number-columns-repeated="11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0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6" table:style-name="ce11"/>
          <table:covered-table-cell table:number-columns-repeated="5" table:style-name="ce18"/>
          <table:table-cell table:number-columns-repeated="11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12"/>
          <table:table-cell table:style-name="ce11" table:number-columns-spanned="6" table:number-rows-spanned="4"/>
          <table:covered-table-cell table:number-columns-repeated="5" table:style-name="ce11"/>
          <table:table-cell table:style-name="ce15" table:number-columns-spanned="13" table:number-rows-spanned="4"/>
          <table:covered-table-cell table:number-columns-repeated="12" table:style-name="ce15"/>
          <table:table-cell table:style-name="ce11" table:number-columns-spanned="6" table:number-rows-spanned="4"/>
          <table:covered-table-cell table:number-columns-repeated="5" table:style-name="ce11"/>
          <table:table-cell table:style-name="ce11" table:number-columns-spanned="5" table:number-rows-spanned="4"/>
          <table:covered-table-cell table:number-columns-repeated="4" table:style-name="ce11"/>
          <table:table-cell table:style-name="ce15" table:number-columns-spanned="13" table:number-rows-spanned="4"/>
          <table:covered-table-cell table:number-columns-repeated="12" table:style-name="ce15"/>
          <table:table-cell table:style-name="ce11" table:number-columns-spanned="6" table:number-rows-spanned="4"/>
          <table:covered-table-cell table:number-columns-repeated="5" table:style-name="ce11"/>
          <table:table-cell table:style-name="ce11" table:number-columns-spanned="5" table:number-rows-spanned="4"/>
          <table:covered-table-cell table:number-columns-repeated="4" table:style-name="ce11"/>
          <table:table-cell table:number-columns-repeated="11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1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11" table:style-name="ce11"/>
          <table:table-cell table:number-columns-repeated="11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1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11" table:style-name="ce11"/>
          <table:table-cell table:number-columns-repeated="11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1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11" table:style-name="ce11"/>
          <table:table-cell table:number-columns-repeated="11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12"/>
          <table:table-cell table:style-name="ce11" table:number-columns-spanned="6" table:number-rows-spanned="4"/>
          <table:covered-table-cell table:number-columns-repeated="5" table:style-name="ce11"/>
          <table:table-cell table:style-name="ce15" table:number-columns-spanned="13" table:number-rows-spanned="4"/>
          <table:covered-table-cell table:number-columns-repeated="12" table:style-name="ce15"/>
          <table:table-cell table:style-name="ce11" table:number-columns-spanned="6" table:number-rows-spanned="4"/>
          <table:covered-table-cell table:number-columns-repeated="5" table:style-name="ce11"/>
          <table:table-cell table:style-name="ce11" table:number-columns-spanned="5" table:number-rows-spanned="4"/>
          <table:covered-table-cell table:number-columns-repeated="4" table:style-name="ce11"/>
          <table:table-cell table:style-name="ce15" table:number-columns-spanned="13" table:number-rows-spanned="4"/>
          <table:covered-table-cell table:number-columns-repeated="12" table:style-name="ce15"/>
          <table:table-cell table:style-name="ce11" table:number-columns-spanned="6" table:number-rows-spanned="4"/>
          <table:covered-table-cell table:number-columns-repeated="5" table:style-name="ce11"/>
          <table:table-cell table:style-name="ce11" table:number-columns-spanned="5" table:number-rows-spanned="4"/>
          <table:covered-table-cell table:number-columns-repeated="4" table:style-name="ce11"/>
          <table:table-cell table:number-columns-repeated="11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1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11" table:style-name="ce11"/>
          <table:table-cell table:number-columns-repeated="11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1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11" table:style-name="ce11"/>
          <table:table-cell table:number-columns-repeated="11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1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11" table:style-name="ce11"/>
          <table:table-cell table:number-columns-repeated="11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12"/>
          <table:table-cell table:style-name="ce11" table:number-columns-spanned="6" table:number-rows-spanned="4"/>
          <table:covered-table-cell table:number-columns-repeated="5" table:style-name="ce11"/>
          <table:table-cell table:style-name="ce15" table:number-columns-spanned="13" table:number-rows-spanned="4"/>
          <table:covered-table-cell table:number-columns-repeated="12" table:style-name="ce15"/>
          <table:table-cell table:style-name="ce11" table:number-columns-spanned="6" table:number-rows-spanned="4"/>
          <table:covered-table-cell table:number-columns-repeated="5" table:style-name="ce11"/>
          <table:table-cell table:style-name="ce11" table:number-columns-spanned="5" table:number-rows-spanned="4"/>
          <table:covered-table-cell table:number-columns-repeated="4" table:style-name="ce11"/>
          <table:table-cell table:style-name="ce15" table:number-columns-spanned="13" table:number-rows-spanned="4"/>
          <table:covered-table-cell table:number-columns-repeated="12" table:style-name="ce15"/>
          <table:table-cell table:style-name="ce11" table:number-columns-spanned="6" table:number-rows-spanned="4"/>
          <table:covered-table-cell table:number-columns-repeated="5" table:style-name="ce11"/>
          <table:table-cell table:style-name="ce11" table:number-columns-spanned="5" table:number-rows-spanned="4"/>
          <table:covered-table-cell table:number-columns-repeated="4" table:style-name="ce11"/>
          <table:table-cell table:number-columns-repeated="11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1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11" table:style-name="ce11"/>
          <table:table-cell table:number-columns-repeated="11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1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11" table:style-name="ce11"/>
          <table:table-cell table:number-columns-repeated="11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1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11" table:style-name="ce11"/>
          <table:table-cell table:number-columns-repeated="11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12"/>
          <table:table-cell table:style-name="ce11" table:number-columns-spanned="6" table:number-rows-spanned="4"/>
          <table:covered-table-cell table:number-columns-repeated="5" table:style-name="ce11"/>
          <table:table-cell table:style-name="ce15" table:number-columns-spanned="13" table:number-rows-spanned="4"/>
          <table:covered-table-cell table:number-columns-repeated="12" table:style-name="ce15"/>
          <table:table-cell table:style-name="ce11" table:number-columns-spanned="6" table:number-rows-spanned="4"/>
          <table:covered-table-cell table:number-columns-repeated="5" table:style-name="ce11"/>
          <table:table-cell table:style-name="ce11" table:number-columns-spanned="5" table:number-rows-spanned="4"/>
          <table:covered-table-cell table:number-columns-repeated="4" table:style-name="ce11"/>
          <table:table-cell table:style-name="ce15" table:number-columns-spanned="13" table:number-rows-spanned="4"/>
          <table:covered-table-cell table:number-columns-repeated="12" table:style-name="ce15"/>
          <table:table-cell table:style-name="ce11" table:number-columns-spanned="6" table:number-rows-spanned="4"/>
          <table:covered-table-cell table:number-columns-repeated="5" table:style-name="ce11"/>
          <table:table-cell table:style-name="ce11" table:number-columns-spanned="5" table:number-rows-spanned="4"/>
          <table:covered-table-cell table:number-columns-repeated="4" table:style-name="ce11"/>
          <table:table-cell table:number-columns-repeated="11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1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11" table:style-name="ce11"/>
          <table:table-cell table:number-columns-repeated="11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1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11" table:style-name="ce11"/>
          <table:table-cell table:number-columns-repeated="11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1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11" table:style-name="ce11"/>
          <table:table-cell table:number-columns-repeated="11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77"/>
          <table:table-cell table:style-name="ce20"/>
          <table:table-cell table:number-columns-repeated="945"/>
        </table:table-row>
        <table:table-row table:style-name="ro1">
          <table:table-cell table:style-name="ce3"/>
          <table:table-cell table:style-name="ce6" table:number-columns-repeated="77"/>
          <table:table-cell table:style-name="ce21"/>
          <table:table-cell table:number-columns-repeated="945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aaa" table:base-cell-address="$表紙.$A$1" table:expression="#ref!"/>
          <table:named-expression table:name="DICT" table:base-cell-address="$表紙.$A$1" table:expression="#ref!"/>
          <table:named-expression table:name="DICT_1" table:base-cell-address="$表紙.$A$1" table:expression="#ref!"/>
          <table:named-expression table:name="Excel_BuiltIn_Print_Area_19_1" table:base-cell-address="$表紙.$A$1" table:expression="#ref!"/>
          <table:named-expression table:name="Excel_BuiltIn_Print_Area_19_1_1" table:base-cell-address="$表紙.$A$1" table:expression="#ref!"/>
          <table:named-expression table:name="Excel_BuiltIn_Print_Area_19_1_2" table:base-cell-address="$表紙.$A$1" table:expression="#ref!"/>
          <table:named-expression table:name="Excel_BuiltIn_Print_Area_2" table:base-cell-address="$表紙.$A$1" table:expression="#ref!"/>
          <table:named-expression table:name="Excel_BuiltIn_Print_Titles" table:base-cell-address="$表紙.$A$1" table:expression="#ref!"/>
          <table:named-expression table:name="Excel_BuiltIn_Print_Titles_1" table:base-cell-address="$表紙.$A$1" table:expression="#ref!"/>
          <table:named-expression table:name="Excel_BuiltIn_Print_Titles_1_1" table:base-cell-address="$表紙.$A$1" table:expression="#ref!"/>
          <table:named-expression table:name="Excel_BuiltIn_Print_Titles_10" table:base-cell-address="$表紙.$A$1" table:expression="#ref!"/>
          <table:named-expression table:name="Excel_BuiltIn_Print_Titles_10_2" table:base-cell-address="$表紙.$A$1" table:expression="#ref!"/>
          <table:named-expression table:name="Excel_BuiltIn_Print_Titles_2" table:base-cell-address="$表紙.$A$1" table:expression="#ref!"/>
          <table:named-expression table:name="Excel_BuiltIn_Print_Titles_2_1" table:base-cell-address="$表紙.$A$1" table:expression="#ref!"/>
          <table:named-expression table:name="Excel_BuiltIn_Print_Titles_3" table:base-cell-address="$表紙.$A$1" table:expression="#ref!"/>
          <table:named-expression table:name="Excel_BuiltIn_Print_Titles_3_1" table:base-cell-address="$表紙.$A$1" table:expression="#ref!"/>
          <table:named-expression table:name="Excel_BuiltIn_Print_Titles_3_1_1" table:base-cell-address="$表紙.$A$1" table:expression="#ref!"/>
          <table:named-expression table:name="Excel_BuiltIn_Print_Titles_3_3" table:base-cell-address="$表紙.$A$1" table:expression="#ref!"/>
          <table:named-expression table:name="Excel_BuiltIn_Print_Titles_4" table:base-cell-address="$表紙.$A$1" table:expression="#ref!"/>
          <table:named-expression table:name="Excel_BuiltIn_Print_Titles_4_1" table:base-cell-address="$表紙.$A$1" table:expression="#ref!"/>
          <table:named-expression table:name="Excel_BuiltIn_Print_Titles_4_1_1" table:base-cell-address="$表紙.$A$1" table:expression="#ref!"/>
          <table:named-expression table:name="Excel_BuiltIn_Print_Titles_4_3" table:base-cell-address="$表紙.$A$1" table:expression="#ref!"/>
          <table:named-expression table:name="Excel_BuiltIn_Print_Titles_5" table:base-cell-address="$表紙.$A$1" table:expression="#ref!"/>
          <table:named-expression table:name="Excel_BuiltIn_Print_Titles_5_2" table:base-cell-address="$表紙.$A$1" table:expression="#ref!"/>
          <table:named-expression table:name="Excel_BuiltIn_Print_Titles_6" table:base-cell-address="$表紙.$A$1" table:expression="#ref!"/>
          <table:named-expression table:name="Excel_BuiltIn_Print_Titles_6_1" table:base-cell-address="$表紙.$A$1" table:expression="#ref!"/>
          <table:named-expression table:name="Excel_BuiltIn_Print_Titles_8" table:base-cell-address="$表紙.$A$1" table:expression="#ref!"/>
          <table:named-expression table:name="Excel_BuiltIn_Print_Titles_8_2" table:base-cell-address="$表紙.$A$1" table:expression="#ref!"/>
          <table:named-expression table:name="Excel_BuiltIn_Print_Titles_9" table:base-cell-address="$表紙.$A$1" table:expression="#ref!"/>
          <table:named-expression table:name="Excel_BuiltIn_Print_Titles_9_2" table:base-cell-address="$表紙.$A$1" table:expression="#ref!"/>
          <table:named-expression table:name="講座名" table:base-cell-address="$表紙.$A$1" table:expression="#ref!"/>
          <table:named-expression table:name="講座名_2" table:base-cell-address="$表紙.$A$1" table:expression="#ref!"/>
        </table:named-expressions>
      </table:table>
      <table:table table:name="改訂記録" table:style-name="ta2" table:print="false">
        <table:table-column table:style-name="co1" table:number-columns-repeated="1024" table:default-cell-style-name="ce4"/>
        <table:table-header-rows>
          <table:table-row table:style-name="ro1">
            <table:table-cell table:style-name="ce22" office:value-type="string" table:number-columns-spanned="19" table:number-rows-spanned="3">
              <text:p>改訂記録</text:p>
            </table:table-cell>
            <table:covered-table-cell table:number-columns-repeated="18" table:style-name="ce22"/>
            <table:table-cell table:style-name="ce40"/>
            <table:table-cell table:style-name="ce42" office:value-type="string">
              <text:p><text:s/>システム名</text:p>
            </table:table-cell>
            <table:table-cell table:style-name="ce44" table:number-columns-repeated="8"/>
            <table:table-cell table:style-name="ce47"/>
            <table:table-cell table:style-name="ce40" table:number-columns-repeated="24"/>
            <table:table-cell table:style-name="ce54"/>
            <table:table-cell table:style-name="ce42" office:value-type="string">
              <text:p><text:s/>作成日</text:p>
            </table:table-cell>
            <table:table-cell table:style-name="ce45" table:number-columns-repeated="3"/>
            <table:table-cell table:style-name="ce57"/>
            <table:table-cell table:style-name="ce58" office:value-type="string">
              <text:p>2024/06/19</text:p>
            </table:table-cell>
            <table:table-cell table:style-name="ce59" table:number-columns-repeated="5"/>
            <table:table-cell table:style-name="ce60"/>
            <table:table-cell table:style-name="ce42" office:value-type="string">
              <text:p><text:s/>作成者</text:p>
            </table:table-cell>
            <table:table-cell table:style-name="ce44" table:number-columns-repeated="4"/>
            <table:table-cell table:style-name="ce48"/>
            <table:table-cell table:style-name="ce50" table:number-columns-repeated="5"/>
            <table:table-cell table:style-name="ce55"/>
            <table:table-cell table:style-name="ce41" table:number-columns-repeated="945"/>
          </table:table-row>
          <table:table-row table:style-name="ro1">
            <table:covered-table-cell table:number-columns-repeated="19" table:style-name="ce22"/>
            <table:table-cell table:style-name="ce41"/>
            <table:table-cell table:style-name="ce43"/>
            <table:table-cell table:style-name="ce45" table:number-columns-repeated="8"/>
            <table:table-cell table:style-name="ce48"/>
            <table:table-cell table:style-name="ce50" table:number-columns-repeated="24"/>
            <table:table-cell table:style-name="ce55"/>
            <table:table-cell table:style-name="ce42" office:value-type="string">
              <text:p><text:s/>更新日</text:p>
            </table:table-cell>
            <table:table-cell table:style-name="ce45" table:number-columns-repeated="3"/>
            <table:table-cell table:style-name="ce57"/>
            <table:table-cell table:style-name="ce58"/>
            <table:table-cell table:style-name="ce59" table:number-columns-repeated="5"/>
            <table:table-cell table:style-name="ce60"/>
            <table:table-cell table:style-name="ce42" office:value-type="string">
              <text:p><text:s/>更新者</text:p>
            </table:table-cell>
            <table:table-cell table:style-name="ce45" table:number-columns-repeated="4"/>
            <table:table-cell table:style-name="ce48" office:value-type="string">
              <text:p>神田ITスクール</text:p>
            </table:table-cell>
            <table:table-cell table:style-name="ce50" table:number-columns-repeated="5"/>
            <table:table-cell table:style-name="ce55"/>
            <table:table-cell table:style-name="ce41" table:number-columns-repeated="945"/>
          </table:table-row>
          <table:table-row table:style-name="ro1">
            <table:covered-table-cell table:number-columns-repeated="19" table:style-name="ce22"/>
            <table:table-cell table:style-name="ce41"/>
            <table:table-cell table:style-name="ce43" office:value-type="string">
              <text:p><text:s/></text:p>
            </table:table-cell>
            <table:table-cell table:style-name="ce46" table:number-columns-repeated="8"/>
            <table:table-cell table:style-name="ce49"/>
            <table:table-cell table:style-name="ce51" table:number-columns-repeated="24"/>
            <table:table-cell table:style-name="ce56"/>
            <table:table-cell table:style-name="ce43"/>
            <table:table-cell table:style-name="ce45" table:number-columns-repeated="3"/>
            <table:table-cell table:style-name="ce57"/>
            <table:table-cell table:style-name="ce58"/>
            <table:table-cell table:style-name="ce59" table:number-columns-repeated="5"/>
            <table:table-cell table:style-name="ce60"/>
            <table:table-cell table:style-name="ce43"/>
            <table:table-cell table:style-name="ce46" table:number-columns-repeated="4"/>
            <table:table-cell table:style-name="ce48" office:value-type="string">
              <text:p><text:s/></text:p>
            </table:table-cell>
            <table:table-cell table:style-name="ce50" table:number-columns-repeated="5"/>
            <table:table-cell table:style-name="ce55"/>
            <table:table-cell table:style-name="ce41" table:number-columns-repeated="945"/>
          </table:table-row>
          <table:table-row table:style-name="ro1">
            <table:table-cell table:style-name="ce2"/>
            <table:table-cell table:number-columns-repeated="77"/>
            <table:table-cell table:style-name="ce20"/>
            <table:table-cell table:number-columns-repeated="945"/>
          </table:table-row>
          <table:table-row table:style-name="ro1">
            <table:table-cell table:style-name="ce23"/>
            <table:table-cell table:style-name="ce28"/>
            <table:table-cell table:style-name="ce33"/>
            <table:table-cell table:style-name="ce23"/>
            <table:table-cell table:style-name="ce28" table:number-columns-repeated="4"/>
            <table:table-cell table:style-name="ce33"/>
            <table:table-cell table:style-name="ce39"/>
            <table:table-cell table:style-name="ce28" table:number-columns-repeated="9"/>
            <table:table-cell table:style-name="ce33"/>
            <table:table-cell table:style-name="ce23"/>
            <table:table-cell table:style-name="ce28" table:number-columns-repeated="14"/>
            <table:table-cell table:style-name="ce33"/>
            <table:table-cell table:style-name="ce23"/>
            <table:table-cell table:style-name="ce28" table:number-columns-repeated="34"/>
            <table:table-cell table:style-name="ce33"/>
            <table:table-cell table:style-name="ce23"/>
            <table:table-cell table:style-name="ce28" table:number-columns-repeated="5"/>
            <table:table-cell table:style-name="ce61"/>
            <table:table-cell table:number-columns-repeated="945"/>
          </table:table-row>
          <table:table-row table:style-name="ro1">
            <table:table-cell table:style-name="ce24" office:value-type="string">
              <text:p>版</text:p>
            </table:table-cell>
            <table:table-cell table:style-name="ce29"/>
            <table:table-cell table:style-name="ce34"/>
            <table:table-cell table:style-name="ce24" office:value-type="string">
              <text:p>改訂日付</text:p>
            </table:table-cell>
            <table:table-cell table:style-name="ce29" table:number-columns-repeated="4"/>
            <table:table-cell table:style-name="ce34"/>
            <table:table-cell table:style-name="ce24" office:value-type="string">
              <text:p>改訂理由</text:p>
            </table:table-cell>
            <table:table-cell table:style-name="ce29" table:number-columns-repeated="9"/>
            <table:table-cell table:style-name="ce34"/>
            <table:table-cell table:style-name="ce24" office:value-type="string">
              <text:p>改訂対象</text:p>
            </table:table-cell>
            <table:table-cell table:style-name="ce29" table:number-columns-repeated="14"/>
            <table:table-cell table:style-name="ce34"/>
            <table:table-cell table:style-name="ce24" office:value-type="string">
              <text:p>改訂内容</text:p>
            </table:table-cell>
            <table:table-cell table:style-name="ce29"/>
            <table:table-cell table:style-name="ce53"/>
            <table:table-cell table:style-name="ce29" table:number-columns-repeated="2"/>
            <table:table-cell table:style-name="ce53"/>
            <table:table-cell table:style-name="ce29"/>
            <table:table-cell table:style-name="ce53"/>
            <table:table-cell table:style-name="ce29" table:number-columns-repeated="2"/>
            <table:table-cell table:style-name="ce53"/>
            <table:table-cell table:style-name="ce29" table:number-columns-repeated="24"/>
            <table:table-cell table:style-name="ce34"/>
            <table:table-cell table:style-name="ce24" office:value-type="string">
              <text:p>改訂者</text:p>
            </table:table-cell>
            <table:table-cell table:style-name="ce29" table:number-columns-repeated="5"/>
            <table:table-cell table:style-name="ce62"/>
            <table:table-cell table:number-columns-repeated="945"/>
          </table:table-row>
        </table:table-header-rows>
        <table:table-row table:style-name="ro1">
          <table:table-cell table:style-name="ce25" office:value-type="string">
            <text:p>1.0</text:p>
          </table:table-cell>
          <table:table-cell table:style-name="ce30"/>
          <table:table-cell table:style-name="ce35"/>
          <table:table-cell table:style-name="ce38"/>
          <table:table-cell table:style-name="ce30" table:number-columns-repeated="4"/>
          <table:table-cell table:style-name="ce35"/>
          <table:table-cell table:style-name="ce25" office:value-type="string">
            <text:p>初版</text:p>
          </table:table-cell>
          <table:table-cell table:style-name="ce30" table:number-columns-repeated="9"/>
          <table:table-cell table:style-name="ce35"/>
          <table:table-cell table:style-name="ce25" office:value-type="string">
            <text:p>全て</text:p>
          </table:table-cell>
          <table:table-cell table:style-name="ce30" table:number-columns-repeated="14"/>
          <table:table-cell table:style-name="ce36"/>
          <table:table-cell table:style-name="ce26" office:value-type="string">
            <text:p>初版作成</text:p>
          </table:table-cell>
          <table:table-cell table:style-name="ce31" table:number-columns-repeated="9"/>
          <table:table-cell table:style-name="ce30" table:number-columns-repeated="25"/>
          <table:table-cell table:style-name="ce35"/>
          <table:table-cell table:style-name="ce25"/>
          <table:table-cell table:style-name="ce30" table:number-columns-repeated="5"/>
          <table:table-cell table:style-name="ce19"/>
          <table:table-cell table:number-columns-repeated="945"/>
        </table:table-row>
        <table:table-row table:style-name="ro1" table:number-rows-repeated="20">
          <table:table-cell table:style-name="ce26"/>
          <table:table-cell table:style-name="ce31"/>
          <table:table-cell table:style-name="ce36"/>
          <table:table-cell table:style-name="ce26"/>
          <table:table-cell table:style-name="ce31" table:number-columns-repeated="4"/>
          <table:table-cell table:style-name="ce36"/>
          <table:table-cell table:style-name="ce26"/>
          <table:table-cell table:style-name="ce31" table:number-columns-repeated="9"/>
          <table:table-cell table:style-name="ce36"/>
          <table:table-cell table:style-name="ce26"/>
          <table:table-cell table:style-name="ce31" table:number-columns-repeated="14"/>
          <table:table-cell table:style-name="ce36"/>
          <table:table-cell table:style-name="ce26"/>
          <table:table-cell table:style-name="ce31" table:number-columns-repeated="34"/>
          <table:table-cell table:style-name="ce36"/>
          <table:table-cell table:style-name="ce26"/>
          <table:table-cell table:style-name="ce31" table:number-columns-repeated="5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/>
          <table:table-cell table:style-name="ce36"/>
          <table:table-cell table:style-name="ce26"/>
          <table:table-cell table:style-name="ce31" table:number-columns-repeated="4"/>
          <table:table-cell table:style-name="ce36"/>
          <table:table-cell table:style-name="ce26"/>
          <table:table-cell table:style-name="ce31" table:number-columns-repeated="9"/>
          <table:table-cell table:style-name="ce36"/>
          <table:table-cell table:style-name="ce26"/>
          <table:table-cell table:style-name="ce31" table:number-columns-repeated="11"/>
          <table:table-cell table:style-name="ce52"/>
          <table:table-cell table:style-name="ce31" table:number-columns-repeated="2"/>
          <table:table-cell table:style-name="ce36"/>
          <table:table-cell table:style-name="ce26"/>
          <table:table-cell table:style-name="ce31" table:number-columns-repeated="34"/>
          <table:table-cell table:style-name="ce36"/>
          <table:table-cell table:style-name="ce26"/>
          <table:table-cell table:style-name="ce31" table:number-columns-repeated="5"/>
          <table:table-cell table:style-name="ce20"/>
          <table:table-cell table:number-columns-repeated="945"/>
        </table:table-row>
        <table:table-row table:style-name="ro1" table:number-rows-repeated="24">
          <table:table-cell table:style-name="ce26"/>
          <table:table-cell table:style-name="ce31"/>
          <table:table-cell table:style-name="ce36"/>
          <table:table-cell table:style-name="ce26"/>
          <table:table-cell table:style-name="ce31" table:number-columns-repeated="4"/>
          <table:table-cell table:style-name="ce36"/>
          <table:table-cell table:style-name="ce26"/>
          <table:table-cell table:style-name="ce31" table:number-columns-repeated="9"/>
          <table:table-cell table:style-name="ce36"/>
          <table:table-cell table:style-name="ce26"/>
          <table:table-cell table:style-name="ce31" table:number-columns-repeated="14"/>
          <table:table-cell table:style-name="ce36"/>
          <table:table-cell table:style-name="ce26"/>
          <table:table-cell table:style-name="ce31" table:number-columns-repeated="34"/>
          <table:table-cell table:style-name="ce36"/>
          <table:table-cell table:style-name="ce26"/>
          <table:table-cell table:style-name="ce31" table:number-columns-repeated="5"/>
          <table:table-cell table:style-name="ce20"/>
          <table:table-cell table:number-columns-repeated="945"/>
        </table:table-row>
        <table:table-row table:style-name="ro1">
          <table:table-cell table:style-name="ce27"/>
          <table:table-cell table:style-name="ce32"/>
          <table:table-cell table:style-name="ce37"/>
          <table:table-cell table:style-name="ce27"/>
          <table:table-cell table:style-name="ce32" table:number-columns-repeated="4"/>
          <table:table-cell table:style-name="ce37"/>
          <table:table-cell table:style-name="ce27"/>
          <table:table-cell table:style-name="ce32" table:number-columns-repeated="9"/>
          <table:table-cell table:style-name="ce37"/>
          <table:table-cell table:style-name="ce27"/>
          <table:table-cell table:style-name="ce32" table:number-columns-repeated="14"/>
          <table:table-cell table:style-name="ce37"/>
          <table:table-cell table:style-name="ce27"/>
          <table:table-cell table:style-name="ce32" table:number-columns-repeated="34"/>
          <table:table-cell table:style-name="ce37"/>
          <table:table-cell table:style-name="ce27"/>
          <table:table-cell table:style-name="ce32" table:number-columns-repeated="5"/>
          <table:table-cell table:style-name="ce21"/>
          <table:table-cell table:number-columns-repeated="945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aaa" table:base-cell-address="$表紙.$A$1" table:expression="#ref!"/>
          <table:named-expression table:name="DICT" table:base-cell-address="$表紙.$A$1" table:expression="#ref!"/>
          <table:named-expression table:name="DICT_1" table:base-cell-address="$表紙.$A$1" table:expression="#ref!"/>
          <table:named-expression table:name="Excel_BuiltIn_Print_Area_19_1" table:base-cell-address="$表紙.$A$1" table:expression="#ref!"/>
          <table:named-expression table:name="Excel_BuiltIn_Print_Area_19_1_1" table:base-cell-address="$表紙.$A$1" table:expression="#ref!"/>
          <table:named-expression table:name="Excel_BuiltIn_Print_Area_19_1_2" table:base-cell-address="$表紙.$A$1" table:expression="#ref!"/>
          <table:named-expression table:name="Excel_BuiltIn_Print_Area_2" table:base-cell-address="$表紙.$A$1" table:expression="#ref!"/>
          <table:named-expression table:name="Excel_BuiltIn_Print_Titles" table:base-cell-address="$表紙.$A$1" table:expression="#ref!"/>
          <table:named-expression table:name="Excel_BuiltIn_Print_Titles_1" table:base-cell-address="$表紙.$A$1" table:expression="#ref!"/>
          <table:named-expression table:name="Excel_BuiltIn_Print_Titles_1_1" table:base-cell-address="$表紙.$A$1" table:expression="#ref!"/>
          <table:named-expression table:name="Excel_BuiltIn_Print_Titles_10" table:base-cell-address="$表紙.$A$1" table:expression="#ref!"/>
          <table:named-expression table:name="Excel_BuiltIn_Print_Titles_10_2" table:base-cell-address="$表紙.$A$1" table:expression="#ref!"/>
          <table:named-expression table:name="Excel_BuiltIn_Print_Titles_2" table:base-cell-address="$表紙.$A$1" table:expression="#ref!"/>
          <table:named-expression table:name="Excel_BuiltIn_Print_Titles_2_1" table:base-cell-address="$表紙.$A$1" table:expression="#ref!"/>
          <table:named-expression table:name="Excel_BuiltIn_Print_Titles_3" table:base-cell-address="$表紙.$A$1" table:expression="#ref!"/>
          <table:named-expression table:name="Excel_BuiltIn_Print_Titles_3_1" table:base-cell-address="$表紙.$A$1" table:expression="#ref!"/>
          <table:named-expression table:name="Excel_BuiltIn_Print_Titles_3_1_1" table:base-cell-address="$表紙.$A$1" table:expression="#ref!"/>
          <table:named-expression table:name="Excel_BuiltIn_Print_Titles_3_3" table:base-cell-address="$表紙.$A$1" table:expression="#ref!"/>
          <table:named-expression table:name="Excel_BuiltIn_Print_Titles_4" table:base-cell-address="$表紙.$A$1" table:expression="#ref!"/>
          <table:named-expression table:name="Excel_BuiltIn_Print_Titles_4_1" table:base-cell-address="$表紙.$A$1" table:expression="#ref!"/>
          <table:named-expression table:name="Excel_BuiltIn_Print_Titles_4_1_1" table:base-cell-address="$表紙.$A$1" table:expression="#ref!"/>
          <table:named-expression table:name="Excel_BuiltIn_Print_Titles_4_3" table:base-cell-address="$表紙.$A$1" table:expression="#ref!"/>
          <table:named-expression table:name="Excel_BuiltIn_Print_Titles_5" table:base-cell-address="$表紙.$A$1" table:expression="#ref!"/>
          <table:named-expression table:name="Excel_BuiltIn_Print_Titles_5_2" table:base-cell-address="$表紙.$A$1" table:expression="#ref!"/>
          <table:named-expression table:name="Excel_BuiltIn_Print_Titles_6" table:base-cell-address="$表紙.$A$1" table:expression="#ref!"/>
          <table:named-expression table:name="Excel_BuiltIn_Print_Titles_6_1" table:base-cell-address="$表紙.$A$1" table:expression="#ref!"/>
          <table:named-expression table:name="Excel_BuiltIn_Print_Titles_8" table:base-cell-address="$表紙.$A$1" table:expression="#ref!"/>
          <table:named-expression table:name="Excel_BuiltIn_Print_Titles_8_2" table:base-cell-address="$表紙.$A$1" table:expression="#ref!"/>
          <table:named-expression table:name="Excel_BuiltIn_Print_Titles_9" table:base-cell-address="$表紙.$A$1" table:expression="#ref!"/>
          <table:named-expression table:name="Excel_BuiltIn_Print_Titles_9_2" table:base-cell-address="$表紙.$A$1" table:expression="#ref!"/>
          <table:named-range table:name="_xlnm.Print_Titles" table:base-cell-address="$表紙.$A$1" table:cell-range-address="$改訂記録.$A$1:.$AMJ$6" table:range-usable-as="repeat-column repeat-row"/>
          <table:named-expression table:name="講座名" table:base-cell-address="$表紙.$A$1" table:expression="#ref!"/>
          <table:named-expression table:name="講座名_2" table:base-cell-address="$表紙.$A$1" table:expression="#ref!"/>
        </table:named-expressions>
      </table:table>
      <table:table table:name="画面一覧" table:style-name="ta3" table:print-ranges="画面一覧.A1:画面一覧.CA50">
        <office:forms form:automatic-focus="false" form:apply-design-mode="false"/>
        <table:table-column table:style-name="co2" table:number-columns-repeated="1024" table:default-cell-style-name="ce4"/>
        <table:table-row table:style-name="ro1">
          <table:table-cell table:style-name="ce22" office:value-type="string" table:number-columns-spanned="19" table:number-rows-spanned="3">
            <text:p>画面一覧</text:p>
          </table:table-cell>
          <table:covered-table-cell table:number-columns-repeated="18" table:style-name="ce22"/>
          <table:table-cell table:style-name="ce40"/>
          <table:table-cell table:style-name="ce107" office:value-type="string">
            <text:p>システム名</text:p>
          </table:table-cell>
          <table:table-cell table:style-name="ce108" table:number-columns-repeated="8"/>
          <table:table-cell table:style-name="ce111" office:value-type="string">
            <text:p>受注管理システム</text:p>
          </table:table-cell>
          <table:table-cell table:style-name="ce40" table:number-columns-repeated="24"/>
          <table:table-cell table:style-name="ce54"/>
          <table:table-cell table:style-name="ce42" office:value-type="string">
            <text:p><text:s/>作成日</text:p>
          </table:table-cell>
          <table:table-cell table:style-name="ce45" table:number-columns-repeated="3"/>
          <table:table-cell table:style-name="ce57"/>
          <table:table-cell table:style-name="ce58" office:value-type="string">
            <text:p>2024/06/19</text:p>
          </table:table-cell>
          <table:table-cell table:style-name="ce59" table:number-columns-repeated="5"/>
          <table:table-cell table:style-name="ce60"/>
          <table:table-cell table:style-name="ce42" office:value-type="string">
            <text:p><text:s/>作成者</text:p>
          </table:table-cell>
          <table:table-cell table:style-name="ce44" table:number-columns-repeated="4"/>
          <table:table-cell table:style-name="ce48" office:value-type="string">
            <text:p>大久保</text:p>
          </table:table-cell>
          <table:table-cell table:style-name="ce50" table:number-columns-repeated="5"/>
          <table:table-cell table:style-name="ce55"/>
          <table:table-cell table:style-name="ce41" table:number-columns-repeated="945"/>
        </table:table-row>
        <table:table-row table:style-name="ro1">
          <table:covered-table-cell table:number-columns-repeated="19" table:style-name="ce22"/>
          <table:table-cell table:style-name="ce41"/>
          <table:table-cell table:style-name="ce43"/>
          <table:table-cell table:style-name="ce45" table:number-columns-repeated="8"/>
          <table:table-cell table:style-name="ce48"/>
          <table:table-cell table:style-name="ce50" table:number-columns-repeated="24"/>
          <table:table-cell table:style-name="ce55"/>
          <table:table-cell table:style-name="ce42" office:value-type="string">
            <text:p><text:s/>更新日</text:p>
          </table:table-cell>
          <table:table-cell table:style-name="ce45" table:number-columns-repeated="3"/>
          <table:table-cell table:style-name="ce57"/>
          <table:table-cell table:style-name="ce58"/>
          <table:table-cell table:style-name="ce59" table:number-columns-repeated="5"/>
          <table:table-cell table:style-name="ce60"/>
          <table:table-cell table:style-name="ce42" office:value-type="string">
            <text:p><text:s/>更新者</text:p>
          </table:table-cell>
          <table:table-cell table:style-name="ce45" table:number-columns-repeated="4"/>
          <table:table-cell table:style-name="ce48"/>
          <table:table-cell table:style-name="ce50" table:number-columns-repeated="5"/>
          <table:table-cell table:style-name="ce55"/>
          <table:table-cell table:style-name="ce41" table:number-columns-repeated="945"/>
        </table:table-row>
        <table:table-row table:style-name="ro1">
          <table:covered-table-cell table:number-columns-repeated="19" table:style-name="ce22"/>
          <table:table-cell table:style-name="ce41"/>
          <table:table-cell table:style-name="ce43" office:value-type="string">
            <text:p><text:s/></text:p>
          </table:table-cell>
          <table:table-cell table:style-name="ce46" table:number-columns-repeated="8"/>
          <table:table-cell table:style-name="ce49"/>
          <table:table-cell table:style-name="ce51" table:number-columns-repeated="24"/>
          <table:table-cell table:style-name="ce56"/>
          <table:table-cell table:style-name="ce43"/>
          <table:table-cell table:style-name="ce45" table:number-columns-repeated="3"/>
          <table:table-cell table:style-name="ce57"/>
          <table:table-cell table:style-name="ce58"/>
          <table:table-cell table:style-name="ce59" table:number-columns-repeated="5"/>
          <table:table-cell table:style-name="ce60"/>
          <table:table-cell table:style-name="ce43"/>
          <table:table-cell table:style-name="ce46" table:number-columns-repeated="4"/>
          <table:table-cell table:style-name="ce48" office:value-type="string">
            <text:p><text:s/></text:p>
          </table:table-cell>
          <table:table-cell table:style-name="ce50" table:number-columns-repeated="5"/>
          <table:table-cell table:style-name="ce55"/>
          <table:table-cell table:style-name="ce41" table:number-columns-repeated="945"/>
        </table:table-row>
        <table:table-row table:style-name="ro1">
          <table:table-cell table:style-name="ce2"/>
          <table:table-cell table:number-columns-repeated="77"/>
          <table:table-cell table:style-name="ce20"/>
          <table:table-cell table:number-columns-repeated="945"/>
        </table:table-row>
        <table:table-row table:style-name="ro1">
          <table:table-cell table:style-name="ce23"/>
          <table:table-cell table:style-name="ce28" table:number-columns-repeated="8"/>
          <table:table-cell table:style-name="ce91"/>
          <table:table-cell table:style-name="ce28" table:number-columns-repeated="68"/>
          <table:table-cell table:style-name="ce61"/>
          <table:table-cell table:number-columns-repeated="945"/>
        </table:table-row>
        <table:table-row table:style-name="ro1">
          <table:table-cell table:style-name="ce24"/>
          <table:table-cell table:style-name="ce29" table:number-columns-repeated="37"/>
          <table:table-cell table:style-name="ce53"/>
          <table:table-cell table:style-name="ce29" table:number-columns-repeated="7"/>
          <table:table-cell table:style-name="ce53"/>
          <table:table-cell table:style-name="ce29" table:number-columns-repeated="31"/>
          <table:table-cell table:style-name="ce62"/>
          <table:table-cell table:number-columns-repeated="945"/>
        </table:table-row>
        <table:table-row table:style-name="ro1">
          <table:table-cell table:style-name="ce25"/>
          <table:table-cell table:style-name="ce30" table:number-columns-repeated="77"/>
          <table:table-cell table:style-name="ce19"/>
          <table:table-cell table:number-columns-repeated="945"/>
        </table:table-row>
        <table:table-row table:style-name="ro1">
          <table:table-cell table:style-name="ce26"/>
          <table:table-cell table:style-name="ce64" office:value-type="string">
            <text:p>No.</text:p>
          </table:table-cell>
          <table:table-cell table:style-name="ce70"/>
          <table:table-cell table:style-name="ce64" office:value-type="string">
            <text:p>使用者</text:p>
          </table:table-cell>
          <table:table-cell table:style-name="ce76"/>
          <table:table-cell table:style-name="ce79" table:number-columns-repeated="2"/>
          <table:table-cell table:style-name="ce84" table:number-columns-repeated="2"/>
          <table:table-cell table:style-name="ce92"/>
          <table:table-cell table:style-name="ce97" office:value-type="string">
            <text:p>画面名</text:p>
          </table:table-cell>
          <table:table-cell table:style-name="ce84" table:number-columns-repeated="11"/>
          <table:table-cell table:style-name="ce109" table:number-columns-repeated="5"/>
          <table:table-cell table:style-name="ce84" table:number-columns-repeated="4"/>
          <table:table-cell table:style-name="ce97" office:value-type="string">
            <text:p>画面英語名</text:p>
          </table:table-cell>
          <table:table-cell table:style-name="ce84" table:number-columns-repeated="12"/>
          <table:table-cell table:style-name="ce92"/>
          <table:table-cell table:style-name="ce97" office:value-type="string">
            <text:p>画面概要</text:p>
          </table:table-cell>
          <table:table-cell table:style-name="ce84" table:number-columns-repeated="13"/>
          <table:table-cell table:style-name="ce122" table:number-columns-repeated="6"/>
          <table:table-cell table:style-name="ce109"/>
          <table:table-cell table:style-name="ce122" table:number-columns-repeated="11"/>
          <table:table-cell table:style-name="ce127"/>
          <table:table-cell table:style-name="ce20"/>
          <table:table-cell table:number-columns-repeated="945"/>
        </table:table-row>
        <table:table-row table:style-name="ro1">
          <table:table-cell table:style-name="ce63"/>
          <table:table-cell table:style-name="ce65" office:value-type="float" office:value="1" table:number-columns-spanned="2" table:number-rows-spanned="1">
            <text:p>1</text:p>
          </table:table-cell>
          <table:covered-table-cell table:style-name="ce65"/>
          <table:table-cell table:style-name="ce71" office:value-type="string">
            <text:p>共通</text:p>
          </table:table-cell>
          <table:table-cell table:style-name="ce77"/>
          <table:table-cell table:style-name="ce80" table:number-columns-repeated="2"/>
          <table:table-cell table:style-name="ce85" table:number-columns-repeated="2"/>
          <table:table-cell table:style-name="ce93"/>
          <table:table-cell table:style-name="ce85" office:value-type="string">
            <text:p>商品一覧画面</text:p>
          </table:table-cell>
          <table:table-cell table:style-name="ce104" table:number-columns-repeated="11"/>
          <table:table-cell table:style-name="ce110" table:number-columns-repeated="5"/>
          <table:table-cell table:style-name="ce104" table:number-columns-repeated="4"/>
          <table:table-cell table:style-name="ce114" office:value-type="string">
            <text:p>itemList</text:p>
          </table:table-cell>
          <table:table-cell table:style-name="ce85" table:number-columns-repeated="12"/>
          <table:table-cell table:style-name="ce93"/>
          <table:table-cell table:style-name="ce114" office:value-type="string">
            <text:p>商品の一覧を表示する画面</text:p>
          </table:table-cell>
          <table:table-cell table:style-name="ce85" table:number-columns-repeated="13"/>
          <table:table-cell table:style-name="ce123" table:number-columns-repeated="6"/>
          <table:table-cell table:style-name="ce126"/>
          <table:table-cell table:style-name="ce123" table:number-columns-repeated="11"/>
          <table:table-cell table:style-name="ce128"/>
          <table:table-cell table:style-name="ce130"/>
          <table:table-cell table:style-name="ce131" table:number-columns-repeated="945"/>
        </table:table-row>
        <table:table-row table:style-name="ro2">
          <table:table-cell table:style-name="ce26"/>
          <table:table-cell table:style-name="ce66" office:value-type="float" office:value="2" table:number-columns-spanned="2" table:number-rows-spanned="1">
            <text:p>2</text:p>
          </table:table-cell>
          <table:covered-table-cell table:style-name="ce66"/>
          <table:table-cell table:style-name="ce72" office:value-type="string">
            <text:p>共通</text:p>
          </table:table-cell>
          <table:table-cell table:style-name="ce69"/>
          <table:table-cell table:style-name="ce81" table:number-columns-repeated="2"/>
          <table:table-cell table:style-name="ce86" table:number-columns-repeated="2"/>
          <table:table-cell table:style-name="ce94"/>
          <table:table-cell table:style-name="ce98" office:value-type="string">
            <text:p>注文画面</text:p>
          </table:table-cell>
          <table:table-cell table:style-name="ce105" table:number-columns-repeated="19"/>
          <table:table-cell table:style-name="ce112"/>
          <table:table-cell table:style-name="ce115" office:value-type="string">
            <text:p>order</text:p>
          </table:table-cell>
          <table:table-cell table:style-name="ce86" table:number-columns-repeated="11"/>
          <table:table-cell table:style-name="ce119"/>
          <table:table-cell table:style-name="ce94"/>
          <table:table-cell table:style-name="ce120" office:value-type="string">
            <text:p><text:span text:style-name="T24">ユーザーが商品を注文する画面</text:span></text:p>
            <text:p><text:span text:style-name="T24">管理者がログインするためのログイン画面への遷移リンクもある。</text:span></text:p>
          </table:table-cell>
          <table:table-cell table:style-name="ce86" table:number-columns-repeated="13"/>
          <table:table-cell table:style-name="ce31" table:number-columns-repeated="6"/>
          <table:table-cell/>
          <table:table-cell table:style-name="ce31" table:number-columns-repeated="11"/>
          <table:table-cell table:style-name="ce36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65" office:value-type="float" office:value="3" table:number-columns-spanned="2" table:number-rows-spanned="1">
            <text:p>3</text:p>
          </table:table-cell>
          <table:covered-table-cell table:style-name="ce65"/>
          <table:table-cell table:style-name="ce73" office:value-type="string">
            <text:p>ユーザー</text:p>
          </table:table-cell>
          <table:table-cell table:style-name="ce78"/>
          <table:table-cell table:style-name="ce82" table:number-columns-repeated="2"/>
          <table:table-cell table:style-name="ce87" table:number-columns-repeated="2"/>
          <table:table-cell table:style-name="ce95"/>
          <table:table-cell table:style-name="ce98" office:value-type="string">
            <text:p>注文完了画面</text:p>
          </table:table-cell>
          <table:table-cell table:style-name="ce98" table:number-columns-repeated="19"/>
          <table:table-cell table:style-name="ce113"/>
          <table:table-cell table:style-name="ce116" office:value-type="string">
            <text:p>purchased</text:p>
          </table:table-cell>
          <table:table-cell table:style-name="ce87" table:number-columns-repeated="12"/>
          <table:table-cell table:style-name="ce95"/>
          <table:table-cell table:style-name="ce116" office:value-type="string">
            <text:p>ユーザーに購入が完了したことを知らせる画面</text:p>
          </table:table-cell>
          <table:table-cell table:style-name="ce87" table:number-columns-repeated="13"/>
          <table:table-cell table:style-name="ce124" table:number-columns-repeated="6"/>
          <table:table-cell table:style-name="ce82"/>
          <table:table-cell table:style-name="ce124" table:number-columns-repeated="11"/>
          <table:table-cell table:style-name="ce129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66" office:value-type="float" office:value="4" table:number-columns-spanned="2" table:number-rows-spanned="1">
            <text:p>4</text:p>
          </table:table-cell>
          <table:covered-table-cell table:style-name="ce66"/>
          <table:table-cell table:style-name="ce73" office:value-type="string">
            <text:p>管理者</text:p>
          </table:table-cell>
          <table:table-cell table:style-name="ce78"/>
          <table:table-cell table:style-name="ce82" table:number-columns-repeated="2"/>
          <table:table-cell table:style-name="ce87" table:number-columns-repeated="2"/>
          <table:table-cell table:style-name="ce95"/>
          <table:table-cell table:style-name="ce98" office:value-type="string">
            <text:p>ログイン画面</text:p>
          </table:table-cell>
          <table:table-cell table:style-name="ce98" table:number-columns-repeated="19"/>
          <table:table-cell table:style-name="ce113"/>
          <table:table-cell table:style-name="ce116" office:value-type="string">
            <text:p>login</text:p>
          </table:table-cell>
          <table:table-cell table:style-name="ce87" table:number-columns-repeated="12"/>
          <table:table-cell table:style-name="ce95"/>
          <table:table-cell table:style-name="ce116" office:value-type="string">
            <text:p>管理者がログインするための画面</text:p>
          </table:table-cell>
          <table:table-cell table:style-name="ce87" table:number-columns-repeated="13"/>
          <table:table-cell table:style-name="ce124" table:number-columns-repeated="6"/>
          <table:table-cell table:style-name="ce82"/>
          <table:table-cell table:style-name="ce124" table:number-columns-repeated="11"/>
          <table:table-cell table:style-name="ce129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65" office:value-type="float" office:value="5" table:number-columns-spanned="2" table:number-rows-spanned="1">
            <text:p>5</text:p>
          </table:table-cell>
          <table:covered-table-cell table:style-name="ce65"/>
          <table:table-cell table:style-name="ce73" office:value-type="string">
            <text:p>管理者</text:p>
          </table:table-cell>
          <table:table-cell table:style-name="ce78"/>
          <table:table-cell table:style-name="ce82" table:number-columns-repeated="2"/>
          <table:table-cell table:style-name="ce87" table:number-columns-repeated="2"/>
          <table:table-cell table:style-name="ce95"/>
          <table:table-cell table:style-name="ce98" office:value-type="string">
            <text:p>受注状況一覧</text:p>
          </table:table-cell>
          <table:table-cell table:style-name="ce98" table:number-columns-repeated="19"/>
          <table:table-cell table:style-name="ce113"/>
          <table:table-cell table:style-name="ce116" office:value-type="string">
            <text:p>orderList</text:p>
          </table:table-cell>
          <table:table-cell table:style-name="ce87" table:number-columns-repeated="12"/>
          <table:table-cell table:style-name="ce95"/>
          <table:table-cell table:style-name="ce116" office:value-type="string">
            <text:p>受注管理一覧画面</text:p>
          </table:table-cell>
          <table:table-cell table:style-name="ce87" table:number-columns-repeated="13"/>
          <table:table-cell table:style-name="ce124" table:number-columns-repeated="6"/>
          <table:table-cell table:style-name="ce82"/>
          <table:table-cell table:style-name="ce124" table:number-columns-repeated="11"/>
          <table:table-cell table:style-name="ce129"/>
          <table:table-cell table:style-name="ce20"/>
          <table:table-cell table:number-columns-repeated="945"/>
        </table:table-row>
        <table:table-row table:style-name="ro3">
          <table:table-cell table:style-name="ce26"/>
          <table:table-cell table:style-name="ce66" office:value-type="float" office:value="6" table:number-columns-spanned="2" table:number-rows-spanned="1">
            <text:p>6</text:p>
          </table:table-cell>
          <table:covered-table-cell table:style-name="ce66"/>
          <table:table-cell table:style-name="ce73" office:value-type="string">
            <text:p>管理者</text:p>
          </table:table-cell>
          <table:table-cell table:style-name="ce78"/>
          <table:table-cell table:style-name="ce82" table:number-columns-repeated="2"/>
          <table:table-cell table:style-name="ce88" table:number-columns-repeated="2"/>
          <table:table-cell table:style-name="ce96"/>
          <table:table-cell table:style-name="ce98" office:value-type="string">
            <text:p>受注詳細画面</text:p>
          </table:table-cell>
          <table:table-cell table:style-name="ce98" table:number-columns-repeated="19"/>
          <table:table-cell table:style-name="ce113"/>
          <table:table-cell table:style-name="ce117" office:value-type="string">
            <text:p>orderDetail</text:p>
          </table:table-cell>
          <table:table-cell table:style-name="ce87" table:number-columns-repeated="10"/>
          <table:table-cell table:style-name="ce118"/>
          <table:table-cell table:style-name="ce87"/>
          <table:table-cell table:style-name="ce95"/>
          <table:table-cell table:style-name="ce121" office:value-type="string">
            <text:p><text:span text:style-name="T25">受注情報の詳細の確認や入金情報と発送状況を変更する画面</text:span></text:p>
            <text:p><text:span text:style-name="T25">入金ステータスや発送ステータスを編集する画面</text:span></text:p>
          </table:table-cell>
          <table:table-cell table:style-name="ce87" table:number-columns-repeated="13"/>
          <table:table-cell table:style-name="ce124" table:number-columns-repeated="6"/>
          <table:table-cell table:style-name="ce82"/>
          <table:table-cell table:style-name="ce124" table:number-columns-repeated="11"/>
          <table:table-cell table:style-name="ce129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65" office:value-type="float" office:value="7" table:number-columns-spanned="2" table:number-rows-spanned="1">
            <text:p>7</text:p>
          </table:table-cell>
          <table:covered-table-cell table:style-name="ce65"/>
          <table:table-cell table:style-name="ce73" office:value-type="string">
            <text:p>共通</text:p>
          </table:table-cell>
          <table:table-cell table:style-name="ce78"/>
          <table:table-cell table:style-name="ce82" table:number-columns-repeated="2"/>
          <table:table-cell table:style-name="ce88" table:number-columns-repeated="2"/>
          <table:table-cell table:style-name="ce96"/>
          <table:table-cell table:style-name="ce98" office:value-type="string">
            <text:p>エラー画面</text:p>
          </table:table-cell>
          <table:table-cell table:style-name="ce98" table:number-columns-repeated="19"/>
          <table:table-cell table:style-name="ce113"/>
          <table:table-cell table:style-name="ce117" office:value-type="string">
            <text:p>error</text:p>
          </table:table-cell>
          <table:table-cell table:style-name="ce87" table:number-columns-repeated="12"/>
          <table:table-cell table:style-name="ce95"/>
          <table:table-cell table:style-name="ce116" office:value-type="string">
            <text:p>エラー内容を表示する画面</text:p>
          </table:table-cell>
          <table:table-cell table:style-name="ce87" table:number-columns-repeated="13"/>
          <table:table-cell table:style-name="ce124" table:number-columns-repeated="6"/>
          <table:table-cell table:style-name="ce82"/>
          <table:table-cell table:style-name="ce124" table:number-columns-repeated="11"/>
          <table:table-cell table:style-name="ce129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67" table:number-columns-spanned="2" table:number-rows-spanned="1"/>
          <table:covered-table-cell table:style-name="ce67"/>
          <table:table-cell table:style-name="ce74"/>
          <table:table-cell table:style-name="ce67"/>
          <table:table-cell table:style-name="ce83" table:number-columns-repeated="2"/>
          <table:table-cell table:style-name="ce89" table:number-columns-repeated="3"/>
          <table:table-cell table:style-name="ce99" table:number-columns-repeated="22"/>
          <table:table-cell table:style-name="ce89" table:number-columns-repeated="27"/>
          <table:table-cell table:style-name="ce125" table:number-columns-repeated="6"/>
          <table:table-cell table:style-name="ce83"/>
          <table:table-cell table:style-name="ce125" table:number-columns-repeated="12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68" table:number-columns-spanned="2" table:number-rows-spanned="1"/>
          <table:covered-table-cell table:style-name="ce69"/>
          <table:table-cell table:style-name="ce75"/>
          <table:table-cell table:style-name="ce69"/>
          <table:table-cell table:number-columns-repeated="2"/>
          <table:table-cell table:style-name="ce86" table:number-columns-repeated="3"/>
          <table:table-cell table:style-name="ce100" table:number-columns-repeated="21"/>
          <table:table-cell table:style-name="ce86" table:number-columns-repeated="28"/>
          <table:table-cell table:style-name="ce31" table:number-columns-repeated="6"/>
          <table:table-cell/>
          <table:table-cell table:style-name="ce31" table:number-columns-repeated="12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68" table:number-columns-spanned="2" table:number-rows-spanned="1"/>
          <table:covered-table-cell table:style-name="ce69"/>
          <table:table-cell table:style-name="ce75"/>
          <table:table-cell table:style-name="ce69"/>
          <table:table-cell table:number-columns-repeated="2"/>
          <table:table-cell table:style-name="ce86" table:number-columns-repeated="3"/>
          <table:table-cell table:style-name="ce100" table:number-columns-repeated="21"/>
          <table:table-cell table:style-name="ce86" table:number-columns-repeated="28"/>
          <table:table-cell table:style-name="ce31" table:number-columns-repeated="6"/>
          <table:table-cell/>
          <table:table-cell table:style-name="ce31" table:number-columns-repeated="12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68" table:number-columns-spanned="2" table:number-rows-spanned="1"/>
          <table:covered-table-cell table:style-name="ce69"/>
          <table:table-cell table:style-name="ce75"/>
          <table:table-cell table:style-name="ce69"/>
          <table:table-cell table:number-columns-repeated="2"/>
          <table:table-cell table:style-name="ce90"/>
          <table:table-cell table:style-name="ce86" table:number-columns-repeated="2"/>
          <table:table-cell table:style-name="ce100" table:number-columns-repeated="21"/>
          <table:table-cell table:style-name="ce86" table:number-columns-repeated="28"/>
          <table:table-cell table:style-name="ce31" table:number-columns-repeated="6"/>
          <table:table-cell/>
          <table:table-cell table:style-name="ce31" table:number-columns-repeated="12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68" table:number-columns-spanned="2" table:number-rows-spanned="1"/>
          <table:covered-table-cell table:style-name="ce69"/>
          <table:table-cell table:style-name="ce75"/>
          <table:table-cell table:style-name="ce69"/>
          <table:table-cell table:number-columns-repeated="2"/>
          <table:table-cell table:style-name="ce86" table:number-columns-repeated="3"/>
          <table:table-cell table:style-name="ce100" table:number-columns-repeated="21"/>
          <table:table-cell table:style-name="ce86" table:number-columns-repeated="28"/>
          <table:table-cell table:style-name="ce31" table:number-columns-repeated="6"/>
          <table:table-cell/>
          <table:table-cell table:style-name="ce31" table:number-columns-repeated="12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68" table:number-columns-spanned="2" table:number-rows-spanned="1"/>
          <table:covered-table-cell table:style-name="ce69"/>
          <table:table-cell table:style-name="ce75"/>
          <table:table-cell table:style-name="ce69"/>
          <table:table-cell table:number-columns-repeated="2"/>
          <table:table-cell table:style-name="ce86" table:number-columns-repeated="3"/>
          <table:table-cell table:style-name="ce100" table:number-columns-repeated="21"/>
          <table:table-cell table:style-name="ce86" table:number-columns-repeated="28"/>
          <table:table-cell table:style-name="ce31" table:number-columns-repeated="6"/>
          <table:table-cell/>
          <table:table-cell table:style-name="ce31" table:number-columns-repeated="12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68" table:number-columns-spanned="2" table:number-rows-spanned="1"/>
          <table:covered-table-cell table:style-name="ce69"/>
          <table:table-cell table:style-name="ce75"/>
          <table:table-cell table:style-name="ce69"/>
          <table:table-cell table:number-columns-repeated="2"/>
          <table:table-cell table:style-name="ce86" table:number-columns-repeated="3"/>
          <table:table-cell table:style-name="ce100" table:number-columns-repeated="21"/>
          <table:table-cell table:style-name="ce86" table:number-columns-repeated="28"/>
          <table:table-cell table:style-name="ce31" table:number-columns-repeated="6"/>
          <table:table-cell/>
          <table:table-cell table:style-name="ce31" table:number-columns-repeated="12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68" table:number-columns-spanned="2" table:number-rows-spanned="1"/>
          <table:covered-table-cell table:style-name="ce69"/>
          <table:table-cell table:style-name="ce75"/>
          <table:table-cell table:style-name="ce69"/>
          <table:table-cell table:number-columns-repeated="2"/>
          <table:table-cell table:style-name="ce86" table:number-columns-repeated="3"/>
          <table:table-cell table:style-name="ce100"/>
          <table:table-cell table:style-name="ce106" table:number-columns-repeated="20"/>
          <table:table-cell table:style-name="ce86" table:number-columns-repeated="28"/>
          <table:table-cell table:style-name="ce31" table:number-columns-repeated="6"/>
          <table:table-cell/>
          <table:table-cell table:style-name="ce31" table:number-columns-repeated="12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68" table:number-columns-spanned="2" table:number-rows-spanned="1"/>
          <table:covered-table-cell table:style-name="ce69"/>
          <table:table-cell table:style-name="ce75"/>
          <table:table-cell table:style-name="ce69"/>
          <table:table-cell table:number-columns-repeated="2"/>
          <table:table-cell table:style-name="ce86" table:number-columns-repeated="3"/>
          <table:table-cell table:style-name="ce100"/>
          <table:table-cell table:style-name="ce106" table:number-columns-repeated="20"/>
          <table:table-cell table:style-name="ce86" table:number-columns-repeated="28"/>
          <table:table-cell table:style-name="ce31" table:number-columns-repeated="6"/>
          <table:table-cell/>
          <table:table-cell table:style-name="ce31" table:number-columns-repeated="12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68" table:number-columns-spanned="2" table:number-rows-spanned="1"/>
          <table:covered-table-cell table:style-name="ce69"/>
          <table:table-cell table:style-name="ce75"/>
          <table:table-cell table:style-name="ce69"/>
          <table:table-cell table:number-columns-repeated="2"/>
          <table:table-cell table:style-name="ce86" table:number-columns-repeated="3"/>
          <table:table-cell table:style-name="ce100"/>
          <table:table-cell table:style-name="ce106" table:number-columns-repeated="20"/>
          <table:table-cell table:style-name="ce86" table:number-columns-repeated="28"/>
          <table:table-cell table:style-name="ce31" table:number-columns-repeated="6"/>
          <table:table-cell/>
          <table:table-cell table:style-name="ce31" table:number-columns-repeated="12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68" table:number-columns-spanned="2" table:number-rows-spanned="1"/>
          <table:covered-table-cell table:style-name="ce69"/>
          <table:table-cell table:style-name="ce75"/>
          <table:table-cell table:style-name="ce69"/>
          <table:table-cell table:number-columns-repeated="2"/>
          <table:table-cell table:style-name="ce86" table:number-columns-repeated="3"/>
          <table:table-cell table:style-name="ce100"/>
          <table:table-cell table:style-name="ce106" table:number-columns-repeated="20"/>
          <table:table-cell table:style-name="ce86" table:number-columns-repeated="28"/>
          <table:table-cell table:style-name="ce31" table:number-columns-repeated="6"/>
          <table:table-cell/>
          <table:table-cell table:style-name="ce31" table:number-columns-repeated="12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68" table:number-columns-spanned="2" table:number-rows-spanned="1"/>
          <table:covered-table-cell table:style-name="ce69"/>
          <table:table-cell table:style-name="ce75"/>
          <table:table-cell table:style-name="ce69"/>
          <table:table-cell table:number-columns-repeated="2"/>
          <table:table-cell table:style-name="ce86" table:number-columns-repeated="3"/>
          <table:table-cell table:style-name="ce101" table:number-columns-repeated="21"/>
          <table:table-cell table:style-name="ce86" table:number-columns-repeated="28"/>
          <table:table-cell table:style-name="ce31" table:number-columns-repeated="6"/>
          <table:table-cell/>
          <table:table-cell table:style-name="ce31" table:number-columns-repeated="12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68" table:number-columns-spanned="2" table:number-rows-spanned="1"/>
          <table:covered-table-cell table:style-name="ce69"/>
          <table:table-cell table:style-name="ce75"/>
          <table:table-cell table:style-name="ce69"/>
          <table:table-cell table:number-columns-repeated="2"/>
          <table:table-cell table:style-name="ce86" table:number-columns-repeated="3"/>
          <table:table-cell table:style-name="ce101" table:number-columns-repeated="21"/>
          <table:table-cell table:style-name="ce86" table:number-columns-repeated="28"/>
          <table:table-cell table:style-name="ce31" table:number-columns-repeated="6"/>
          <table:table-cell/>
          <table:table-cell table:style-name="ce31" table:number-columns-repeated="12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68" table:number-columns-spanned="2" table:number-rows-spanned="1"/>
          <table:covered-table-cell table:style-name="ce69"/>
          <table:table-cell table:style-name="ce75"/>
          <table:table-cell table:style-name="ce69"/>
          <table:table-cell table:number-columns-repeated="2"/>
          <table:table-cell table:style-name="ce86" table:number-columns-repeated="3"/>
          <table:table-cell table:style-name="ce102" table:number-columns-repeated="21"/>
          <table:table-cell table:style-name="ce86" table:number-columns-repeated="28"/>
          <table:table-cell table:style-name="ce31" table:number-columns-repeated="6"/>
          <table:table-cell/>
          <table:table-cell table:style-name="ce31" table:number-columns-repeated="12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69" table:number-columns-repeated="2"/>
          <table:table-cell table:style-name="ce75"/>
          <table:table-cell table:style-name="ce69"/>
          <table:table-cell table:number-columns-repeated="2"/>
          <table:table-cell table:style-name="ce86" table:number-columns-repeated="3"/>
          <table:table-cell table:style-name="ce103" table:number-columns-repeated="21"/>
          <table:table-cell table:style-name="ce86" table:number-columns-repeated="28"/>
          <table:table-cell table:style-name="ce31" table:number-columns-repeated="6"/>
          <table:table-cell/>
          <table:table-cell table:style-name="ce31" table:number-columns-repeated="12"/>
          <table:table-cell table:style-name="ce20"/>
          <table:table-cell table:number-columns-repeated="945"/>
        </table:table-row>
        <table:table-row table:style-name="ro1" table:number-rows-repeated="6">
          <table:table-cell table:style-name="ce26"/>
          <table:table-cell table:style-name="ce69" table:number-columns-repeated="2"/>
          <table:table-cell table:style-name="ce75"/>
          <table:table-cell table:style-name="ce69"/>
          <table:table-cell table:number-columns-repeated="2"/>
          <table:table-cell table:style-name="ce86" table:number-columns-repeated="15"/>
          <table:table-cell table:number-columns-repeated="5"/>
          <table:table-cell table:style-name="ce86" table:number-columns-repeated="32"/>
          <table:table-cell table:style-name="ce31" table:number-columns-repeated="19"/>
          <table:table-cell table:style-name="ce20"/>
          <table:table-cell table:number-columns-repeated="945"/>
        </table:table-row>
        <table:table-row table:style-name="ro1" table:number-rows-repeated="17">
          <table:table-cell table:style-name="ce26"/>
          <table:table-cell table:style-name="ce31" table:number-columns-repeated="77"/>
          <table:table-cell table:style-name="ce20"/>
          <table:table-cell table:number-columns-repeated="945"/>
        </table:table-row>
        <table:table-row table:style-name="ro1">
          <table:table-cell table:style-name="ce27"/>
          <table:table-cell table:style-name="ce32" table:number-columns-repeated="77"/>
          <table:table-cell table:style-name="ce21"/>
          <table:table-cell table:number-columns-repeated="945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aaa" table:base-cell-address="$表紙.$A$1" table:expression="#ref!"/>
          <table:named-expression table:name="DICT" table:base-cell-address="$表紙.$A$1" table:expression="#ref!"/>
          <table:named-expression table:name="DICT_1" table:base-cell-address="$表紙.$A$1" table:expression="#ref!"/>
          <table:named-range table:name="Excel_BuiltIn_Print_Area" table:base-cell-address="$表紙.$A$1" table:cell-range-address="$画面一覧.$A$1:.$CA$54"/>
          <table:named-expression table:name="Excel_BuiltIn_Print_Area_19_1" table:base-cell-address="$表紙.$A$1" table:expression="#ref!"/>
          <table:named-expression table:name="Excel_BuiltIn_Print_Area_19_1_1" table:base-cell-address="$表紙.$A$1" table:expression="#ref!"/>
          <table:named-expression table:name="Excel_BuiltIn_Print_Area_19_1_2" table:base-cell-address="$表紙.$A$1" table:expression="#ref!"/>
          <table:named-expression table:name="Excel_BuiltIn_Print_Area_2" table:base-cell-address="$表紙.$A$1" table:expression="#ref!"/>
          <table:named-range table:name="Excel_BuiltIn_Print_Titles" table:base-cell-address="$表紙.$A$1" table:cell-range-address="$画面一覧.$A$1:.$AMJ$6"/>
          <table:named-expression table:name="Excel_BuiltIn_Print_Titles_1" table:base-cell-address="$表紙.$A$1" table:expression="#ref!"/>
          <table:named-expression table:name="Excel_BuiltIn_Print_Titles_1_1" table:base-cell-address="$表紙.$A$1" table:expression="#ref!"/>
          <table:named-expression table:name="Excel_BuiltIn_Print_Titles_10" table:base-cell-address="$表紙.$A$1" table:expression="#ref!"/>
          <table:named-expression table:name="Excel_BuiltIn_Print_Titles_10_2" table:base-cell-address="$表紙.$A$1" table:expression="#ref!"/>
          <table:named-expression table:name="Excel_BuiltIn_Print_Titles_2" table:base-cell-address="$表紙.$A$1" table:expression="#ref!"/>
          <table:named-expression table:name="Excel_BuiltIn_Print_Titles_2_1" table:base-cell-address="$表紙.$A$1" table:expression="#ref!"/>
          <table:named-expression table:name="Excel_BuiltIn_Print_Titles_3" table:base-cell-address="$表紙.$A$1" table:expression="#ref!"/>
          <table:named-expression table:name="Excel_BuiltIn_Print_Titles_3_1" table:base-cell-address="$表紙.$A$1" table:expression="#ref!"/>
          <table:named-expression table:name="Excel_BuiltIn_Print_Titles_3_1_1" table:base-cell-address="$表紙.$A$1" table:expression="#ref!"/>
          <table:named-expression table:name="Excel_BuiltIn_Print_Titles_3_3" table:base-cell-address="$表紙.$A$1" table:expression="#ref!"/>
          <table:named-expression table:name="Excel_BuiltIn_Print_Titles_4" table:base-cell-address="$表紙.$A$1" table:expression="#ref!"/>
          <table:named-expression table:name="Excel_BuiltIn_Print_Titles_4_1" table:base-cell-address="$表紙.$A$1" table:expression="#ref!"/>
          <table:named-expression table:name="Excel_BuiltIn_Print_Titles_4_1_1" table:base-cell-address="$表紙.$A$1" table:expression="#ref!"/>
          <table:named-expression table:name="Excel_BuiltIn_Print_Titles_4_3" table:base-cell-address="$表紙.$A$1" table:expression="#ref!"/>
          <table:named-expression table:name="Excel_BuiltIn_Print_Titles_5" table:base-cell-address="$表紙.$A$1" table:expression="#ref!"/>
          <table:named-expression table:name="Excel_BuiltIn_Print_Titles_5_2" table:base-cell-address="$表紙.$A$1" table:expression="#ref!"/>
          <table:named-expression table:name="Excel_BuiltIn_Print_Titles_6" table:base-cell-address="$表紙.$A$1" table:expression="#ref!"/>
          <table:named-expression table:name="Excel_BuiltIn_Print_Titles_6_1" table:base-cell-address="$表紙.$A$1" table:expression="#ref!"/>
          <table:named-expression table:name="Excel_BuiltIn_Print_Titles_8" table:base-cell-address="$表紙.$A$1" table:expression="#ref!"/>
          <table:named-expression table:name="Excel_BuiltIn_Print_Titles_8_2" table:base-cell-address="$表紙.$A$1" table:expression="#ref!"/>
          <table:named-expression table:name="Excel_BuiltIn_Print_Titles_9" table:base-cell-address="$表紙.$A$1" table:expression="#ref!"/>
          <table:named-expression table:name="Excel_BuiltIn_Print_Titles_9_2" table:base-cell-address="$表紙.$A$1" table:expression="#ref!"/>
          <table:named-range table:name="_xlnm.Print_Area" table:base-cell-address="$表紙.$A$1" table:cell-range-address="$画面一覧.$A$1:.$CA$50" table:range-usable-as="print-range"/>
          <table:named-expression table:name="講座名" table:base-cell-address="$表紙.$A$1" table:expression="#ref!"/>
          <table:named-expression table:name="講座名_2" table:base-cell-address="$表紙.$A$1" table:expression="#ref!"/>
        </table:named-expressions>
      </table:table>
      <table:table table:name="画面遷移図（1画面）" table:style-name="ta4" table:print-ranges="'画面遷移図（1画面）'.A1:'画面遷移図（1画面）'.CA56">
        <office:forms form:automatic-focus="false" form:apply-design-mode="false"/>
        <table:table-column table:style-name="co1" table:number-columns-repeated="1024" table:default-cell-style-name="ce4"/>
        <table:table-header-rows>
          <table:table-row table:style-name="ro1">
            <table:table-cell table:style-name="ce22" office:value-type="string" table:number-columns-spanned="19" table:number-rows-spanned="3">
              <text:p>画面遷移図</text:p>
            </table:table-cell>
            <table:covered-table-cell table:number-columns-repeated="18" table:style-name="ce22"/>
            <table:table-cell table:style-name="ce40"/>
            <table:table-cell table:style-name="ce42"/>
            <table:table-cell table:style-name="ce44" table:number-columns-repeated="8"/>
            <table:table-cell table:style-name="ce47" office:value-type="string">
              <text:p>受注管理システム</text:p>
            </table:table-cell>
            <table:table-cell table:style-name="ce40" table:number-columns-repeated="24"/>
            <table:table-cell table:style-name="ce54"/>
            <table:table-cell table:style-name="ce42" office:value-type="string">
              <text:p><text:s/>作成日</text:p>
            </table:table-cell>
            <table:table-cell table:style-name="ce45" table:number-columns-repeated="3"/>
            <table:table-cell table:style-name="ce57"/>
            <table:table-cell table:style-name="ce58" office:value-type="string">
              <text:p>2024/06/19</text:p>
            </table:table-cell>
            <table:table-cell table:style-name="ce59" table:number-columns-repeated="5"/>
            <table:table-cell table:style-name="ce60"/>
            <table:table-cell table:style-name="ce42" office:value-type="string">
              <text:p><text:s/>作成者</text:p>
            </table:table-cell>
            <table:table-cell table:style-name="ce44" table:number-columns-repeated="4"/>
            <table:table-cell table:style-name="ce48" office:value-type="string">
              <text:p>麻谷有輝</text:p>
            </table:table-cell>
            <table:table-cell table:style-name="ce50" table:number-columns-repeated="5"/>
            <table:table-cell table:style-name="ce55"/>
            <table:table-cell table:style-name="ce41" table:number-columns-repeated="945"/>
          </table:table-row>
          <table:table-row table:style-name="ro1">
            <table:covered-table-cell table:number-columns-repeated="19" table:style-name="ce22"/>
            <table:table-cell table:style-name="ce41"/>
            <table:table-cell table:style-name="ce43"/>
            <table:table-cell table:style-name="ce45" table:number-columns-repeated="8"/>
            <table:table-cell table:style-name="ce48"/>
            <table:table-cell table:style-name="ce50" table:number-columns-repeated="24"/>
            <table:table-cell table:style-name="ce55"/>
            <table:table-cell table:style-name="ce42" office:value-type="string">
              <text:p><text:s/>更新日</text:p>
            </table:table-cell>
            <table:table-cell table:style-name="ce45" table:number-columns-repeated="3"/>
            <table:table-cell table:style-name="ce57"/>
            <table:table-cell table:style-name="ce58"/>
            <table:table-cell table:style-name="ce59" table:number-columns-repeated="5"/>
            <table:table-cell table:style-name="ce60"/>
            <table:table-cell table:style-name="ce42" office:value-type="string">
              <text:p><text:s/>更新者</text:p>
            </table:table-cell>
            <table:table-cell table:style-name="ce45" table:number-columns-repeated="4"/>
            <table:table-cell table:style-name="ce48"/>
            <table:table-cell table:style-name="ce50" table:number-columns-repeated="5"/>
            <table:table-cell table:style-name="ce55"/>
            <table:table-cell table:style-name="ce41" table:number-columns-repeated="945"/>
          </table:table-row>
          <table:table-row table:style-name="ro1">
            <table:covered-table-cell table:number-columns-repeated="19" table:style-name="ce22"/>
            <table:table-cell table:style-name="ce41"/>
            <table:table-cell table:style-name="ce43" office:value-type="string">
              <text:p><text:s/></text:p>
            </table:table-cell>
            <table:table-cell table:style-name="ce46" table:number-columns-repeated="8"/>
            <table:table-cell table:style-name="ce49"/>
            <table:table-cell table:style-name="ce51" table:number-columns-repeated="24"/>
            <table:table-cell table:style-name="ce56"/>
            <table:table-cell table:style-name="ce43"/>
            <table:table-cell table:style-name="ce45" table:number-columns-repeated="3"/>
            <table:table-cell table:style-name="ce57"/>
            <table:table-cell table:style-name="ce58"/>
            <table:table-cell table:style-name="ce59" table:number-columns-repeated="5"/>
            <table:table-cell table:style-name="ce60"/>
            <table:table-cell table:style-name="ce43"/>
            <table:table-cell table:style-name="ce46" table:number-columns-repeated="4"/>
            <table:table-cell table:style-name="ce48" office:value-type="string">
              <text:p><text:s/></text:p>
            </table:table-cell>
            <table:table-cell table:style-name="ce50" table:number-columns-repeated="5"/>
            <table:table-cell table:style-name="ce55"/>
            <table:table-cell table:style-name="ce41" table:number-columns-repeated="945"/>
          </table:table-row>
          <table:table-row table:style-name="ro1">
            <table:table-cell table:style-name="ce2"/>
            <table:table-cell table:number-columns-repeated="77"/>
            <table:table-cell table:style-name="ce20"/>
            <table:table-cell table:number-columns-repeated="945"/>
          </table:table-row>
          <table:table-row table:style-name="ro1">
            <table:table-cell table:style-name="ce23"/>
            <table:table-cell table:style-name="ce28" table:number-columns-repeated="8"/>
            <table:table-cell table:style-name="ce91"/>
            <table:table-cell table:style-name="ce28" table:number-columns-repeated="68"/>
            <table:table-cell table:style-name="ce61"/>
            <table:table-cell table:number-columns-repeated="945"/>
          </table:table-row>
          <table:table-row table:style-name="ro1">
            <table:table-cell table:style-name="ce24" office:value-type="string">
              <text:p>機能名</text:p>
            </table:table-cell>
            <table:table-cell table:style-name="ce29" table:number-columns-repeated="37"/>
            <table:table-cell table:style-name="ce53"/>
            <table:table-cell table:style-name="ce29" table:number-columns-repeated="7"/>
            <table:table-cell table:style-name="ce53"/>
            <table:table-cell table:style-name="ce29" table:number-columns-repeated="31"/>
            <table:table-cell table:style-name="ce62"/>
            <table:table-cell table:number-columns-repeated="945"/>
          </table:table-row>
        </table:table-header-rows>
        <table:table-row table:style-name="ro1">
          <table:table-cell table:style-name="ce25"/>
          <table:table-cell table:style-name="ce30" table:number-columns-repeated="77"/>
          <table:table-cell table:style-name="ce19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29"/>
          <table:table-cell/>
          <table:table-cell table:style-name="ce31" table:number-columns-repeated="47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77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59"/>
          <table:table-cell/>
          <table:table-cell table:style-name="ce31" table:number-columns-repeated="17"/>
          <table:table-cell table:style-name="ce20"/>
          <table:table-cell table:number-columns-repeated="945"/>
        </table:table-row>
        <table:table-row table:style-name="ro1">
          <table:table-cell table:style-name="ce132"/>
          <table:table-cell table:style-name="標準_5f_サンプル_5f_画面設計書_5f_勤怠管理システム_5f_20110615" table:number-columns-repeated="2"/>
          <table:table-cell table:style-name="ce31" table:number-columns-repeated="3"/>
          <table:table-cell/>
          <table:table-cell table:style-name="ce31" table:number-columns-repeated="24"/>
          <table:table-cell/>
          <table:table-cell table:style-name="ce31" table:number-columns-repeated="46"/>
          <table:table-cell table:style-name="ce20"/>
          <table:table-cell table:number-columns-repeated="945"/>
        </table:table-row>
        <table:table-row table:style-name="ro1">
          <table:table-cell table:style-name="ce132"/>
          <table:table-cell table:style-name="標準_5f_サンプル_5f_画面設計書_5f_勤怠管理システム_5f_20110615" table:number-columns-repeated="2"/>
          <table:table-cell table:style-name="ce31" table:number-columns-repeated="3"/>
          <table:table-cell/>
          <table:table-cell table:style-name="ce31" table:number-columns-repeated="7"/>
          <table:table-cell/>
          <table:table-cell table:style-name="ce31" table:number-columns-repeated="16"/>
          <table:table-cell/>
          <table:table-cell table:style-name="ce31" table:number-columns-repeated="46"/>
          <table:table-cell table:style-name="ce20"/>
          <table:table-cell table:number-columns-repeated="945"/>
        </table:table-row>
        <table:table-row table:style-name="ro1">
          <table:table-cell table:style-name="ce132"/>
          <table:table-cell table:style-name="標準_5f_サンプル_5f_画面設計書_5f_勤怠管理システム_5f_20110615" table:number-columns-repeated="2"/>
          <table:table-cell table:style-name="ce31" table:number-columns-repeated="11"/>
          <table:table-cell/>
          <table:table-cell table:style-name="ce31" table:number-columns-repeated="16"/>
          <table:table-cell/>
          <table:table-cell table:style-name="ce31" table:number-columns-repeated="46"/>
          <table:table-cell table:style-name="ce20"/>
          <table:table-cell table:number-columns-repeated="945"/>
        </table:table-row>
        <table:table-row table:style-name="ro1">
          <table:table-cell table:style-name="ce132"/>
          <table:table-cell table:style-name="標準_5f_サンプル_5f_画面設計書_5f_勤怠管理システム_5f_20110615" table:number-columns-repeated="2"/>
          <table:table-cell table:style-name="ce31" table:number-columns-repeated="75"/>
          <table:table-cell table:style-name="ce20"/>
          <table:table-cell table:number-columns-repeated="945"/>
        </table:table-row>
        <table:table-row table:style-name="ro1">
          <table:table-cell table:style-name="ce2"/>
          <table:table-cell table:number-columns-repeated="2"/>
          <table:table-cell table:style-name="ce31" table:number-columns-repeated="22"/>
          <table:table-cell table:style-name="ce31">
            <draw:custom-shape table:end-cell-address="'画面遷移図（1画面）'.AK17" table:end-x="0.392cm" table:end-y="0.292cm" draw:z-index="8" draw:name="Oval 71" draw:style-name="gr1" draw:text-style-name="P2" svg:width="5.701cm" svg:height="1.054cm" svg:x="0.393cm" svg:y="0.293cm">
              <text:p text:style-name="P1"><text:span text:style-name="T1">　 <text:s text:c="3"/>購入者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31" table:number-columns-repeated="52"/>
          <table:table-cell table:style-name="ce20"/>
          <table:table-cell table:number-columns-repeated="945"/>
        </table:table-row>
        <table:table-row table:style-name="ro1" table:number-rows-repeated="2">
          <table:table-cell table:style-name="ce26"/>
          <table:table-cell table:style-name="ce31" table:number-columns-repeated="77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>
            <draw:custom-shape table:end-cell-address="'画面遷移図（1画面）'.AT26" table:end-x="0.307cm" table:end-y="0.505cm" draw:z-index="0" draw:name="Rectangle 1" draw:style-name="gr2" draw:text-style-name="P2" svg:width="22.872cm" svg:height="4.671cm" svg:x="0.245cm" svg:y="0.051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16"/>
          <table:table-cell table:style-name="ce31">
            <draw:custom-shape table:end-cell-address="'画面遷移図（1画面）'.AC19" table:end-x="0.297cm" table:end-y="0.346cm" draw:z-index="14" draw:name="Rectangle 26" draw:style-name="gr3" draw:text-style-name="P2" svg:width="5.178cm" svg:height="0.526cm" svg:x="0.303cm" svg:y="0.347cm">
              <text:p text:style-name="P3"><text:span text:style-name="T2">注文画面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15"/>
          <table:table-cell table:style-name="ce133">
            <draw:custom-shape table:end-cell-address="'画面遷移図（1画面）'.AS19" table:end-x="0.115cm" table:end-y="0.43cm" draw:z-index="24" draw:name="Rectangle 26" draw:style-name="gr3" draw:text-style-name="P2" svg:width="5.178cm" svg:height="0.526cm" svg:x="0.121cm" svg:y="0.431cm">
              <text:p text:style-name="P3"><text:span text:style-name="T2">商品一覧画面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5"/>
          <table:table-cell table:style-name="ce133"/>
          <table:table-cell table:style-name="ce31" table:number-columns-repeated="37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/>
          <table:table-cell table:style-name="ce31">
            <draw:custom-shape table:end-cell-address="'画面遷移図（1画面）'.M20" table:end-x="0.18cm" table:end-y="0.088cm" draw:z-index="17" draw:name="Rectangle 23" draw:style-name="gr3" draw:text-style-name="P2" svg:width="5.165cm" svg:height="0.526cm" svg:x="0.199cm" svg:y="0.089cm">
              <text:p text:style-name="P3"><text:span text:style-name="T2">購入完了画面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3"/>
          <table:table-cell/>
          <table:table-cell table:style-name="ce31" table:number-columns-repeated="11"/>
          <table:table-cell table:style-name="ce31">
            <draw:custom-shape table:end-cell-address="'画面遷移図（1画面）'.AC25" table:end-x="0.297cm" table:end-y="0.242cm" draw:z-index="15" draw:name="Rectangle 2" draw:style-name="gr4" draw:text-style-name="P4" svg:width="5.178cm" svg:height="3.108cm" svg:x="0.303cm" svg:y="0.297cm">
              <text:p text:style-name="P4"><text:span text:style-name="T2">メールアドレス入力</text:span></text:p>
              <text:p text:style-name="P4"><text:span text:style-name="T2">名前入力</text:span></text:p>
              <text:p text:style-name="P4"><text:span text:style-name="T2">住所入力</text:span></text:p>
              <text:p text:style-name="P5"><text:span text:style-name="T2">商品の種類入力</text:span></text:p>
              <text:p text:style-name="P5">在庫数表示</text:p>
              <text:p text:style-name="P5"><text:span text:style-name="T2">購入個数入力</text:span></text:p>
              <text:p text:style-name="P5"><text:span text:style-name="T2">備考入力</text:span></text:p>
              <text:p text:style-name="P5"><text:span text:style-name="T2"/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15"/>
          <table:table-cell table:style-name="ce31">
            <draw:custom-shape table:end-cell-address="'画面遷移図（1画面）'.AS24" table:end-x="0.115cm" table:end-y="0.43cm" draw:z-index="23" draw:name="Rectangle 2" draw:style-name="gr4" draw:text-style-name="P2" svg:width="5.178cm" svg:height="2.635cm" svg:x="0.121cm" svg:y="0.431cm">
              <text:p text:style-name="P6"><text:span text:style-name="T2">商品一覧表示</text:span></text:p>
              <text:p text:style-name="P6"><text:span text:style-name="T2">(</text:span><text:span text:style-name="T2">商品</text:span><text:span text:style-name="T2">No</text:span><text:span text:style-name="T2">、商品名、在庫数、金額</text:span><text:span text:style-name="T2">)</text:span></text:p>
              <text:p text:style-name="P6"><text:span text:style-name="T2"/></text:p>
              <text:p text:style-name="P6"><text:span text:style-name="T2">注文ボタン</text:span></text:p>
              <text:p text:style-name="P6"><text:span text:style-name="T2">管理者ログイン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43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/>
          <table:table-cell table:style-name="ce31">
            <draw:custom-shape table:end-cell-address="'画面遷移図（1画面）'.M25" table:end-x="0.185cm" table:end-y="0.093cm" draw:z-index="16" draw:name="Rectangle 2" draw:style-name="gr4" draw:text-style-name="P2" svg:width="5.165cm" svg:height="2.635cm" svg:x="0.204cm" svg:y="0.094cm">
              <text:p text:style-name="P7"><text:span text:style-name="T2"/></text:p>
              <text:p text:style-name="P7"><text:span text:style-name="T2">購入商品表示</text:span></text:p>
              <text:p text:style-name="P7"><text:span text:style-name="T2">(</text:span><text:span text:style-name="T2">名前、住所、商品名、購入数、購入金額</text:span><text:span text:style-name="T2">)</text:span></text:p>
              <text:p text:style-name="P6"><text:span text:style-name="T2"/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11"/>
          <table:table-cell table:style-name="ce31">
            <draw:custom-shape table:end-cell-address="'画面遷移図（1画面）'.U21" table:end-x="0.187cm" table:end-y="0.491cm" draw:z-index="6" draw:name="Rectangle 53" draw:style-name="gr5" draw:text-style-name="P2" svg:width="3.092cm" svg:height="0.526cm" svg:x="0.206cm" svg:y="0.492cm">
              <text:p text:style-name="P1"><text:span text:style-name="T2">購入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15"/>
          <table:table-cell table:style-name="ce31">
            <draw:custom-shape table:end-cell-address="'画面遷移図（1画面）'.AK21" table:end-x="0.07cm" table:end-y="0.385cm" draw:z-index="25" draw:name="Rectangle 53" draw:style-name="gr5" draw:text-style-name="P2" svg:width="3.09cm" svg:height="0.526cm" svg:x="0.09cm" svg:y="0.386cm">
              <text:p text:style-name="P1"><text:span text:style-name="T2">注文ボタン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47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11"/>
          <table:table-cell table:style-name="ce31">
            <draw:line table:end-cell-address="'画面遷移図（1画面）'.S21" table:end-x="0.221cm" table:end-y="0.461cm" draw:z-index="4" draw:name="Line 37" draw:style-name="gr6" draw:text-style-name="P8" svg:x1="3.332cm" svg:y1="0.461cm" svg:x2="0.227cm" svg:y2="0.461cm">
              <text:p/>
            </draw:line>
          </table:table-cell>
          <table:table-cell table:style-name="ce31" table:number-columns-repeated="15"/>
          <table:table-cell table:style-name="ce31">
            <draw:line table:end-cell-address="'画面遷移図（1画面）'.AM21" table:end-x="0.515cm" table:end-y="0.431cm" draw:z-index="22" draw:name="Line 37" draw:style-name="gr6" draw:text-style-name="P8" svg:x1="5.699cm" svg:y1="0.415cm" svg:x2="0.287cm" svg:y2="0.431cm">
              <text:p/>
            </draw:line>
          </table:table-cell>
          <table:table-cell table:style-name="ce31" table:number-columns-repeated="49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59"/>
          <table:table-cell/>
          <table:table-cell table:style-name="ce31" table:number-columns-repeated="17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77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5"/>
          <table:table-cell table:number-columns-repeated="2"/>
          <table:table-cell table:style-name="ce31" table:number-columns-repeated="31"/>
          <table:table-cell table:style-name="ce31">
            <draw:line table:end-cell-address="'画面遷移図（1画面）'.AN28" table:end-x="0.075cm" table:end-y="0.504cm" draw:z-index="5" draw:name="Line 48" draw:style-name="gr6" draw:text-style-name="P8" svg:x1="0.075cm" svg:y1="0.502cm" svg:x2="0.075cm" svg:y2="2.613cm">
              <text:p/>
            </draw:line>
          </table:table-cell>
          <table:table-cell table:style-name="ce31" table:number-columns-repeated="38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5"/>
          <table:table-cell table:number-columns-repeated="2"/>
          <table:table-cell table:style-name="ce31" table:number-columns-repeated="50"/>
          <table:table-cell table:style-name="ce31">
            <draw:custom-shape table:end-cell-address="'画面遷移図（1画面）'.BR27" table:end-x="0.074cm" table:end-y="0.503cm" draw:z-index="9" draw:name="Oval 72" draw:style-name="gr1" draw:text-style-name="P2" svg:width="5.701cm" svg:height="1.055cm" svg:x="0.075cm" svg:y="0.502cm">
              <text:p text:style-name="P1"><text:span text:style-name="T1">　　　管理者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31" table:number-columns-repeated="19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5"/>
          <table:table-cell table:number-columns-repeated="2"/>
          <table:table-cell table:style-name="ce31" table:number-columns-repeated="30"/>
          <table:table-cell table:style-name="ce31">
            <draw:custom-shape table:end-cell-address="'画面遷移図（1画面）'.AT27" table:end-x="0.067cm" table:end-y="0.239cm" draw:z-index="7" draw:name="Rectangle 65" draw:style-name="gr7" draw:text-style-name="P2" svg:width="3.621cm" svg:height="0.526cm" svg:x="0.075cm" svg:y="0.24cm">
              <text:p text:style-name="P1"><text:span text:style-name="T2">管理者ログイン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31"/>
          <table:table-cell/>
          <table:table-cell table:style-name="ce31" table:number-columns-repeated="7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5"/>
          <table:table-cell table:number-columns-repeated="2"/>
          <table:table-cell table:style-name="ce31" table:number-columns-repeated="22"/>
          <table:table-cell table:style-name="ce31">
            <draw:custom-shape table:end-cell-address="'画面遷移図（1画面）'.BZ38" table:end-x="0.067cm" table:end-y="0.349cm" draw:z-index="3" draw:name="Rectangle 35" draw:style-name="gr2" draw:text-style-name="P2" svg:width="24.169cm" svg:height="5.646cm" svg:x="0.263cm" svg:y="0.503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47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31"/>
          <table:table-cell table:style-name="ce52"/>
          <table:table-cell table:style-name="ce31"/>
          <table:table-cell table:style-name="ce31">
            <draw:custom-shape table:end-cell-address="'画面遷移図（1画面）'.AS29" table:end-x="0.091cm" table:end-y="0.397cm" draw:z-index="2" draw:name="Rectangle 26" draw:style-name="gr3" draw:text-style-name="P2" svg:width="5.165cm" svg:height="0.526cm" svg:x="0.11cm" svg:y="0.398cm">
              <text:p text:style-name="P3"><text:span text:style-name="T2">ログイン画面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13"/>
          <table:table-cell table:style-name="ce31">
            <draw:custom-shape table:end-cell-address="'画面遷移図（1画面）'.BG29" table:end-x="0.231cm" table:end-y="0.405cm" draw:z-index="10" draw:name="Rectangle 29" draw:style-name="gr3" draw:text-style-name="P2" svg:width="5.183cm" svg:height="0.526cm" svg:x="0.232cm" svg:y="0.406cm">
              <text:p text:style-name="P3"><text:span text:style-name="T2">受注一覧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15"/>
          <table:table-cell table:style-name="ce31">
            <draw:custom-shape table:end-cell-address="'画面遷移図（1画面）'.BW29" table:end-x="0.25cm" table:end-y="0.412cm" draw:z-index="12" draw:name="Rectangle 31" draw:style-name="gr3" draw:text-style-name="P2" svg:width="5.165cm" svg:height="0.526cm" svg:x="0.269cm" svg:y="0.413cm">
              <text:p text:style-name="P3"><text:span text:style-name="T2">受注詳細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13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33"/>
          <table:table-cell table:style-name="ce31">
            <draw:custom-shape table:end-cell-address="'画面遷移図（1画面）'.AS34" table:end-x="0.091cm" table:end-y="0.397cm" draw:z-index="1" draw:name="Rectangle 2" draw:style-name="gr4" draw:text-style-name="P2" svg:width="5.165cm" svg:height="2.635cm" svg:x="0.11cm" svg:y="0.398cm">
              <text:p text:style-name="P7"><text:span text:style-name="T2"/></text:p>
              <text:p text:style-name="P7"><text:span text:style-name="T2">ユーザー</text:span><text:span text:style-name="T2">ID</text:span><text:span text:style-name="T2">入力</text:span></text:p>
              <text:p text:style-name="P7"><text:span text:style-name="T2"/></text:p>
              <text:p text:style-name="P6"><text:span text:style-name="T2">パスワード入力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2"/>
          <table:table-cell table:number-columns-repeated="2"/>
          <table:table-cell table:style-name="ce31" table:number-columns-repeated="2"/>
          <table:table-cell/>
          <table:table-cell table:style-name="ce31" table:number-columns-repeated="6"/>
          <table:table-cell table:style-name="ce31">
            <draw:custom-shape table:end-cell-address="'画面遷移図（1画面）'.BG36" table:end-x="0.235cm" table:end-y="0.186cm" draw:z-index="11" draw:name="Rectangle 18" draw:style-name="gr8" draw:text-style-name="P2" svg:width="5.183cm" svg:height="3.442cm" svg:x="0.236cm" svg:y="0.434cm">
              <text:p text:style-name="P7"><text:span text:style-name="T2"/></text:p>
              <text:p text:style-name="P7"><text:span text:style-name="T2">受注一覧表示</text:span></text:p>
              <text:p text:style-name="P7"><text:span text:style-name="T2">(</text:span><text:span text:style-name="T2">受注</text:span><text:span text:style-name="T2">No</text:span><text:span text:style-name="T2">、氏名、商品、個数、合計金額、発注日、入金状況、発送状況</text:span><text:span text:style-name="T2">)</text:span></text:p>
              <text:p text:style-name="P6"><text:span text:style-name="T2">受注情報の詳細閲覧</text:span></text:p>
              <text:p text:style-name="P6"><text:span text:style-name="T2"/></text:p>
              <text:p text:style-name="P6"><text:span text:style-name="T2">ログアウト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15"/>
          <table:table-cell table:style-name="ce31">
            <draw:custom-shape table:end-cell-address="'画面遷移図（1画面）'.BW36" table:end-x="0.268cm" table:end-y="0.084cm" draw:z-index="13" draw:name="Rectangle 10" draw:style-name="gr8" draw:text-style-name="P2" svg:width="5.165cm" svg:height="3.407cm" svg:x="0.287cm" svg:y="0.367cm">
              <text:p text:style-name="P7"><text:span text:style-name="T2"/></text:p>
              <text:p text:style-name="P7"><text:span text:style-name="T2">受注詳細表示</text:span></text:p>
              <text:p text:style-name="P9"><text:span text:style-name="T3">(</text:span><text:span text:style-name="T3">受注</text:span><text:span text:style-name="T3">No</text:span><text:span text:style-name="T3">、氏名、メールアドレス、住所、商品、個数、合計金額、発注日、備考、入金状況、発送状況</text:span><text:span text:style-name="T3">)</text:span></text:p>
              <text:p text:style-name="P9"><text:span text:style-name="T2">入金情報入力</text:span></text:p>
              <text:p text:style-name="P9"><text:span text:style-name="T2">発送状況入力</text:span></text:p>
              <text:p text:style-name="P9"><text:span text:style-name="T2"/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13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36"/>
          <table:table-cell/>
          <table:table-cell table:style-name="ce31"/>
          <table:table-cell/>
          <table:table-cell table:style-name="ce31"/>
          <table:table-cell/>
          <table:table-cell table:style-name="ce31" table:number-columns-repeated="2"/>
          <table:table-cell table:style-name="ce31">
            <draw:custom-shape table:end-cell-address="'画面遷移図（1画面）'.AV31" table:end-x="0.109cm" table:end-y="0.475cm" draw:z-index="19" draw:name="Rectangle 65" draw:style-name="gr7" draw:text-style-name="P2" svg:width="1.351cm" svg:height="0.526cm" svg:x="0.313cm" svg:y="0.476cm">
              <text:p text:style-name="P1"><text:span text:style-name="T2">ログイン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15"/>
          <table:table-cell table:style-name="ce31">
            <draw:custom-shape table:end-cell-address="'画面遷移図（1画面）'.BL31" table:end-x="0.241cm" table:end-y="0.397cm" draw:z-index="21" draw:name="Rectangle 65" draw:style-name="gr7" draw:text-style-name="P2" svg:width="1.715cm" svg:height="0.526cm" svg:x="0.081cm" svg:y="0.398cm">
              <text:p text:style-name="P1"><text:span text:style-name="T2">受注詳細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17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77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43"/>
          <table:table-cell table:style-name="ce31">
            <draw:line table:end-cell-address="'画面遷移図（1画面）'.AW32" table:end-x="0.229cm" table:end-y="0.056cm" draw:z-index="18" draw:name="Line 37" draw:style-name="gr6" draw:text-style-name="P8" svg:x1="0.125cm" svg:y1="0.056cm" svg:x2="2.303cm" svg:y2="0.046cm">
              <text:p/>
            </draw:line>
          </table:table-cell>
          <table:table-cell table:style-name="ce31" table:number-columns-repeated="13"/>
          <table:table-cell table:style-name="ce31">
            <draw:line table:end-cell-address="'画面遷移図（1画面）'.BM32" table:end-x="0.349cm" table:end-y="0.032cm" draw:z-index="20" draw:name="Line 37" draw:style-name="gr6" draw:text-style-name="P8" svg:x1="0.289cm" svg:y1="0.032cm" svg:x2="3.459cm" svg:y2="0.022cm">
              <text:p/>
            </draw:line>
          </table:table-cell>
          <table:table-cell table:style-name="ce31" table:number-columns-repeated="19"/>
          <table:table-cell table:style-name="ce20"/>
          <table:table-cell table:number-columns-repeated="945"/>
        </table:table-row>
        <table:table-row table:style-name="ro1" table:number-rows-repeated="3">
          <table:table-cell table:style-name="ce26"/>
          <table:table-cell table:style-name="ce31" table:number-columns-repeated="77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4"/>
          <table:table-cell/>
          <table:table-cell table:style-name="ce31" table:number-columns-repeated="48"/>
          <table:table-cell/>
          <table:table-cell table:style-name="ce31" table:number-columns-repeated="23"/>
          <table:table-cell table:style-name="ce20"/>
          <table:table-cell table:number-columns-repeated="945"/>
        </table:table-row>
        <table:table-row table:style-name="ro1" table:number-rows-repeated="2">
          <table:table-cell table:style-name="ce26"/>
          <table:table-cell table:style-name="ce31" table:number-columns-repeated="77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39"/>
          <table:table-cell/>
          <table:table-cell table:style-name="ce31" table:number-columns-repeated="37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77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20"/>
          <table:table-cell/>
          <table:table-cell table:style-name="ce31"/>
          <table:table-cell/>
          <table:table-cell table:style-name="ce31" table:number-columns-repeated="54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20"/>
          <table:table-cell table:number-columns-repeated="2"/>
          <table:table-cell table:style-name="ce31" table:number-columns-repeated="55"/>
          <table:table-cell table:style-name="ce20"/>
          <table:table-cell table:number-columns-repeated="945"/>
        </table:table-row>
        <table:table-row table:style-name="ro1" table:number-rows-repeated="9">
          <table:table-cell table:style-name="ce26"/>
          <table:table-cell table:style-name="ce31" table:number-columns-repeated="77"/>
          <table:table-cell table:style-name="ce20"/>
          <table:table-cell table:number-columns-repeated="945"/>
        </table:table-row>
        <table:table-row table:style-name="ro1" table:number-rows-repeated="4">
          <table:table-cell table:style-name="ce26"/>
          <table:table-cell table:style-name="ce31" table:number-columns-repeated="30"/>
          <table:table-cell/>
          <table:table-cell table:style-name="ce31" table:number-columns-repeated="46"/>
          <table:table-cell table:style-name="ce20"/>
          <table:table-cell table:number-columns-repeated="945"/>
        </table:table-row>
        <table:table-row table:style-name="ro1">
          <table:table-cell table:style-name="ce27"/>
          <table:table-cell table:style-name="ce32" table:number-columns-repeated="77"/>
          <table:table-cell table:style-name="ce37"/>
          <table:table-cell table:number-columns-repeated="94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aaa" table:base-cell-address="$表紙.$A$1" table:expression="#ref!"/>
          <table:named-expression table:name="DICT" table:base-cell-address="$表紙.$A$1" table:expression="#ref!"/>
          <table:named-expression table:name="DICT_1" table:base-cell-address="$表紙.$A$1" table:expression="#ref!"/>
          <table:named-expression table:name="Excel_BuiltIn_Print_Area_19_1" table:base-cell-address="$表紙.$A$1" table:expression="#ref!"/>
          <table:named-expression table:name="Excel_BuiltIn_Print_Area_19_1_1" table:base-cell-address="$表紙.$A$1" table:expression="#ref!"/>
          <table:named-expression table:name="Excel_BuiltIn_Print_Area_19_1_2" table:base-cell-address="$表紙.$A$1" table:expression="#ref!"/>
          <table:named-expression table:name="Excel_BuiltIn_Print_Area_2" table:base-cell-address="$表紙.$A$1" table:expression="#ref!"/>
          <table:named-expression table:name="Excel_BuiltIn_Print_Titles" table:base-cell-address="$表紙.$A$1" table:expression="#ref!"/>
          <table:named-expression table:name="Excel_BuiltIn_Print_Titles_1" table:base-cell-address="$表紙.$A$1" table:expression="#ref!"/>
          <table:named-expression table:name="Excel_BuiltIn_Print_Titles_1_1" table:base-cell-address="$表紙.$A$1" table:expression="#ref!"/>
          <table:named-expression table:name="Excel_BuiltIn_Print_Titles_10" table:base-cell-address="$表紙.$A$1" table:expression="#ref!"/>
          <table:named-expression table:name="Excel_BuiltIn_Print_Titles_10_2" table:base-cell-address="$表紙.$A$1" table:expression="#ref!"/>
          <table:named-expression table:name="Excel_BuiltIn_Print_Titles_2" table:base-cell-address="$表紙.$A$1" table:expression="#ref!"/>
          <table:named-expression table:name="Excel_BuiltIn_Print_Titles_2_1" table:base-cell-address="$表紙.$A$1" table:expression="#ref!"/>
          <table:named-expression table:name="Excel_BuiltIn_Print_Titles_3" table:base-cell-address="$表紙.$A$1" table:expression="#ref!"/>
          <table:named-expression table:name="Excel_BuiltIn_Print_Titles_3_1" table:base-cell-address="$表紙.$A$1" table:expression="#ref!"/>
          <table:named-expression table:name="Excel_BuiltIn_Print_Titles_3_1_1" table:base-cell-address="$表紙.$A$1" table:expression="#ref!"/>
          <table:named-expression table:name="Excel_BuiltIn_Print_Titles_3_3" table:base-cell-address="$表紙.$A$1" table:expression="#ref!"/>
          <table:named-expression table:name="Excel_BuiltIn_Print_Titles_4" table:base-cell-address="$表紙.$A$1" table:expression="#ref!"/>
          <table:named-expression table:name="Excel_BuiltIn_Print_Titles_4_1" table:base-cell-address="$表紙.$A$1" table:expression="#ref!"/>
          <table:named-expression table:name="Excel_BuiltIn_Print_Titles_4_1_1" table:base-cell-address="$表紙.$A$1" table:expression="#ref!"/>
          <table:named-expression table:name="Excel_BuiltIn_Print_Titles_4_3" table:base-cell-address="$表紙.$A$1" table:expression="#ref!"/>
          <table:named-expression table:name="Excel_BuiltIn_Print_Titles_5" table:base-cell-address="$表紙.$A$1" table:expression="#ref!"/>
          <table:named-expression table:name="Excel_BuiltIn_Print_Titles_5_2" table:base-cell-address="$表紙.$A$1" table:expression="#ref!"/>
          <table:named-expression table:name="Excel_BuiltIn_Print_Titles_6" table:base-cell-address="$表紙.$A$1" table:expression="#ref!"/>
          <table:named-expression table:name="Excel_BuiltIn_Print_Titles_6_1" table:base-cell-address="$表紙.$A$1" table:expression="#ref!"/>
          <table:named-expression table:name="Excel_BuiltIn_Print_Titles_8" table:base-cell-address="$表紙.$A$1" table:expression="#ref!"/>
          <table:named-expression table:name="Excel_BuiltIn_Print_Titles_8_2" table:base-cell-address="$表紙.$A$1" table:expression="#ref!"/>
          <table:named-expression table:name="Excel_BuiltIn_Print_Titles_9" table:base-cell-address="$表紙.$A$1" table:expression="#ref!"/>
          <table:named-expression table:name="Excel_BuiltIn_Print_Titles_9_2" table:base-cell-address="$表紙.$A$1" table:expression="#ref!"/>
          <table:named-range table:name="_xlnm.Print_Titles" table:base-cell-address="$表紙.$A$1" table:cell-range-address="$'画面遷移図（1画面）'.$A$1:.$AMJ$6" table:range-usable-as="repeat-column repeat-row"/>
          <table:named-expression table:name="講座名" table:base-cell-address="$表紙.$A$1" table:expression="#ref!"/>
          <table:named-expression table:name="講座名_2" table:base-cell-address="$表紙.$A$1" table:expression="#ref!"/>
        </table:named-expressions>
      </table:table>
      <table:table table:name="画面遷移図(ユーザー)" table:style-name="ta5" table:print-ranges="'画面遷移図(ユーザー)'.A1:'画面遷移図(ユーザー)'.CA53">
        <office:forms form:automatic-focus="false" form:apply-design-mode="false"/>
        <table:table-column table:style-name="co2" table:number-columns-repeated="1024" table:default-cell-style-name="ce4"/>
        <table:table-row table:style-name="ro1">
          <table:table-cell table:style-name="ce22" office:value-type="string" table:number-columns-spanned="19" table:number-rows-spanned="3">
            <text:p>画面遷移図</text:p>
          </table:table-cell>
          <table:covered-table-cell table:number-columns-repeated="18" table:style-name="ce22"/>
          <table:table-cell table:style-name="ce40"/>
          <table:table-cell table:style-name="ce107" office:value-type="string">
            <text:p>システム名</text:p>
          </table:table-cell>
          <table:table-cell table:style-name="ce108" table:number-columns-repeated="8"/>
          <table:table-cell table:style-name="ce111" office:value-type="string">
            <text:p>受注管理システム</text:p>
          </table:table-cell>
          <table:table-cell table:style-name="ce40" table:number-columns-repeated="24"/>
          <table:table-cell table:style-name="ce54"/>
          <table:table-cell table:style-name="ce42" office:value-type="string">
            <text:p><text:s/>作成日</text:p>
          </table:table-cell>
          <table:table-cell table:style-name="ce45" table:number-columns-repeated="3"/>
          <table:table-cell table:style-name="ce57"/>
          <table:table-cell table:style-name="ce58" office:value-type="string">
            <text:p>2024/06/19</text:p>
          </table:table-cell>
          <table:table-cell table:style-name="ce59" table:number-columns-repeated="5"/>
          <table:table-cell table:style-name="ce60"/>
          <table:table-cell table:style-name="ce42" office:value-type="string">
            <text:p><text:s/>作成者</text:p>
          </table:table-cell>
          <table:table-cell table:style-name="ce44" table:number-columns-repeated="4"/>
          <table:table-cell table:style-name="ce48" office:value-type="string">
            <text:p>城田大輝</text:p>
          </table:table-cell>
          <table:table-cell table:style-name="ce50" table:number-columns-repeated="5"/>
          <table:table-cell table:style-name="ce55"/>
          <table:table-cell table:style-name="ce41" table:number-columns-repeated="945"/>
        </table:table-row>
        <table:table-row table:style-name="ro1">
          <table:covered-table-cell table:number-columns-repeated="19" table:style-name="ce22"/>
          <table:table-cell table:style-name="ce41"/>
          <table:table-cell table:style-name="ce43"/>
          <table:table-cell table:style-name="ce45" table:number-columns-repeated="8"/>
          <table:table-cell table:style-name="ce48"/>
          <table:table-cell table:style-name="ce50" table:number-columns-repeated="24"/>
          <table:table-cell table:style-name="ce55"/>
          <table:table-cell table:style-name="ce42" office:value-type="string">
            <text:p><text:s/>更新日</text:p>
          </table:table-cell>
          <table:table-cell table:style-name="ce45" table:number-columns-repeated="3"/>
          <table:table-cell table:style-name="ce57"/>
          <table:table-cell table:style-name="ce58"/>
          <table:table-cell table:style-name="ce59" table:number-columns-repeated="5"/>
          <table:table-cell table:style-name="ce60"/>
          <table:table-cell table:style-name="ce42" office:value-type="string">
            <text:p><text:s/>更新者</text:p>
          </table:table-cell>
          <table:table-cell table:style-name="ce45" table:number-columns-repeated="4"/>
          <table:table-cell table:style-name="ce48"/>
          <table:table-cell table:style-name="ce50" table:number-columns-repeated="5"/>
          <table:table-cell table:style-name="ce55"/>
          <table:table-cell table:style-name="ce41" table:number-columns-repeated="945"/>
        </table:table-row>
        <table:table-row table:style-name="ro1">
          <table:covered-table-cell table:number-columns-repeated="19" table:style-name="ce22"/>
          <table:table-cell table:style-name="ce41"/>
          <table:table-cell table:style-name="ce43" office:value-type="string">
            <text:p><text:s/></text:p>
          </table:table-cell>
          <table:table-cell table:style-name="ce46" table:number-columns-repeated="8"/>
          <table:table-cell table:style-name="ce49"/>
          <table:table-cell table:style-name="ce51" table:number-columns-repeated="24"/>
          <table:table-cell table:style-name="ce56"/>
          <table:table-cell table:style-name="ce43"/>
          <table:table-cell table:style-name="ce45" table:number-columns-repeated="3"/>
          <table:table-cell table:style-name="ce57"/>
          <table:table-cell table:style-name="ce58"/>
          <table:table-cell table:style-name="ce59" table:number-columns-repeated="5"/>
          <table:table-cell table:style-name="ce60"/>
          <table:table-cell table:style-name="ce43"/>
          <table:table-cell table:style-name="ce46" table:number-columns-repeated="4"/>
          <table:table-cell table:style-name="ce48" office:value-type="string">
            <text:p><text:s/></text:p>
          </table:table-cell>
          <table:table-cell table:style-name="ce50" table:number-columns-repeated="5"/>
          <table:table-cell table:style-name="ce55"/>
          <table:table-cell table:style-name="ce41" table:number-columns-repeated="945"/>
        </table:table-row>
        <table:table-row table:style-name="ro1">
          <table:table-cell table:style-name="ce2"/>
          <table:table-cell table:number-columns-repeated="77"/>
          <table:table-cell table:style-name="ce20"/>
          <table:table-cell table:number-columns-repeated="945"/>
        </table:table-row>
        <table:table-row table:style-name="ro1">
          <table:table-cell table:style-name="ce23"/>
          <table:table-cell table:style-name="ce28" table:number-columns-repeated="8"/>
          <table:table-cell table:style-name="ce91"/>
          <table:table-cell table:style-name="ce28" table:number-columns-repeated="68"/>
          <table:table-cell table:style-name="ce61"/>
          <table:table-cell table:number-columns-repeated="945"/>
        </table:table-row>
        <table:table-row table:style-name="ro4">
          <table:table-cell table:style-name="ce24"/>
          <table:table-cell table:style-name="ce29" table:number-columns-repeated="37"/>
          <table:table-cell table:style-name="ce53"/>
          <table:table-cell table:style-name="ce29" table:number-columns-repeated="7"/>
          <table:table-cell table:style-name="ce53"/>
          <table:table-cell table:style-name="ce29" table:number-columns-repeated="31"/>
          <table:table-cell table:style-name="ce62"/>
          <table:table-cell table:number-columns-repeated="945"/>
        </table:table-row>
        <table:table-row table:style-name="ro1">
          <table:table-cell table:style-name="ce25"/>
          <table:table-cell table:style-name="ce30" table:number-columns-repeated="77"/>
          <table:table-cell table:style-name="ce19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10"/>
          <table:table-cell table:style-name="ce31">
            <draw:custom-shape table:end-cell-address="'画面遷移図(ユーザー)'.AC16" table:end-x="0.393cm" table:end-y="0.483cm" draw:z-index="37" draw:name="正方形/長方形 16" draw:style-name="gr9" draw:text-style-name="P2" xml:id="id1" draw:id="id1" svg:width="8.218cm" svg:height="4.645cm" svg:x="0.42cm" svg:y="0.056cm">
              <text:p/>
              <draw:enhanced-geometry svg:viewBox="0 0 21600 21600" draw:type="rectangle" draw:enhanced-path="M 0 0 L 21600 0 21600 21600 0 21600 0 0 Z N"/>
            </draw:custom-shape>
            <draw:custom-shape table:end-cell-address="'画面遷移図(ユーザー)'.AC9" table:end-x="0.403cm" table:end-y="0.227cm" draw:z-index="38" draw:name="正方形/長方形 17" draw:style-name="gr10" draw:text-style-name="P2" svg:width="8.237cm" svg:height="0.706cm" svg:x="0.411cm" svg:y="0.048cm">
              <text:p/>
              <draw:enhanced-geometry svg:viewBox="0 0 21600 21600" draw:type="rectangle" draw:enhanced-path="M 0 0 L 21600 0 21600 21600 0 21600 0 0 Z N"/>
            </draw:custom-shape>
            <draw:custom-shape table:end-cell-address="'画面遷移図(ユーザー)'.AC9" table:end-x="0.375cm" table:end-y="0.212cm" draw:z-index="39" draw:name="テキスト ボックス 18" draw:style-name="gr11" draw:text-style-name="P11" svg:width="8.259cm" svg:height="0.47cm" svg:x="0.361cm" svg:y="0.269cm">
              <text:p text:style-name="P10"><text:span text:style-name="T4">商品一覧画面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20"/>
          <table:table-cell table:style-name="ce31">
            <draw:custom-shape table:end-cell-address="'画面遷移図(ユーザー)'.AS9" table:end-x="0.479cm" table:end-y="0.115cm" draw:z-index="5" draw:name="Rectangle 32" draw:style-name="gr12" draw:text-style-name="P2" svg:width="6.286cm" svg:height="0.632cm" svg:x="0.013cm" svg:y="0.01cm">
              <text:p text:style-name="P3"><text:span text:style-name="T5">注文画面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45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31"/>
          <table:table-cell table:style-name="ce31">
            <draw:custom-shape table:end-cell-address="'画面遷移図(ユーザー)'.AS22" table:end-x="0.462cm" table:end-y="0.256cm" draw:z-index="4" draw:name="Rectangle 31" draw:style-name="gr13" draw:text-style-name="P2" xml:id="id2" draw:id="id2" svg:width="6.269cm" svg:height="6.994cm" svg:x="0.013cm" svg:y="0.116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1">
            <draw:custom-shape table:end-cell-address="'画面遷移図(ユーザー)'.AK9" table:end-x="0.444cm" table:end-y="0.433cm" draw:z-index="6" draw:name="Rectangle 35" draw:style-name="gr14" draw:text-style-name="P2" svg:width="1.683cm" svg:height="0.264cm" svg:x="0.216cm" svg:y="0.169cm">
              <text:p text:style-name="P1"><text:span text:style-name="T6">メールアドレス</text:span></text:p>
              <draw:enhanced-geometry svg:viewBox="0 0 21600 21600" draw:type="rectangle" draw:enhanced-path="M 0 0 L 21600 0 21600 21600 0 21600 0 0 Z N"/>
            </draw:custom-shape>
            <draw:custom-shape table:end-cell-address="'画面遷移図(ユーザー)'.AO10" table:end-x="0.03cm" table:end-y="0.292cm" draw:z-index="7" draw:name="Rectangle 36" draw:style-name="gr15" draw:text-style-name="P2" svg:width="3.191cm" svg:height="0.351cm" svg:x="0.234cm" svg:y="0.469cm">
              <text:p text:style-name="P1"><text:span text:style-name="T7">E-mail@example.com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44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11"/>
          <table:table-cell table:style-name="ce31">
            <draw:custom-shape table:end-cell-address="'画面遷移図(ユーザー)'.AE16" table:end-x="0.21cm" table:end-y="0.493cm" draw:z-index="40" draw:name="テキスト ボックス 30" draw:style-name="gr11" draw:text-style-name="P13" svg:width="8.784cm" svg:height="3.316cm" svg:x="0.156cm" svg:y="0.34cm">
              <text:p text:style-name="P12"><text:span text:style-name="T8">管理者ログイン</text:span><text:span text:style-name="T9"><text:line-break/></text:span><text:span text:style-name="T9">商品一覧</text:span></text:p>
              <text:p text:style-name="P12"><text:span text:style-name="T8"/></text:p>
              <text:p text:style-name="P12"><text:span text:style-name="T8">注文画面へ</text:span></text:p>
              <text:p text:style-name="P12"><text:span text:style-name="T8">No</text:span><text:span text:style-name="T8">　　商品名　　　　</text:span><text:span text:style-name="T8"><text:tab/></text:span><text:span text:style-name="T8">在庫数　　　　</text:span><text:span text:style-name="T8"><text:tab/></text:span><text:span text:style-name="T8">金額</text:span></text:p>
              <text:p text:style-name="P12"><text:span text:style-name="T8"/></text:p>
              <text:p text:style-name="P12"><text:span text:style-name="T8">10 <text:s text:c="4"/></text:span><text:span text:style-name="T8">ユニフォーム</text:span><text:span text:style-name="T8">A</text:span><text:span text:style-name="T8">　　　</text:span><text:span text:style-name="T8">1</text:span><text:span text:style-name="T8">　　　</text:span><text:span text:style-name="T8"><text:tab/></text:span><text:span text:style-name="T8"><text:tab/></text:span><text:span text:style-name="T8">￥</text:span><text:span text:style-name="T8">5000</text:span></text:p>
              <text:p text:style-name="P12"><text:span text:style-name="T8">9</text:span><text:span text:style-name="T8">　 <text:s text:c="3"/>ユニフォーム</text:span><text:span text:style-name="T8">B</text:span><text:span text:style-name="T8">　　　</text:span><text:span text:style-name="T8">1</text:span><text:span text:style-name="T8">　　　</text:span><text:span text:style-name="T8"><text:tab/></text:span><text:span text:style-name="T8"><text:tab/></text:span><text:span text:style-name="T8">￥</text:span><text:span text:style-name="T8">5000</text:span></text:p>
              <text:p text:style-name="P12"><text:span text:style-name="T8">8</text:span><text:span text:style-name="T8">　 <text:s text:c="3"/>ユニフォーム</text:span><text:span text:style-name="T8">B</text:span><text:span text:style-name="T8">　　　</text:span><text:span text:style-name="T8">1</text:span><text:span text:style-name="T8">　　　</text:span><text:span text:style-name="T8"><text:tab/></text:span><text:span text:style-name="T8"><text:tab/></text:span><text:span text:style-name="T8">￥</text:span><text:span text:style-name="T8">5000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20"/>
          <table:table-cell table:style-name="ce31">
            <draw:custom-shape table:end-cell-address="'画面遷移図(ユーザー)'.AK11" table:end-x="0.409cm" table:end-y="0.186cm" draw:z-index="12" draw:name="Rectangle 35" draw:style-name="gr14" draw:text-style-name="P2" svg:width="1.683cm" svg:height="0.403cm" svg:x="0.181cm" svg:y="0.31cm">
              <text:p text:style-name="P1"><text:span text:style-name="T6">お名前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44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5"/>
          <table:table-cell/>
          <table:table-cell table:style-name="ce31" table:number-columns-repeated="21"/>
          <table:table-cell table:style-name="ce31">
            <draw:custom-shape table:end-cell-address="'画面遷移図(ユーザー)'.AG12" table:end-x="0.241cm" table:end-y="0.17cm" draw:z-index="42" draw:name="Text Box 20" draw:style-name="gr16" draw:text-style-name="P14" svg:width="1.921cm" svg:height="0.508cm" svg:x="0.26cm" svg:y="0.189cm">
              <text:p text:style-name="P3"><text:span text:style-name="T10">注文画面へ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4"/>
          <table:table-cell table:style-name="ce31">
            <draw:custom-shape table:end-cell-address="'画面遷移図(ユーザー)'.AL12" table:end-x="0.215cm" table:end-y="0.01cm" draw:z-index="13" draw:name="Rectangle 36" draw:style-name="gr15" draw:text-style-name="P2" svg:width="1.904cm" svg:height="0.35cm" svg:x="0.251cm" svg:y="0.187cm">
              <text:p text:style-name="P1"><text:span text:style-name="T11">神田　花子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44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5"/>
          <table:table-cell/>
          <table:table-cell table:style-name="ce31" table:number-columns-repeated="21"/>
          <table:table-cell table:style-name="ce31">
            <draw:connector table:end-cell-address="'画面遷移図(ユーザー)'.AG15" table:end-x="0.013cm" table:end-y="0.449cm" draw:z-index="41" draw:name="AutoShape 21" draw:style-name="gr6" draw:text-style-name="P8" svg:x1="0.393cm" svg:y1="0.269cm" svg:x2="1.953cm" svg:y2="2.031cm" draw:start-shape="id1" draw:start-glue-point="1" draw:end-shape="id2" svg:d="M13973 6094h791v1762h769">
              <text:p/>
            </draw:connector>
          </table:table-cell>
          <table:table-cell table:style-name="ce31" table:number-columns-repeated="4"/>
          <table:table-cell table:style-name="ce31">
            <draw:custom-shape table:end-cell-address="'画面遷移図(ユーザー)'.AK12" table:end-x="0.427cm" table:end-y="0.468cm" draw:z-index="14" draw:name="Rectangle 35" draw:style-name="gr14" draw:text-style-name="P2" svg:width="1.701cm" svg:height="0.405cm" svg:x="0.181cm" svg:y="0.063cm">
              <text:p text:style-name="P1"><text:span text:style-name="T6">住所</text:span></text:p>
              <draw:enhanced-geometry svg:viewBox="0 0 21600 21600" draw:type="rectangle" draw:enhanced-path="M 0 0 L 21600 0 21600 21600 0 21600 0 0 Z N"/>
            </draw:custom-shape>
            <draw:custom-shape table:end-cell-address="'画面遷移図(ユーザー)'.AO13" table:end-x="0.03cm" table:end-y="0.239cm" draw:z-index="15" draw:name="Rectangle 36" draw:style-name="gr15" draw:text-style-name="P2" svg:width="3.191cm" svg:height="0.332cm" svg:x="0.234cm" svg:y="0.434cm">
              <text:p text:style-name="P1"><text:span text:style-name="T11">東京都千代田区神田○○町</text:span><text:span text:style-name="T6"> 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44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32"/>
          <table:table-cell table:style-name="ce31">
            <draw:custom-shape table:end-cell-address="'画面遷移図(ユーザー)'.AK14" table:end-x="0.426cm" table:end-y="0.133cm" draw:z-index="16" draw:name="Rectangle 35" draw:style-name="gr14" draw:text-style-name="P2" svg:width="1.683cm" svg:height="0.403cm" svg:x="0.198cm" svg:y="0.257cm">
              <text:p text:style-name="P1"><text:span text:style-name="T6">商品の種類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44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32"/>
          <table:table-cell table:style-name="ce31">
            <draw:custom-shape table:end-cell-address="'画面遷移図(ユーザー)'.AM14" table:end-x="0.409cm" table:end-y="0.432cm" draw:z-index="17" draw:name="Rectangle 36" draw:style-name="gr15" draw:text-style-name="P2" svg:width="2.565cm" svg:height="0.334cm" svg:x="0.269cm" svg:y="0.098cm">
              <text:p text:style-name="P1"><text:span text:style-name="T11">サッカーユニフォーム</text:span><text:span text:style-name="T12">A</text:span></text:p>
              <draw:enhanced-geometry svg:viewBox="0 0 21600 21600" draw:type="rectangle" draw:enhanced-path="M 0 0 L 21600 0 21600 21600 0 21600 0 0 Z N"/>
            </draw:custom-shape>
            <draw:custom-shape table:end-cell-address="'画面遷移図(ユーザー)'.AL15" table:end-x="0.012cm" table:end-y="0.345cm" draw:z-index="20" draw:name="Rectangle 35" draw:style-name="gr14" draw:text-style-name="P2" svg:width="1.754cm" svg:height="0.404cm" svg:x="0.198cm" svg:y="0.469cm">
              <text:p text:style-name="P1"><text:span text:style-name="T6">購入個数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4"/>
          <table:table-cell table:style-name="ce31">
            <draw:custom-shape table:end-cell-address="'画面遷移図(ユーザー)'.AM14" table:end-x="0.409cm" table:end-y="0.432cm" draw:z-index="18" draw:name="Rectangle 19" draw:style-name="gr17" draw:text-style-name="P2" svg:width="0.299cm" svg:height="0.334cm" svg:x="0.11cm" svg:y="0.098cm">
              <text:p/>
              <draw:enhanced-geometry svg:viewBox="0 0 21600 21600" draw:type="rectangle" draw:enhanced-path="M 0 0 L 21600 0 21600 21600 0 21600 0 0 Z N"/>
            </draw:custom-shape>
            <draw:custom-shape table:end-cell-address="'画面遷移図(ユーザー)'.AM14" table:end-x="0.389cm" table:end-y="0.404cm" draw:z-index="19" draw:name="AutoShape 20" draw:style-name="gr18" draw:text-style-name="P2" svg:width="0.246cm" svg:height="0.283cm" svg:x="0.143cm" svg:y="0.121cm">
              <text:p/>
  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table:table-cell>
          <table:table-cell table:style-name="ce31" table:number-columns-repeated="39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32"/>
          <table:table-cell table:style-name="ce31">
            <draw:custom-shape table:end-cell-address="'画面遷移図(ユーザー)'.AL16" table:end-x="0.215cm" table:end-y="0.151cm" draw:z-index="21" draw:name="Rectangle 36" draw:style-name="gr15" draw:text-style-name="P2" svg:width="1.904cm" svg:height="0.35cm" svg:x="0.251cm" svg:y="0.328cm">
              <text:p text:style-name="P1"><text:span text:style-name="T11">○○</text:span><text:span text:style-name="T11">個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44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32"/>
          <table:table-cell table:style-name="ce31">
            <draw:custom-shape table:end-cell-address="'画面遷移図(ユーザー)'.AL17" table:end-x="0.03cm" table:end-y="0.027cm" draw:z-index="22" draw:name="Rectangle 35" draw:style-name="gr14" draw:text-style-name="P2" svg:width="1.754cm" svg:height="0.385cm" svg:x="0.216cm" svg:y="0.169cm">
              <text:p text:style-name="P1"><text:span text:style-name="T6">合計金額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44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32"/>
          <table:table-cell table:style-name="ce31">
            <draw:custom-shape table:end-cell-address="'画面遷移図(ユーザー)'.AL17" table:end-x="0.233cm" table:end-y="0.344cm" draw:z-index="23" draw:name="Rectangle 36" draw:style-name="gr15" draw:text-style-name="P2" svg:width="1.904cm" svg:height="0.334cm" svg:x="0.269cm" svg:y="0.01cm">
              <text:p text:style-name="P1"><text:span text:style-name="T11">￥</text:span></text:p>
              <draw:enhanced-geometry svg:viewBox="0 0 21600 21600" draw:type="rectangle" draw:enhanced-path="M 0 0 L 21600 0 21600 21600 0 21600 0 0 Z N"/>
            </draw:custom-shape>
            <draw:custom-shape table:end-cell-address="'画面遷移図(ユーザー)'.AL18" table:end-x="0.012cm" table:end-y="0.239cm" draw:z-index="24" draw:name="Rectangle 35" draw:style-name="gr14" draw:text-style-name="P2" svg:width="1.754cm" svg:height="0.385cm" svg:x="0.198cm" svg:y="0.381cm">
              <text:p text:style-name="P1"><text:span text:style-name="T6">備考欄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44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32"/>
          <table:table-cell table:style-name="ce31">
            <draw:custom-shape table:end-cell-address="'画面遷移図(ユーザー)'.AR20" table:end-x="0.074cm" table:end-y="0.415cm" draw:z-index="25" draw:name="Rectangle 36" draw:style-name="gr19" draw:text-style-name="P2" svg:width="4.62cm" svg:height="1.229cm" svg:x="0.304cm" svg:y="0.2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44"/>
          <table:table-cell table:style-name="ce20"/>
          <table:table-cell table:number-columns-repeated="945"/>
        </table:table-row>
        <table:table-row table:style-name="ro1" table:number-rows-repeated="2">
          <table:table-cell table:style-name="ce26"/>
          <table:table-cell table:style-name="ce31" table:number-columns-repeated="77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35"/>
          <table:table-cell table:style-name="ce31">
            <draw:custom-shape table:end-cell-address="'画面遷移図(ユーザー)'.AO22" table:end-x="0.144cm" table:end-y="0.009cm" draw:z-index="8" draw:name="Rectangle 37" draw:style-name="gr20" draw:text-style-name="P2" svg:width="1.868cm" svg:height="0.526cm" svg:x="0.216cm" svg:y="0.01cm">
              <text:p text:style-name="P3"><text:span text:style-name="T13">購入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41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36"/>
          <table:table-cell table:style-name="ce31">
            <draw:connector table:end-cell-address="'画面遷移図(ユーザー)'.AL25" table:end-x="0.483cm" table:end-y="0.363cm" draw:z-index="35" draw:name="AutoShape 21" draw:style-name="gr6" draw:text-style-name="P8" svg:x1="0.03cm" svg:y1="1.944cm" svg:x2="0.483cm" svg:y2="0.525cm" svg:d="M17975 13041v-709h453v-710">
              <text:p/>
            </draw:connector>
          </table:table-cell>
          <table:table-cell table:style-name="ce31">
            <draw:connector table:end-cell-address="'画面遷移図(ユーザー)'.AM25" table:end-x="0.483cm" table:end-y="0.398cm" draw:z-index="3" draw:name="AutoShape 21" draw:style-name="gr6" draw:text-style-name="P8" svg:x1="0.483cm" svg:y1="0.525cm" svg:x2="0.483cm" svg:y2="1.979cm" svg:d="M18913 11622v1454">
              <text:p/>
            </draw:connector>
          </table:table-cell>
          <table:table-cell table:style-name="ce31" table:number-columns-repeated="5"/>
          <table:table-cell table:style-name="ce31">
            <draw:custom-shape table:end-cell-address="'画面遷移図(ユーザー)'.AS23" table:end-x="0.374cm" table:end-y="0.45cm" draw:z-index="10" draw:name="Rectangle 60" draw:style-name="gr21" draw:text-style-name="P2" svg:width="0.308cm" svg:height="0.473cm" svg:x="0.066cm" svg:y="0.50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33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31"/>
          <table:table-cell table:style-name="ce31">
            <draw:custom-shape table:end-cell-address="'画面遷移図(ユーザー)'.AK24" table:end-x="0.197cm" table:end-y="0.468cm" draw:z-index="36" draw:name="Text Box 20" draw:style-name="gr16" draw:text-style-name="P2" svg:width="1.921cm" svg:height="0.508cm" svg:x="0.216cm" svg:y="0.487cm">
              <text:p text:style-name="P3"><text:span text:style-name="T10">戻る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6"/>
          <table:table-cell table:style-name="ce31">
            <draw:custom-shape table:end-cell-address="'画面遷移図(ユーザー)'.AR24" table:end-x="0.127cm" table:end-y="0.501cm" draw:z-index="2" draw:name="Text Box 20" draw:style-name="gr16" draw:text-style-name="P2" svg:width="1.939cm" svg:height="0.508cm" svg:x="0.128cm" svg:y="0.52cm">
              <text:p text:style-name="P3"><text:span text:style-name="T14">購入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38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77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31"/>
          <table:table-cell table:style-name="ce31">
            <draw:custom-shape table:end-cell-address="'画面遷移図(ユーザー)'.AS26" table:end-x="0.479cm" table:end-y="0.519cm" draw:z-index="1" draw:name="Rectangle 4" draw:style-name="gr22" draw:text-style-name="P2" svg:width="6.286cm" svg:height="0.56cm" svg:x="0.013cm" svg:y="0.487cm">
              <text:p text:style-name="P3"><text:span text:style-name="T15">購入確認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45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5"/>
          <table:table-cell table:number-columns-repeated="2"/>
          <table:table-cell table:style-name="ce31" table:number-columns-repeated="8"/>
          <table:table-cell table:style-name="ce31">
            <draw:custom-shape table:end-cell-address="'画面遷移図(ユーザー)'.Y28" table:end-x="0.461cm" table:end-y="0.261cm" draw:z-index="9" draw:name="Rectangle 53" draw:style-name="gr23" draw:text-style-name="P2" svg:width="3.879cm" svg:height="1.054cm" svg:x="0.462cm" svg:y="0.261cm">
              <text:p text:style-name="P3"><text:span text:style-name="T16">ユーザー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15"/>
          <table:table-cell table:style-name="ce31">
            <draw:custom-shape table:end-cell-address="'画面遷移図(ユーザー)'.AS34" table:end-x="0.462cm" table:end-y="0.31cm" draw:z-index="0" draw:name="Rectangle 3" draw:style-name="gr13" draw:text-style-name="P2" svg:width="6.269cm" svg:height="4.007cm" svg:x="0.013cm" svg:y="0.52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45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5"/>
          <table:table-cell table:number-columns-repeated="2"/>
          <table:table-cell table:style-name="ce31" table:number-columns-repeated="27"/>
          <table:table-cell table:style-name="ce31">
            <draw:custom-shape table:end-cell-address="'画面遷移図(ユーザー)'.AQ28" table:end-x="0.374cm" table:end-y="0.063cm" draw:z-index="26" draw:name="Rectangle 35" draw:style-name="gr14" draw:text-style-name="P2" svg:width="3.359cm" svg:height="0.403cm" svg:x="0.41cm" svg:y="0.187cm">
              <text:p text:style-name="P1"><text:span text:style-name="T17">注文が完了しました。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42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5"/>
          <table:table-cell table:number-columns-repeated="2"/>
          <table:table-cell table:style-name="ce31" table:number-columns-repeated="25"/>
          <table:table-cell table:style-name="ce31">
            <draw:custom-shape table:end-cell-address="'画面遷移図(ユーザー)'.AK28" table:end-x="0.144cm" table:end-y="0.486cm" draw:z-index="27" draw:name="Rectangle 35" draw:style-name="gr14" draw:text-style-name="P2" svg:width="1.295cm" svg:height="0.405cm" svg:x="0.304cm" svg:y="0.081cm">
              <text:p text:style-name="P1"><text:span text:style-name="T17">お届け先</text:span></text:p>
              <draw:enhanced-geometry svg:viewBox="0 0 21600 21600" draw:type="rectangle" draw:enhanced-path="M 0 0 L 21600 0 21600 21600 0 21600 0 0 Z N"/>
            </draw:custom-shape>
            <draw:custom-shape table:end-cell-address="'画面遷移図(ユーザー)'.AJ29" table:end-x="0.25cm" table:end-y="0.274cm" draw:z-index="28" draw:name="Rectangle 35" draw:style-name="gr14" draw:text-style-name="P2" svg:width="0.898cm" svg:height="0.403cm" svg:x="0.322cm" svg:y="0.398cm">
              <text:p text:style-name="P1"><text:span text:style-name="T17">名前：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44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5"/>
          <table:table-cell table:number-columns-repeated="2"/>
          <table:table-cell table:style-name="ce31" table:number-columns-repeated="25"/>
          <table:table-cell table:style-name="ce31">
            <draw:custom-shape table:end-cell-address="'画面遷移図(ユーザー)'.AJ30" table:end-x="0.25cm" table:end-y="0.098cm" draw:z-index="29" draw:name="Rectangle 35" draw:style-name="gr14" draw:text-style-name="P2" svg:width="0.898cm" svg:height="0.403cm" svg:x="0.322cm" svg:y="0.222cm">
              <text:p text:style-name="P1"><text:span text:style-name="T17">住所：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44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31"/>
          <table:table-cell table:style-name="ce52"/>
          <table:table-cell table:style-name="ce31">
            <draw:custom-shape table:end-cell-address="'画面遷移図(ユーザー)'.AK31" table:end-x="0.18cm" table:end-y="0.239cm" draw:z-index="30" draw:name="Rectangle 35" draw:style-name="gr14" draw:text-style-name="P2" svg:width="1.295cm" svg:height="0.404cm" svg:x="0.34cm" svg:y="0.363cm">
              <text:p text:style-name="P1"><text:span text:style-name="T17">注文内容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44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32"/>
          <table:table-cell table:style-name="ce31">
            <draw:custom-shape table:end-cell-address="'画面遷移図(ユーザー)'.AJ32" table:end-x="0.462cm" table:end-y="0.01cm" draw:z-index="31" draw:name="Rectangle 35" draw:style-name="gr14" draw:text-style-name="P2" svg:width="1.075cm" svg:height="0.403cm" svg:x="0.357cm" svg:y="0.134cm">
              <text:p text:style-name="P1"><text:span text:style-name="T17">商品名：</text:span></text:p>
              <draw:enhanced-geometry svg:viewBox="0 0 21600 21600" draw:type="rectangle" draw:enhanced-path="M 0 0 L 21600 0 21600 21600 0 21600 0 0 Z N"/>
            </draw:custom-shape>
            <draw:custom-shape table:end-cell-address="'画面遷移図(ユーザー)'.AK32" table:end-x="0.233cm" table:end-y="0.38cm" draw:z-index="32" draw:name="Rectangle 35" draw:style-name="gr14" draw:text-style-name="P2" svg:width="1.348cm" svg:height="0.403cm" svg:x="0.34cm" svg:y="0.504cm">
              <text:p text:style-name="P1"><text:span text:style-name="T17">購入個数：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44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32"/>
          <table:table-cell table:style-name="ce31">
            <draw:custom-shape table:end-cell-address="'画面遷移図(ユーザー)'.AK33" table:end-x="0.233cm" table:end-y="0.186cm" draw:z-index="33" draw:name="Rectangle 35" draw:style-name="gr14" draw:text-style-name="P2" svg:width="1.348cm" svg:height="0.403cm" svg:x="0.34cm" svg:y="0.31cm">
              <text:p text:style-name="P1"><text:span text:style-name="T17">合計金額：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44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35"/>
          <table:table-cell table:style-name="ce31">
            <draw:custom-shape table:end-cell-address="'画面遷移図(ユーザー)'.AO34" table:end-x="0.303cm" table:end-y="0.116cm" draw:z-index="34" draw:name="Rectangle 35" draw:style-name="gr14" draw:text-style-name="P2" svg:width="2.08cm" svg:height="0.403cm" svg:x="0.163cm" svg:y="0.24cm">
              <text:p text:style-name="P1"><text:span text:style-name="T18">注文画面に戻る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41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77"/>
          <table:table-cell table:style-name="ce20"/>
          <table:table-cell table:number-columns-repeated="945"/>
        </table:table-row>
        <table:table-row table:style-name="ro1">
          <table:table-cell table:style-name="ce26"/>
          <table:table-cell table:style-name="ce31" table:number-columns-repeated="41"/>
          <table:table-cell table:style-name="ce31">
            <draw:custom-shape table:end-cell-address="'画面遷移図(ユーザー)'.AQ36" table:end-x="0.374cm" table:end-y="0.327cm" draw:z-index="11" draw:name="Rectangle 62" draw:style-name="gr21" draw:text-style-name="P2" svg:width="0.308cm" svg:height="0.473cm" svg:x="0.066cm" svg:y="0.381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repeated="35"/>
          <table:table-cell table:style-name="ce20"/>
          <table:table-cell table:number-columns-repeated="945"/>
        </table:table-row>
        <table:table-row table:style-name="ro1" table:number-rows-repeated="17">
          <table:table-cell table:style-name="ce26"/>
          <table:table-cell table:style-name="ce31" table:number-columns-repeated="77"/>
          <table:table-cell table:style-name="ce20"/>
          <table:table-cell table:number-columns-repeated="945"/>
        </table:table-row>
        <table:table-row table:style-name="ro1">
          <table:table-cell table:style-name="ce27"/>
          <table:table-cell table:style-name="ce32" table:number-columns-repeated="77"/>
          <table:table-cell table:style-name="ce21"/>
          <table:table-cell table:number-columns-repeated="945"/>
        </table:table-row>
        <table:table-row table:style-name="ro1">
          <table:table-cell table:style-name="ce25"/>
          <table:table-cell table:style-name="ce30" table:number-columns-repeated="4"/>
          <table:table-cell table:style-name="ce31" table:number-columns-repeated="73"/>
          <table:table-cell table:style-name="ce20"/>
          <table:table-cell table:number-columns-repeated="945"/>
        </table:table-row>
        <table:table-row table:style-name="ro1" table:number-rows-repeated="17">
          <table:table-cell table:style-name="ce26"/>
          <table:table-cell table:style-name="ce31" table:number-columns-repeated="77"/>
          <table:table-cell table:style-name="ce20"/>
          <table:table-cell table:number-columns-repeated="945"/>
        </table:table-row>
        <table:table-row table:style-name="ro1">
          <table:table-cell table:style-name="ce27"/>
          <table:table-cell table:style-name="ce32" table:number-columns-repeated="77"/>
          <table:table-cell table:style-name="ce21"/>
          <table:table-cell table:number-columns-repeated="945"/>
        </table:table-row>
        <table:table-row table:style-name="ro5">
          <table:table-cell table:number-columns-repeated="1024"/>
        </table:table-row>
        <table:table-row table:style-name="ro1" table:number-rows-repeated="30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Print_Titles" table:base-cell-address="$表紙.$A$1" table:expression="'画面遷移図(ユーザー)'!#ref!"/>
          <table:named-range table:name="_xlnm.Print_Area" table:base-cell-address="$表紙.$A$1" table:cell-range-address="$'画面遷移図(ユーザー)'.$A$1:.$CA$53" table:range-usable-as="print-range"/>
        </table:named-expressions>
      </table:table>
      <table:table table:name="画面遷移図(管理者) " table:style-name="ta6" table:print-ranges="'画面遷移図(管理者) '.A1:'画面遷移図(管理者) '.CA53">
        <office:forms form:automatic-focus="false" form:apply-design-mode="false"/>
        <table:table-column table:style-name="co2" table:number-columns-repeated="256" table:default-cell-style-name="ce141"/>
        <table:table-column table:style-name="co3" table:number-columns-repeated="768" table:default-cell-style-name="標準_20_2"/>
        <table:table-row table:style-name="ro1">
          <table:table-cell table:style-name="ce134" office:value-type="string" table:number-columns-spanned="19" table:number-rows-spanned="3">
            <text:p>画面遷移図</text:p>
          </table:table-cell>
          <table:covered-table-cell table:number-columns-repeated="18" table:style-name="ce134"/>
          <table:table-cell table:style-name="ce148"/>
          <table:table-cell table:style-name="ce150" office:value-type="string">
            <text:p>システム名</text:p>
          </table:table-cell>
          <table:table-cell table:style-name="ce152" table:number-columns-repeated="8"/>
          <table:table-cell table:style-name="ce155" office:value-type="string">
            <text:p>受注管理システム</text:p>
          </table:table-cell>
          <table:table-cell table:style-name="ce148" table:number-columns-repeated="24"/>
          <table:table-cell table:style-name="ce162"/>
          <table:table-cell table:style-name="ce165" office:value-type="string">
            <text:p><text:s/>作成日</text:p>
          </table:table-cell>
          <table:table-cell table:style-name="ce153" table:number-columns-repeated="3"/>
          <table:table-cell table:style-name="ce167"/>
          <table:table-cell table:style-name="ce168" office:value-type="string">
            <text:p>2024/6/19</text:p>
          </table:table-cell>
          <table:table-cell table:style-name="ce169" table:number-columns-repeated="5"/>
          <table:table-cell table:style-name="ce170"/>
          <table:table-cell table:style-name="ce165" office:value-type="string">
            <text:p><text:s/>作成者</text:p>
          </table:table-cell>
          <table:table-cell table:style-name="ce171" table:number-columns-repeated="4"/>
          <table:table-cell table:style-name="ce156" office:value-type="string">
            <text:p>山岸睦美</text:p>
          </table:table-cell>
          <table:table-cell table:style-name="ce158" table:number-columns-repeated="5"/>
          <table:table-cell table:style-name="ce163"/>
          <table:table-cell table:style-name="ce149" table:number-columns-repeated="945"/>
        </table:table-row>
        <table:table-row table:style-name="ro1">
          <table:covered-table-cell table:number-columns-repeated="19" table:style-name="ce134"/>
          <table:table-cell table:style-name="ce149"/>
          <table:table-cell table:style-name="ce151"/>
          <table:table-cell table:style-name="ce153" table:number-columns-repeated="8"/>
          <table:table-cell table:style-name="ce156"/>
          <table:table-cell table:style-name="ce158" table:number-columns-repeated="24"/>
          <table:table-cell table:style-name="ce163"/>
          <table:table-cell table:style-name="ce165" office:value-type="string">
            <text:p><text:s/>更新日</text:p>
          </table:table-cell>
          <table:table-cell table:style-name="ce153" table:number-columns-repeated="3"/>
          <table:table-cell table:style-name="ce167"/>
          <table:table-cell table:style-name="ce168"/>
          <table:table-cell table:style-name="ce169" table:number-columns-repeated="5"/>
          <table:table-cell table:style-name="ce170"/>
          <table:table-cell table:style-name="ce165" office:value-type="string">
            <text:p><text:s/>更新者</text:p>
          </table:table-cell>
          <table:table-cell table:style-name="ce153" table:number-columns-repeated="4"/>
          <table:table-cell table:style-name="ce156"/>
          <table:table-cell table:style-name="ce158" table:number-columns-repeated="5"/>
          <table:table-cell table:style-name="ce163"/>
          <table:table-cell table:style-name="ce149" table:number-columns-repeated="945"/>
        </table:table-row>
        <table:table-row table:style-name="ro1">
          <table:covered-table-cell table:number-columns-repeated="19" table:style-name="ce134"/>
          <table:table-cell table:style-name="ce149"/>
          <table:table-cell table:style-name="ce151" office:value-type="string">
            <text:p><text:s/></text:p>
          </table:table-cell>
          <table:table-cell table:style-name="ce154" table:number-columns-repeated="8"/>
          <table:table-cell table:style-name="ce157"/>
          <table:table-cell table:style-name="ce159" table:number-columns-repeated="24"/>
          <table:table-cell table:style-name="ce164"/>
          <table:table-cell table:style-name="ce151"/>
          <table:table-cell table:style-name="ce153" table:number-columns-repeated="3"/>
          <table:table-cell table:style-name="ce167"/>
          <table:table-cell table:style-name="ce168"/>
          <table:table-cell table:style-name="ce169" table:number-columns-repeated="5"/>
          <table:table-cell table:style-name="ce170"/>
          <table:table-cell table:style-name="ce151"/>
          <table:table-cell table:style-name="ce154" table:number-columns-repeated="4"/>
          <table:table-cell table:style-name="ce156" office:value-type="string">
            <text:p><text:s/></text:p>
          </table:table-cell>
          <table:table-cell table:style-name="ce158" table:number-columns-repeated="5"/>
          <table:table-cell table:style-name="ce163"/>
          <table:table-cell table:style-name="ce149" table:number-columns-repeated="945"/>
        </table:table-row>
        <table:table-row table:style-name="ro1">
          <table:table-cell table:style-name="ce135"/>
          <table:table-cell table:number-columns-repeated="77"/>
          <table:table-cell table:style-name="ce172"/>
          <table:table-cell table:number-columns-repeated="945"/>
        </table:table-row>
        <table:table-row table:style-name="ro1">
          <table:table-cell table:style-name="ce136"/>
          <table:table-cell table:style-name="ce142" table:number-columns-repeated="8"/>
          <table:table-cell table:style-name="ce147"/>
          <table:table-cell table:style-name="ce142" table:number-columns-repeated="68"/>
          <table:table-cell table:style-name="ce173"/>
          <table:table-cell table:number-columns-repeated="945"/>
        </table:table-row>
        <table:table-row table:style-name="ro4">
          <table:table-cell table:style-name="ce137"/>
          <table:table-cell table:style-name="ce143" table:number-columns-repeated="37"/>
          <table:table-cell table:style-name="ce161"/>
          <table:table-cell table:style-name="ce143" table:number-columns-repeated="7"/>
          <table:table-cell table:style-name="ce161"/>
          <table:table-cell table:style-name="ce143" table:number-columns-repeated="31"/>
          <table:table-cell table:style-name="ce174"/>
          <table:table-cell table:number-columns-repeated="945"/>
        </table:table-row>
        <table:table-row table:style-name="ro1">
          <table:table-cell table:style-name="ce138"/>
          <table:table-cell table:style-name="ce144" table:number-columns-repeated="26"/>
          <table:table-cell table:style-name="ce144">
            <draw:custom-shape table:end-cell-address="'画面遷移図(管理者) '.AJ9" table:end-x="0.142cm" table:end-y="0.161cm" draw:z-index="1" draw:name="Rectangle 71" draw:style-name="gr23" draw:text-style-name="P2" svg:width="3.809cm" svg:height="1.053cm" svg:x="0.213cm" svg:y="0.162cm">
              <text:p text:style-name="P10"><text:span text:style-name="T19">管理者</text:span></text:p>
              <draw:enhanced-geometry draw:mirror-horizontal="false" draw:mirror-vertical="false" svg:viewBox="0 0 21600 21600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width/2"/>
                <draw:equation draw:name="f3" draw:formula="width"/>
                <draw:equation draw:name="f4" draw:formula="height/2"/>
                <draw:equation draw:name="f5" draw:formula="height"/>
              </draw:enhanced-geometry>
            </draw:custom-shape>
          </table:table-cell>
          <table:table-cell table:style-name="ce144" table:number-columns-repeated="50"/>
          <table:table-cell table:style-name="ce175"/>
          <table:table-cell table:number-columns-repeated="945"/>
        </table:table-row>
        <table:table-row table:style-name="ro1" table:number-rows-repeated="2">
          <table:table-cell table:style-name="ce139"/>
          <table:table-cell table:style-name="ce145" table:number-columns-repeated="77"/>
          <table:table-cell table:style-name="ce172"/>
          <table:table-cell table:number-columns-repeated="945"/>
        </table:table-row>
        <table:table-row table:style-name="ro1">
          <table:table-cell table:style-name="ce139"/>
          <table:table-cell table:style-name="ce145" table:number-columns-repeated="3"/>
          <table:table-cell table:style-name="ce145">
            <draw:custom-shape table:end-cell-address="'画面遷移図(管理者) '.V18" table:end-x="0.337cm" table:end-y="0.509cm" draw:z-index="9" draw:name="正方形/長方形 16" draw:style-name="gr9" draw:text-style-name="P2" xml:id="id3" draw:id="id3" svg:width="8.218cm" svg:height="4.645cm" svg:x="0.364cm" svg:y="0.081cm">
              <text:p/>
              <draw:enhanced-geometry svg:viewBox="0 0 21600 21600" draw:type="rectangle" draw:enhanced-path="M 0 0 L 21600 0 21600 21600 0 21600 0 0 Z N"/>
            </draw:custom-shape>
            <draw:custom-shape table:end-cell-address="'画面遷移図(管理者) '.V11" table:end-x="0.316cm" table:end-y="0.274cm" draw:z-index="10" draw:name="正方形/長方形 17" draw:style-name="gr10" draw:text-style-name="P2" svg:width="8.237cm" svg:height="0.706cm" svg:x="0.324cm" svg:y="0.095cm">
              <text:p/>
              <draw:enhanced-geometry svg:viewBox="0 0 21600 21600" draw:type="rectangle" draw:enhanced-path="M 0 0 L 21600 0 21600 21600 0 21600 0 0 Z N"/>
            </draw:custom-shape>
            <draw:custom-shape table:end-cell-address="'画面遷移図(管理者) '.V11" table:end-x="0.318cm" table:end-y="0.127cm" draw:z-index="11" draw:name="テキスト ボックス 18" draw:style-name="gr11" draw:text-style-name="P11" svg:width="8.259cm" svg:height="0.47cm" svg:x="0.304cm" svg:y="0.184cm">
              <text:p text:style-name="P10"><text:span text:style-name="T4">商品一覧画面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45" table:number-columns-repeated="20"/>
          <table:table-cell table:style-name="ce145">
            <draw:g table:end-cell-address="'画面遷移図(管理者) '.AM18" table:end-x="0.031cm" table:end-y="0.38cm" draw:z-index="2" draw:name="Group 80" xml:id="id4" draw:id="id4">
              <draw:custom-shape draw:name="Rectangle 81" draw:style-name="gr24" draw:text-style-name="P2" svg:width="6.148cm" svg:height="3.68cm" svg:x="0.16cm" svg:y="0.917cm">
                <text:p/>
                <draw:enhanced-geometry draw:mirror-horizontal="false" draw:mirror-vertical="false" svg:viewBox="0 0 21600 21600" draw:type="non-primitive" draw:enhanced-path="M ?f0 ?f0 L ?f1 ?f0 ?f1 ?f1 ?f0 ?f1 ?f0 ?f0 Z N">
                  <draw:equation draw:name="f0" draw:formula="0"/>
                  <draw:equation draw:name="f1" draw:formula="21600"/>
                  <draw:equation draw:name="f2" draw:formula="width/2"/>
                  <draw:equation draw:name="f3" draw:formula="width"/>
                  <draw:equation draw:name="f4" draw:formula="height/2"/>
                  <draw:equation draw:name="f5" draw:formula="height"/>
                </draw:enhanced-geometry>
              </draw:custom-shape>
              <draw:custom-shape draw:name="Rectangle 82" draw:style-name="gr22" draw:text-style-name="P2" svg:width="6.176cm" svg:height="0.52cm" svg:x="0.16cm" svg:y="0.396cm">
                <text:p text:style-name="P10"><text:span text:style-name="T20">ログイン</text:span><text:span text:style-name="T20">(login)</text:span></text:p>
                <draw:enhanced-geometry draw:mirror-horizontal="false" draw:mirror-vertical="false" svg:viewBox="0 0 21600 21600" draw:type="non-primitive" draw:enhanced-path="M ?f0 ?f0 L ?f1 ?f0 ?f1 ?f1 ?f0 ?f1 ?f0 ?f0 Z N">
                  <draw:equation draw:name="f0" draw:formula="0"/>
                  <draw:equation draw:name="f1" draw:formula="21600"/>
                  <draw:equation draw:name="f2" draw:formula="width/2"/>
                  <draw:equation draw:name="f3" draw:formula="width"/>
                  <draw:equation draw:name="f4" draw:formula="height/2"/>
                  <draw:equation draw:name="f5" draw:formula="height"/>
                </draw:enhanced-geometry>
              </draw:custom-shape>
              <draw:custom-shape draw:name="Rectangle 83" draw:style-name="gr16" draw:text-style-name="P2" svg:width="1.345cm" svg:height="0.52cm" svg:x="1.69cm" svg:y="1.32cm">
                <text:p text:style-name="P10"><text:span text:style-name="T21">ＩＤ</text:span></text:p>
                <draw:enhanced-geometry draw:mirror-horizontal="false" draw:mirror-vertical="false" svg:viewBox="0 0 21600 21600" draw:type="non-primitive" draw:enhanced-path="M ?f0 ?f0 L ?f1 ?f0 ?f1 ?f1 ?f0 ?f1 ?f0 ?f0 Z N">
                  <draw:equation draw:name="f0" draw:formula="0"/>
                  <draw:equation draw:name="f1" draw:formula="21600"/>
                  <draw:equation draw:name="f2" draw:formula="width/2"/>
                  <draw:equation draw:name="f3" draw:formula="width"/>
                  <draw:equation draw:name="f4" draw:formula="height/2"/>
                  <draw:equation draw:name="f5" draw:formula="height"/>
                </draw:enhanced-geometry>
              </draw:custom-shape>
              <draw:custom-shape draw:name="Rectangle 84" draw:style-name="gr16" draw:text-style-name="P2" svg:width="1.826cm" svg:height="0.52cm" svg:x="1.208cm" svg:y="2.318cm">
                <text:p text:style-name="P10"><text:span text:style-name="T21">パスワード</text:span></text:p>
                <draw:enhanced-geometry draw:mirror-horizontal="false" draw:mirror-vertical="false" svg:viewBox="0 0 21600 21600" draw:type="non-primitive" draw:enhanced-path="M ?f0 ?f0 L ?f1 ?f0 ?f1 ?f1 ?f0 ?f1 ?f0 ?f0 Z N">
                  <draw:equation draw:name="f0" draw:formula="0"/>
                  <draw:equation draw:name="f1" draw:formula="21600"/>
                  <draw:equation draw:name="f2" draw:formula="width/2"/>
                  <draw:equation draw:name="f3" draw:formula="width"/>
                  <draw:equation draw:name="f4" draw:formula="height/2"/>
                  <draw:equation draw:name="f5" draw:formula="height"/>
                </draw:enhanced-geometry>
              </draw:custom-shape>
              <draw:custom-shape draw:name="Rectangle 85" draw:style-name="gr25" draw:text-style-name="P2" svg:width="1.826cm" svg:height="0.52cm" svg:x="3.532cm" svg:y="1.349cm">
                <text:p/>
                <draw:enhanced-geometry draw:mirror-horizontal="false" draw:mirror-vertical="false" svg:viewBox="0 0 21600 21600" draw:type="non-primitive" draw:enhanced-path="M ?f0 ?f0 L ?f1 ?f0 ?f1 ?f1 ?f0 ?f1 ?f0 ?f0 Z N">
                  <draw:equation draw:name="f0" draw:formula="0"/>
                  <draw:equation draw:name="f1" draw:formula="21600"/>
                  <draw:equation draw:name="f2" draw:formula="width/2"/>
                  <draw:equation draw:name="f3" draw:formula="width"/>
                  <draw:equation draw:name="f4" draw:formula="height/2"/>
                  <draw:equation draw:name="f5" draw:formula="height"/>
                </draw:enhanced-geometry>
              </draw:custom-shape>
              <draw:custom-shape draw:name="Rectangle 86" draw:style-name="gr25" draw:text-style-name="P2" svg:width="1.826cm" svg:height="0.52cm" svg:x="3.532cm" svg:y="2.318cm">
                <text:p/>
                <draw:enhanced-geometry draw:mirror-horizontal="false" draw:mirror-vertical="false" svg:viewBox="0 0 21600 21600" draw:type="non-primitive" draw:enhanced-path="M ?f0 ?f0 L ?f1 ?f0 ?f1 ?f1 ?f0 ?f1 ?f0 ?f0 Z N">
                  <draw:equation draw:name="f0" draw:formula="0"/>
                  <draw:equation draw:name="f1" draw:formula="21600"/>
                  <draw:equation draw:name="f2" draw:formula="width/2"/>
                  <draw:equation draw:name="f3" draw:formula="width"/>
                  <draw:equation draw:name="f4" draw:formula="height/2"/>
                  <draw:equation draw:name="f5" draw:formula="height"/>
                </draw:enhanced-geometry>
              </draw:custom-shape>
              <draw:custom-shape draw:name="Rectangle 87" draw:style-name="gr20" draw:text-style-name="P2" svg:width="1.826cm" svg:height="0.535cm" svg:x="2.512cm" svg:y="3.153cm">
                <text:p text:style-name="P10"><text:span text:style-name="T21">ログイン</text:span></text:p>
                <draw:enhanced-geometry draw:mirror-horizontal="false" draw:mirror-vertical="false" svg:viewBox="0 0 21600 21600" draw:type="non-primitive" draw:enhanced-path="M ?f0 ?f0 L ?f1 ?f0 ?f1 ?f1 ?f0 ?f1 ?f0 ?f0 Z N">
                  <draw:equation draw:name="f0" draw:formula="0"/>
                  <draw:equation draw:name="f1" draw:formula="21600"/>
                  <draw:equation draw:name="f2" draw:formula="width/2"/>
                  <draw:equation draw:name="f3" draw:formula="width"/>
                  <draw:equation draw:name="f4" draw:formula="height/2"/>
                  <draw:equation draw:name="f5" draw:formula="height"/>
                </draw:enhanced-geometry>
              </draw:custom-shape>
              <draw:custom-shape draw:name="Rectangle 88" draw:style-name="gr26" draw:text-style-name="P2" svg:width="3.427cm" svg:height="0.535cm" svg:x="1.931cm" svg:y="3.838cm">
                <text:p text:style-name="P15"><text:span text:style-name="T22">ログアウトしました。</text:span></text:p>
                <draw:enhanced-geometry draw:mirror-horizontal="false" draw:mirror-vertical="false" svg:viewBox="0 0 21600 21600" draw:type="non-primitive" draw:enhanced-path="M ?f0 ?f0 L ?f1 ?f0 ?f1 ?f1 ?f0 ?f1 ?f0 ?f0 Z N">
                  <draw:equation draw:name="f0" draw:formula="0"/>
                  <draw:equation draw:name="f1" draw:formula="21600"/>
                  <draw:equation draw:name="f2" draw:formula="width/2"/>
                  <draw:equation draw:name="f3" draw:formula="width"/>
                  <draw:equation draw:name="f4" draw:formula="height/2"/>
                  <draw:equation draw:name="f5" draw:formula="height"/>
                </draw:enhanced-geometry>
              </draw:custom-shape>
              <draw:custom-shape draw:name="Rectangle 89" draw:style-name="gr27" draw:text-style-name="P2" svg:width="0.296cm" svg:height="0.475cm" svg:x="2.115cm" svg:y="3.212cm">
                <text:p/>
                <draw:enhanced-geometry draw:mirror-horizontal="false" draw:mirror-vertical="false" svg:viewBox="0 0 21600 21600" draw:type="non-primitive" draw:enhanced-path="M ?f0 ?f0 L ?f1 ?f0 ?f1 ?f1 ?f0 ?f1 ?f0 ?f0 Z N">
                  <draw:equation draw:name="f0" draw:formula="0"/>
                  <draw:equation draw:name="f1" draw:formula="21600"/>
                  <draw:equation draw:name="f2" draw:formula="width/2"/>
                  <draw:equation draw:name="f3" draw:formula="width"/>
                  <draw:equation draw:name="f4" draw:formula="height/2"/>
                  <draw:equation draw:name="f5" draw:formula="height"/>
                </draw:enhanced-geometry>
              </draw:custom-shape>
            </draw:g>
          </table:table-cell>
          <table:table-cell table:style-name="ce145" table:number-columns-repeated="18"/>
          <table:table-cell table:style-name="ce145">
            <draw:g table:end-cell-address="'画面遷移図(管理者) '.BJ19" table:end-x="0.168cm" table:end-y="0.297cm" draw:z-index="5" draw:name="グループ化 15">
              <draw:custom-shape draw:name="正方形/長方形 16" draw:style-name="gr9" draw:text-style-name="P2" svg:width="8.218cm" svg:height="4.645cm" svg:x="0.113cm" svg:y="0.396cm">
                <text:p/>
                <draw:enhanced-geometry svg:viewBox="0 0 21600 21600" draw:type="rectangle" draw:enhanced-path="M 0 0 L 21600 0 21600 21600 0 21600 0 0 Z N"/>
              </draw:custom-shape>
              <draw:custom-shape draw:name="正方形/長方形 17" draw:style-name="gr10" draw:text-style-name="P2" svg:width="8.237cm" svg:height="0.706cm" svg:x="0.104cm" svg:y="0.388cm">
                <text:p/>
                <draw:enhanced-geometry svg:viewBox="0 0 21600 21600" draw:type="rectangle" draw:enhanced-path="M 0 0 L 21600 0 21600 21600 0 21600 0 0 Z N"/>
              </draw:custom-shape>
              <draw:custom-shape draw:name="テキスト ボックス 18" draw:style-name="gr11" draw:text-style-name="P2" svg:width="8.259cm" svg:height="0.47cm" svg:x="0.154cm" svg:y="0.609cm">
                <text:p text:style-name="P10"><text:span text:style-name="T4">受注状況一覧</text:span></text:p>
                <draw:enhanced-geometry svg:viewBox="0 0 21600 21600" draw:type="rectangle" draw:enhanced-path="M 0 0 L 21600 0 21600 21600 0 21600 0 0 Z N"/>
              </draw:custom-shape>
            </draw:g>
          </table:table-cell>
          <table:table-cell table:style-name="ce145" table:number-columns-repeated="33"/>
          <table:table-cell table:style-name="ce172"/>
          <table:table-cell table:number-columns-repeated="945"/>
        </table:table-row>
        <table:table-row table:style-name="ro1">
          <table:table-cell table:style-name="ce139"/>
          <table:table-cell table:style-name="ce145" table:number-columns-repeated="4"/>
          <table:table-cell table:style-name="ce145">
            <draw:custom-shape table:end-cell-address="'画面遷移図(管理者) '.Q18" table:end-x="0.347cm" table:end-y="0.13cm" draw:z-index="12" draw:name="テキスト ボックス 30" draw:style-name="gr11" draw:text-style-name="P13" svg:width="5.613cm" svg:height="3.316cm" svg:x="0.069cm" svg:y="0.504cm">
              <text:p text:style-name="P12"><text:span text:style-name="T8">管理者ログイン</text:span><text:span text:style-name="T9"><text:line-break/></text:span><text:span text:style-name="T9">商品一覧</text:span></text:p>
              <text:p text:style-name="P12"><text:span text:style-name="T8"/></text:p>
              <text:p text:style-name="P12"><text:span text:style-name="T8">注文画面へ</text:span></text:p>
              <text:p text:style-name="P12"><text:span text:style-name="T8">No</text:span><text:span text:style-name="T8">　　商品名　　　　</text:span><text:span text:style-name="T8"><text:tab/></text:span><text:span text:style-name="T8">在庫数　　　　</text:span><text:span text:style-name="T8"><text:tab/></text:span><text:span text:style-name="T8">金額</text:span></text:p>
              <text:p text:style-name="P12"><text:span text:style-name="T8"/></text:p>
              <text:p text:style-name="P12"><text:span text:style-name="T8">10 <text:s text:c="4"/></text:span><text:span text:style-name="T8">ユニフォーム</text:span><text:span text:style-name="T8">A</text:span><text:span text:style-name="T8">　　　</text:span><text:span text:style-name="T8">1</text:span><text:span text:style-name="T8">　　　</text:span><text:span text:style-name="T8"><text:tab/></text:span><text:span text:style-name="T8"><text:tab/></text:span><text:span text:style-name="T8">￥</text:span><text:span text:style-name="T8">5000</text:span></text:p>
              <text:p text:style-name="P12"><text:span text:style-name="T8">9</text:span><text:span text:style-name="T8">　 <text:s text:c="3"/>ユニフォーム</text:span><text:span text:style-name="T8">B</text:span><text:span text:style-name="T8">　　　</text:span><text:span text:style-name="T8">1</text:span><text:span text:style-name="T8">　　　</text:span><text:span text:style-name="T8"><text:tab/></text:span><text:span text:style-name="T8"><text:tab/></text:span><text:span text:style-name="T8">￥</text:span><text:span text:style-name="T8">5000</text:span></text:p>
              <text:p text:style-name="P12"><text:span text:style-name="T8">8</text:span><text:span text:style-name="T8">　 <text:s text:c="3"/>ユニフォーム</text:span><text:span text:style-name="T8">B</text:span><text:span text:style-name="T8">　　　</text:span><text:span text:style-name="T8">1</text:span><text:span text:style-name="T8">　　　</text:span><text:span text:style-name="T8"><text:tab/></text:span><text:span text:style-name="T8"><text:tab/></text:span><text:span text:style-name="T8">￥</text:span><text:span text:style-name="T8">5000</text:span>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145" table:number-columns-repeated="71"/>
          <table:table-cell table:style-name="ce172"/>
          <table:table-cell table:number-columns-repeated="945"/>
        </table:table-row>
        <table:table-row table:style-name="ro1">
          <table:table-cell table:style-name="ce139"/>
          <table:table-cell table:style-name="ce145" table:number-columns-repeated="5"/>
          <table:table-cell/>
          <table:table-cell table:style-name="ce145" table:number-columns-repeated="37"/>
          <table:table-cell table:style-name="ce145">
            <draw:custom-shape table:end-cell-address="'画面遷移図(管理者) '.BK18" table:end-x="0.295cm" table:end-y="0.498cm" draw:z-index="7" draw:name="テキスト ボックス 30" draw:style-name="gr11" draw:text-style-name="P2" svg:width="8.784cm" svg:height="3.316cm" svg:x="0.241cm" svg:y="0.345cm">
              <text:p text:style-name="P12"><text:span text:style-name="T8">No</text:span><text:span text:style-name="T8">　　氏名　　　　種類　　　　個数　　合計金額　　注文日　入金情報　　発送情報　　操作</text:span></text:p>
              <text:p text:style-name="P12"><text:span text:style-name="T8"/></text:p>
              <text:p text:style-name="P12"><text:span text:style-name="T8">10 <text:s text:c="5"/></text:span><text:span text:style-name="T8">田中 <text:s text:c="2"/>　ユニフォーム</text:span><text:span text:style-name="T8">A</text:span><text:span text:style-name="T8">　　　</text:span><text:span text:style-name="T8">1</text:span><text:span text:style-name="T8">　　　￥</text:span><text:span text:style-name="T8">5000</text:span><text:span text:style-name="T8">　</text:span><text:span text:style-name="T8">2024/06/18</text:span><text:span text:style-name="T8">　入金済み　　未発送　　 詳細</text:span></text:p>
              <text:p text:style-name="P12"><text:span text:style-name="T8">9</text:span><text:span text:style-name="T8">　 <text:s text:c="3"/>神田 　 <text:s text:c="2"/>ユニフォーム</text:span><text:span text:style-name="T8">B</text:span><text:span text:style-name="T8">　　　</text:span><text:span text:style-name="T8">1</text:span><text:span text:style-name="T8">　　　￥</text:span><text:span text:style-name="T8">5000</text:span><text:span text:style-name="T8">　</text:span><text:span text:style-name="T8">2024/06/17</text:span><text:span text:style-name="T8">　　　未納　　　未発送　　 詳細</text:span></text:p>
              <text:p text:style-name="P12"><text:span text:style-name="T8">8</text:span><text:span text:style-name="T8">　 <text:s text:c="3"/>山田 　 <text:s text:c="2"/>ユニフォーム</text:span><text:span text:style-name="T8">B</text:span><text:span text:style-name="T8">　　　</text:span><text:span text:style-name="T8">1</text:span><text:span text:style-name="T8">　　　￥</text:span><text:span text:style-name="T8">5000</text:span><text:span text:style-name="T8">　</text:span><text:span text:style-name="T8">2024/06/17</text:span><text:span text:style-name="T8">　入金済み　発送済み　 <text:s/>詳細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45" table:number-columns-repeated="33"/>
          <table:table-cell table:style-name="ce172"/>
          <table:table-cell table:number-columns-repeated="945"/>
        </table:table-row>
        <table:table-row table:style-name="ro1">
          <table:table-cell table:style-name="ce139"/>
          <table:table-cell table:style-name="ce145" table:number-columns-repeated="19"/>
          <table:table-cell table:style-name="ce145">
            <draw:custom-shape table:end-cell-address="'画面遷移図(管理者) '.AA14" table:end-x="0.208cm" table:end-y="0.155cm" draw:z-index="14" draw:name="Text Box 66" draw:style-name="gr16" draw:text-style-name="P11" svg:width="2.68cm" svg:height="0.527cm" svg:x="0.438cm" svg:y="0.155cm">
              <text:p text:style-name="P10"><text:span text:style-name="T23">管理者ログイン</text:span></text:p>
              <draw:enhanced-geometry draw:mirror-horizontal="false" draw:mirror-vertical="false" svg:viewBox="0 0 21600 21600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width/2"/>
                <draw:equation draw:name="f3" draw:formula="width"/>
                <draw:equation draw:name="f4" draw:formula="height/2"/>
                <draw:equation draw:name="f5" draw:formula="height"/>
              </draw:enhanced-geometry>
            </draw:custom-shape>
          </table:table-cell>
          <table:table-cell table:style-name="ce145" table:number-columns-repeated="17"/>
          <table:table-cell table:style-name="ce145">
            <draw:custom-shape table:end-cell-address="'画面遷移図(管理者) '.AQ14" table:end-x="0.425cm" table:end-y="0.344cm" draw:z-index="0" draw:name="Text Box 66" draw:style-name="gr16" draw:text-style-name="P2" svg:width="1.904cm" svg:height="0.527cm" svg:x="0.461cm" svg:y="0.344cm">
              <text:p text:style-name="P10"><text:span text:style-name="T23">ログイン</text:span></text:p>
              <draw:enhanced-geometry draw:mirror-horizontal="false" draw:mirror-vertical="false" svg:viewBox="0 0 21600 21600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width/2"/>
                <draw:equation draw:name="f3" draw:formula="width"/>
                <draw:equation draw:name="f4" draw:formula="height/2"/>
                <draw:equation draw:name="f5" draw:formula="height"/>
              </draw:enhanced-geometry>
            </draw:custom-shape>
          </table:table-cell>
          <table:table-cell table:style-name="ce145" table:number-columns-repeated="39"/>
          <table:table-cell table:style-name="ce172"/>
          <table:table-cell table:number-columns-repeated="945"/>
        </table:table-row>
        <table:table-row table:style-name="ro1">
          <table:table-cell table:style-name="ce139"/>
          <table:table-cell table:style-name="ce145" table:number-columns-repeated="20"/>
          <table:table-cell table:style-name="ce145">
            <draw:connector table:end-cell-address="'画面遷移図(管理者) '.Z14" table:end-x="0.16cm" table:end-y="0.388cm" draw:z-index="13" draw:name="AutoShape 90" draw:style-name="gr28" draw:text-style-name="P8" svg:x1="0.337cm" svg:y1="0.295cm" svg:x2="2.1cm" svg:y2="0.388cm" draw:start-shape="id3" draw:end-shape="id4" draw:end-glue-point="3" svg:d="M10522 7174h893v93h870">
              <text:p/>
            </draw:connector>
          </table:table-cell>
          <table:table-cell table:style-name="ce145" table:number-columns-repeated="16"/>
          <table:table-cell table:style-name="ce145">
            <draw:connector table:end-cell-address="'画面遷移図(管理者) '.AS15" table:end-x="0.051cm" table:end-y="0.079cm" draw:z-index="3" draw:name="AutoShape 90" draw:style-name="gr28" draw:text-style-name="P8" svg:x1="0.483cm" svg:y1="0.526cm" svg:x2="2.961cm" svg:y2="0.607cm" svg:d="M18913 7405h1239v81h1239">
              <text:p/>
            </draw:connector>
          </table:table-cell>
          <table:table-cell table:style-name="ce145" table:number-columns-repeated="39"/>
          <table:table-cell table:style-name="ce172"/>
          <table:table-cell table:number-columns-repeated="945"/>
        </table:table-row>
        <table:table-row table:style-name="ro1" table:number-rows-repeated="4">
          <table:table-cell table:style-name="ce139"/>
          <table:table-cell table:style-name="ce145" table:number-columns-repeated="77"/>
          <table:table-cell table:style-name="ce172"/>
          <table:table-cell table:number-columns-repeated="945"/>
        </table:table-row>
        <table:table-row table:style-name="ro1">
          <table:table-cell table:style-name="ce139"/>
          <table:table-cell table:style-name="ce145" table:number-columns-repeated="49"/>
          <table:table-cell table:style-name="ce145">
            <draw:connector table:end-cell-address="'画面遷移図(管理者) '.BA24" table:end-x="0.431cm" table:end-y="0.248cm" draw:z-index="4" draw:name="AutoShape 153" draw:style-name="gr28" draw:text-style-name="P8" svg:x1="1.401cm" svg:y1="0.525cm" svg:x2="0.483cm" svg:y2="2.828cm" svg:d="M25651 10040v1152h-918v1151">
              <text:p/>
            </draw:connector>
          </table:table-cell>
          <table:table-cell table:style-name="ce145" table:number-columns-repeated="27"/>
          <table:table-cell table:style-name="ce172"/>
          <table:table-cell table:number-columns-repeated="945"/>
        </table:table-row>
        <table:table-row table:style-name="ro6">
          <table:table-cell table:style-name="ce139"/>
          <table:table-cell table:style-name="ce145" table:number-columns-repeated="47"/>
          <table:table-cell table:style-name="ce145">
            <draw:custom-shape table:end-cell-address="'画面遷移図(管理者) '.AZ21" table:end-x="0.464cm" table:end-y="0.257cm" draw:z-index="8" draw:name="Text Box 66" draw:style-name="gr16" draw:text-style-name="P2" svg:width="1.497cm" svg:height="0.527cm" svg:x="0.422cm" svg:y="0.201cm">
              <text:p text:style-name="P10"><text:span text:style-name="T23">詳細</text:span></text:p>
              <draw:enhanced-geometry draw:mirror-horizontal="false" draw:mirror-vertical="false" svg:viewBox="0 0 21600 21600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width/2"/>
                <draw:equation draw:name="f3" draw:formula="width"/>
                <draw:equation draw:name="f4" draw:formula="height/2"/>
                <draw:equation draw:name="f5" draw:formula="height"/>
              </draw:enhanced-geometry>
            </draw:custom-shape>
          </table:table-cell>
          <table:table-cell table:style-name="ce145" table:number-columns-repeated="29"/>
          <table:table-cell table:style-name="ce172"/>
          <table:table-cell table:number-columns-repeated="945"/>
        </table:table-row>
        <table:table-row table:style-name="ro1" table:number-rows-repeated="3">
          <table:table-cell table:style-name="ce139"/>
          <table:table-cell table:style-name="ce145" table:number-columns-repeated="77"/>
          <table:table-cell table:style-name="ce172"/>
          <table:table-cell table:number-columns-repeated="945"/>
        </table:table-row>
        <table:table-row table:style-name="ro1">
          <table:table-cell table:style-name="ce139"/>
          <table:table-cell table:style-name="ce145" table:number-columns-repeated="43"/>
          <table:table-cell table:style-name="ce145">
            <draw:g table:end-cell-address="'画面遷移図(管理者) '.BE35" table:end-x="0.091cm" table:end-y="0.164cm" draw:z-index="6" draw:name="グループ化 19">
              <draw:custom-shape draw:name="正方形/長方形 20" draw:style-name="gr9" draw:text-style-name="P2" svg:width="5.686cm" svg:height="5.715cm" svg:x="0.168cm" svg:y="0.248cm">
                <text:p/>
                <draw:enhanced-geometry svg:viewBox="0 0 21600 21600" draw:type="rectangle" draw:enhanced-path="M 0 0 L 21600 0 21600 21600 0 21600 0 0 Z N"/>
              </draw:custom-shape>
              <draw:custom-shape draw:name="正方形/長方形 21" draw:style-name="gr10" draw:text-style-name="P2" svg:width="5.713cm" svg:height="0.869cm" svg:x="0.197cm" svg:y="0.272cm">
                <text:p/>
                <draw:enhanced-geometry svg:viewBox="0 0 21600 21600" draw:type="rectangle" draw:enhanced-path="M 0 0 L 21600 0 21600 21600 0 21600 0 0 Z N"/>
              </draw:custom-shape>
              <draw:custom-shape draw:name="テキスト ボックス 22" draw:style-name="gr11" draw:text-style-name="P2" svg:width="5.714cm" svg:height="0.579cm" svg:x="0.197cm" svg:y="0.51cm">
                <text:p text:style-name="P10"><text:span text:style-name="T4">受注詳細画面</text:span></text:p>
                <draw:enhanced-geometry svg:viewBox="0 0 21600 21600" draw:type="rectangle" draw:enhanced-path="M 0 0 L 21600 0 21600 21600 0 21600 0 0 Z N"/>
              </draw:custom-shape>
              <draw:custom-shape draw:name="テキスト ボックス 23" draw:style-name="gr11" draw:text-style-name="P2" svg:width="4.957cm" svg:height="2.923cm" svg:x="0.563cm" svg:y="1.237cm">
                <text:p text:style-name="P12"><text:span text:style-name="T8">オーダー</text:span><text:span text:style-name="T8">ID <text:s text:c="17"/>1</text:span></text:p>
                <text:p text:style-name="P12"><text:span text:style-name="T8">名前 <text:s text:c="24"/>神田太郎</text:span></text:p>
                <text:p text:style-name="P12"><text:span text:style-name="T8">メールアドレス <text:s text:c="11"/></text:span><text:span text:style-name="T8">kanda-it-school@school.com</text:span></text:p>
                <text:p text:style-name="P12"><text:span text:style-name="T8">住所 <text:s text:c="24"/>東京都</text:span></text:p>
                <text:p text:style-name="P12"><text:span text:style-name="T8">発注日 <text:s text:c="20"/></text:span><text:span text:style-name="T8">2024/6/18</text:span></text:p>
                <text:p text:style-name="P12"><text:span text:style-name="T8">商品の種類 <text:s text:c="14"/>ユニフォーム</text:span><text:span text:style-name="T8">A</text:span></text:p>
                <text:p text:style-name="P12"><text:span text:style-name="T8">購入個数 <text:s text:c="17"/></text:span><text:span text:style-name="T8">5</text:span></text:p>
                <text:p text:style-name="P12"><text:span text:style-name="T8">合計金額 <text:s text:c="17"/></text:span><text:span text:style-name="T8">2500</text:span><text:span text:style-name="T8">円</text:span></text:p>
                <text:p text:style-name="P12"><text:span text:style-name="T8">備考 <text:s text:c="24"/></text:span><text:span text:style-name="T8">aaaaa</text:span></text:p>
                <text:p text:style-name="P12"><text:span text:style-name="T8"/></text:p>
                <text:p text:style-name="P12"><text:span text:style-name="T8">入金状況 <text:s text:c="22"/></text:span></text:p>
                <text:p text:style-name="P12"><text:span text:style-name="T8">発送状況</text:span></text:p>
                <draw:enhanced-geometry svg:viewBox="0 0 21600 21600" draw:type="rectangle" draw:enhanced-path="M 0 0 L 21600 0 21600 21600 0 21600 0 0 Z N"/>
              </draw:custom-shape>
              <draw:custom-shape draw:name="正方形/長方形 24" draw:style-name="gr9" draw:text-style-name="P2" svg:width="1.305cm" svg:height="0.39cm" svg:x="2.422cm" svg:y="4.163cm">
                <text:p/>
                <draw:enhanced-geometry svg:viewBox="0 0 21600 21600" draw:type="rectangle" draw:enhanced-path="M 0 0 L 21600 0 21600 21600 0 21600 0 0 Z N"/>
              </draw:custom-shape>
              <draw:custom-shape draw:name="テキスト ボックス 25" draw:style-name="gr11" draw:text-style-name="P2" svg:width="1.305cm" svg:height="0.212cm" svg:x="2.426cm" svg:y="4.298cm">
                <text:p text:style-name="P10"><text:span text:style-name="T8">▼</text:span><text:span text:style-name="T8">入金済</text:span></text:p>
                <draw:enhanced-geometry svg:viewBox="0 0 21600 21600" draw:type="rectangle" draw:enhanced-path="M 0 0 L 21600 0 21600 21600 0 21600 0 0 Z N"/>
              </draw:custom-shape>
              <draw:custom-shape draw:name="正方形/長方形 26" draw:style-name="gr9" draw:text-style-name="P2" svg:width="1.305cm" svg:height="0.389cm" svg:x="2.427cm" svg:y="4.546cm">
                <text:p/>
                <draw:enhanced-geometry svg:viewBox="0 0 21600 21600" draw:type="rectangle" draw:enhanced-path="M 0 0 L 21600 0 21600 21600 0 21600 0 0 Z N"/>
              </draw:custom-shape>
              <draw:custom-shape draw:name="テキスト ボックス 27" draw:style-name="gr11" draw:text-style-name="P2" svg:width="1.33cm" svg:height="0.212cm" svg:x="2.418cm" svg:y="4.647cm">
                <text:p text:style-name="P10"><text:span text:style-name="T8">▼</text:span><text:span text:style-name="T8">発送準備中</text:span></text:p>
                <draw:enhanced-geometry svg:viewBox="0 0 21600 21600" draw:type="rectangle" draw:enhanced-path="M 0 0 L 21600 0 21600 21600 0 21600 0 0 Z N"/>
              </draw:custom-shape>
              <draw:custom-shape draw:name="正方形/長方形 28" draw:style-name="gr9" draw:text-style-name="P2" svg:width="1.335cm" svg:height="0.368cm" svg:x="2.452cm" svg:y="5.308cm">
                <text:p/>
                <draw:enhanced-geometry svg:viewBox="0 0 21600 21600" draw:type="rectangle" draw:enhanced-path="M 0 0 L 21600 0 21600 21600 0 21600 0 0 Z N"/>
              </draw:custom-shape>
              <draw:custom-shape draw:name="テキスト ボックス 29" draw:style-name="gr11" draw:text-style-name="P2" svg:width="1.441cm" svg:height="0.275cm" svg:x="2.399cm" svg:y="5.348cm">
                <text:p text:style-name="P10"><text:span text:style-name="T8">更新</text:span></text:p>
                <draw:enhanced-geometry svg:viewBox="0 0 21600 21600" draw:type="rectangle" draw:enhanced-path="M 0 0 L 21600 0 21600 21600 0 21600 0 0 Z N"/>
              </draw:custom-shape>
            </draw:g>
          </table:table-cell>
          <table:table-cell table:style-name="ce145" table:number-columns-repeated="33"/>
          <table:table-cell table:style-name="ce172"/>
          <table:table-cell table:number-columns-repeated="945"/>
        </table:table-row>
        <table:table-row table:style-name="ro1">
          <table:table-cell table:style-name="ce139"/>
          <table:table-cell table:style-name="ce145" table:number-columns-repeated="77"/>
          <table:table-cell table:style-name="ce172"/>
          <table:table-cell table:number-columns-repeated="945"/>
        </table:table-row>
        <table:table-row table:style-name="ro1" table:number-rows-repeated="2">
          <table:table-cell table:style-name="ce139"/>
          <table:table-cell table:style-name="ce145" table:number-columns-repeated="5"/>
          <table:table-cell table:number-columns-repeated="2"/>
          <table:table-cell table:style-name="ce145" table:number-columns-repeated="70"/>
          <table:table-cell table:style-name="ce172"/>
          <table:table-cell table:number-columns-repeated="945"/>
        </table:table-row>
        <table:table-row table:style-name="ro1" table:number-rows-repeated="2">
          <table:table-cell table:style-name="ce139"/>
          <table:table-cell table:style-name="ce145" table:number-columns-repeated="5"/>
          <table:table-cell table:number-columns-repeated="2"/>
          <table:table-cell table:style-name="ce145" table:number-columns-repeated="47"/>
          <table:table-cell table:style-name="標準_5f_03_5f_基本設計書_28_WEB版_29__5f_Ver1.0_5f_2009_5f_0917_20_2" table:number-columns-repeated="16"/>
          <table:table-cell table:style-name="ce145" table:number-columns-repeated="7"/>
          <table:table-cell table:style-name="ce172"/>
          <table:table-cell table:number-columns-repeated="945"/>
        </table:table-row>
        <table:table-row table:style-name="ro1">
          <table:table-cell table:style-name="ce139"/>
          <table:table-cell table:style-name="ce145" table:number-columns-repeated="31"/>
          <table:table-cell table:style-name="ce160"/>
          <table:table-cell table:style-name="ce145" table:number-columns-repeated="22"/>
          <table:table-cell table:style-name="標準_5f_03_5f_基本設計書_28_WEB版_29__5f_Ver1.0_5f_2009_5f_0917_20_2" table:number-columns-repeated="16"/>
          <table:table-cell table:style-name="ce145" table:number-columns-repeated="7"/>
          <table:table-cell table:style-name="ce172"/>
          <table:table-cell table:number-columns-repeated="945"/>
        </table:table-row>
        <table:table-row table:style-name="ro1" table:number-rows-repeated="3">
          <table:table-cell table:style-name="ce139"/>
          <table:table-cell table:style-name="ce145" table:number-columns-repeated="54"/>
          <table:table-cell table:style-name="標準_5f_03_5f_基本設計書_28_WEB版_29__5f_Ver1.0_5f_2009_5f_0917_20_2" table:number-columns-repeated="16"/>
          <table:table-cell table:style-name="ce145" table:number-columns-repeated="7"/>
          <table:table-cell table:style-name="ce172"/>
          <table:table-cell table:number-columns-repeated="945"/>
        </table:table-row>
        <table:table-row table:style-name="ro1" table:number-rows-repeated="6">
          <table:table-cell table:style-name="ce139"/>
          <table:table-cell table:style-name="ce145" table:number-columns-repeated="77"/>
          <table:table-cell table:style-name="ce172"/>
          <table:table-cell table:number-columns-repeated="945"/>
        </table:table-row>
        <table:table-row table:style-name="ro1">
          <table:table-cell table:style-name="ce139"/>
          <table:table-cell table:style-name="ce145" table:number-columns-repeated="68"/>
          <table:table-cell table:style-name="標準_20_2"/>
          <table:table-cell table:style-name="ce145" table:number-columns-repeated="8"/>
          <table:table-cell table:style-name="ce172"/>
          <table:table-cell table:number-columns-repeated="945"/>
        </table:table-row>
        <table:table-row table:style-name="ro1" table:number-rows-repeated="2">
          <table:table-cell table:style-name="ce139"/>
          <table:table-cell table:style-name="ce145" table:number-columns-repeated="77"/>
          <table:table-cell table:style-name="ce172"/>
          <table:table-cell table:number-columns-repeated="945"/>
        </table:table-row>
        <table:table-row table:style-name="ro1">
          <table:table-cell table:style-name="ce139"/>
          <table:table-cell table:style-name="ce145" table:number-columns-repeated="54"/>
          <table:table-cell table:style-name="ce166" table:number-columns-spanned="4" table:number-rows-spanned="1"/>
          <table:covered-table-cell table:number-columns-repeated="3" table:style-name="標準_20_2"/>
          <table:table-cell table:style-name="ce166" table:number-columns-spanned="5" table:number-rows-spanned="1"/>
          <table:covered-table-cell table:number-columns-repeated="4" table:style-name="標準_20_2"/>
          <table:table-cell table:style-name="ce166" table:number-columns-spanned="2" table:number-rows-spanned="1"/>
          <table:covered-table-cell table:style-name="標準_20_2"/>
          <table:table-cell table:style-name="ce166" table:number-columns-spanned="4" table:number-rows-spanned="1"/>
          <table:covered-table-cell table:number-columns-repeated="3" table:style-name="標準_20_2"/>
          <table:table-cell table:style-name="ce166" table:number-columns-spanned="4" table:number-rows-spanned="1"/>
          <table:covered-table-cell table:number-columns-repeated="3" table:style-name="標準_20_2"/>
          <table:table-cell table:style-name="ce145" table:number-columns-repeated="4"/>
          <table:table-cell table:style-name="ce172"/>
          <table:table-cell table:number-columns-repeated="945"/>
        </table:table-row>
        <table:table-row table:style-name="ro1">
          <table:table-cell table:style-name="ce139"/>
          <table:table-cell table:style-name="ce145" table:number-columns-repeated="65"/>
          <table:table-cell table:style-name="標準_20_2"/>
          <table:table-cell table:style-name="ce145" table:number-columns-repeated="11"/>
          <table:table-cell table:style-name="ce172"/>
          <table:table-cell table:number-columns-repeated="945"/>
        </table:table-row>
        <table:table-row table:style-name="ro1">
          <table:table-cell table:style-name="ce139"/>
          <table:table-cell table:style-name="ce145" table:number-columns-repeated="57"/>
          <table:table-cell table:style-name="標準_20_2" table:number-columns-repeated="7"/>
          <table:table-cell table:style-name="ce145" table:number-columns-repeated="13"/>
          <table:table-cell table:style-name="ce172"/>
          <table:table-cell table:number-columns-repeated="945"/>
        </table:table-row>
        <table:table-row table:style-name="ro1" table:number-rows-repeated="4">
          <table:table-cell table:style-name="ce139"/>
          <table:table-cell table:style-name="ce145" table:number-columns-repeated="77"/>
          <table:table-cell table:style-name="ce172"/>
          <table:table-cell table:number-columns-repeated="945"/>
        </table:table-row>
        <table:table-row table:style-name="ro1">
          <table:table-cell table:style-name="ce139"/>
          <table:table-cell table:style-name="ce145" table:number-columns-repeated="42"/>
          <table:table-cell table:style-name="標準_20_2"/>
          <table:table-cell table:style-name="ce145" table:number-columns-repeated="34"/>
          <table:table-cell table:style-name="ce172"/>
          <table:table-cell table:number-columns-repeated="945"/>
        </table:table-row>
        <table:table-row table:style-name="ro1" table:number-rows-repeated="2">
          <table:table-cell table:style-name="ce139"/>
          <table:table-cell table:style-name="ce145" table:number-columns-repeated="77"/>
          <table:table-cell table:style-name="ce172"/>
          <table:table-cell table:number-columns-repeated="945"/>
        </table:table-row>
        <table:table-row table:style-name="ro1">
          <table:table-cell table:style-name="ce140"/>
          <table:table-cell table:style-name="ce146" table:number-columns-repeated="77"/>
          <table:table-cell table:style-name="ce176"/>
          <table:table-cell table:number-columns-repeated="945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表紙.$A$1" table:cell-range-address="$'画面遷移図(管理者) '.$A$1:.$CA$53" table:range-usable-as="print-range"/>
        </table:named-expressions>
      </table:table>
      <table:named-expressions>
        <table:named-expression table:name="aaa" table:base-cell-address="$表紙.$A$1" table:expression="#ref!"/>
        <table:named-expression table:name="DICT" table:base-cell-address="$表紙.$A$1" table:expression="[.#REF!1]$#REF!.$B$2:$L$20000"/>
        <table:named-expression table:name="DICT_1" table:base-cell-address="$表紙.$A$1" table:expression="#ref!"/>
        <table:named-expression table:name="DICT_1_1" table:base-cell-address="$表紙.$A$1" table:expression="#ref!"/>
        <table:named-expression table:name="DICT_1_1_1" table:base-cell-address="$表紙.$A$1" table:expression="0"/>
        <table:named-expression table:name="DICT_2" table:base-cell-address="$表紙.$A$1" table:expression="&quot;'file://csksdvz4/FACTORY%E5%85%B1%E6%9C%89/98.EPISODE%E5%AF%BE%E5%BF%9C/20.%E4%BD%9C%E6%A5%AD%E7%94%A8%E3%83%95%E3%82%A9%E3%83%AB%E3%83%80/20.%E5%9F%BA%E6%9C%AC%E8%A8%AD%E8%A8%88/30.%E3%83%87%E3%83%BC%E3%82%BF%E3%83%99%E3%83%BC%E3%82%B9%E8%A8%AD%E8%A8%88/&quot;"/>
        <table:named-expression table:name="DICT_2_1" table:base-cell-address="$表紙.$A$1" table:expression="&quot;'file://csksdvz4/FACTORY%E5%85%B1%E6%9C%89/98.EPISODE%E5%AF%BE%E5%BF%9C/20.%E4%BD%9C%E6%A5%AD%E7%94%A8%E3%83%95%E3%82%A9%E3%83%AB%E3%83%80/20.%E5%9F%BA%E6%9C%AC%E8%A8%AD%E8%A8%88/30.%E3%83%87%E3%83%BC%E3%82%BF%E3%83%99%E3%83%BC%E3%82%B9%E8%A8%AD%E8%A8%88/&quot;"/>
        <table:named-expression table:name="DICT_2_1_1" table:base-cell-address="$表紙.$A$1" table:expression="0"/>
        <table:named-expression table:name="Excel_BuiltIn_Print_Area_19_1" table:base-cell-address="$表紙.$A$1" table:expression="#ref!"/>
        <table:named-expression table:name="Excel_BuiltIn_Print_Area_19_1_1" table:base-cell-address="$表紙.$A$1" table:expression="#ref!"/>
        <table:named-expression table:name="Excel_BuiltIn_Print_Area_19_1_2" table:base-cell-address="$表紙.$A$1" table:expression="#ref!"/>
        <table:named-expression table:name="Excel_BuiltIn_Print_Area_2" table:base-cell-address="$表紙.$A$1" table:expression="#ref!"/>
        <table:named-expression table:name="Excel_BuiltIn_Print_Area_22" table:base-cell-address="$表紙.$A$1" table:expression="&quot;$#REF!.$A$1:$CD$54&quot;"/>
        <table:named-expression table:name="Excel_BuiltIn_Print_Titles" table:base-cell-address="$表紙.$A$1" table:expression="#ref!"/>
        <table:named-expression table:name="Excel_BuiltIn_Print_Titles_1" table:base-cell-address="$表紙.$A$1" table:expression="#ref!"/>
        <table:named-expression table:name="Excel_BuiltIn_Print_Titles_1_1" table:base-cell-address="$表紙.$A$1" table:expression="#ref!"/>
        <table:named-expression table:name="Excel_BuiltIn_Print_Titles_1_1_1" table:base-cell-address="$表紙.$A$1" table:expression="0"/>
        <table:named-expression table:name="Excel_BuiltIn_Print_Titles_10" table:base-cell-address="$表紙.$A$1" table:expression="#ref!"/>
        <table:named-expression table:name="Excel_BuiltIn_Print_Titles_10_1" table:base-cell-address="$表紙.$A$1" table:expression="&quot;$#REF!.$A$1:$AMJ$8&quot;"/>
        <table:named-expression table:name="Excel_BuiltIn_Print_Titles_10_1_1" table:base-cell-address="$表紙.$A$1" table:expression="&quot;$#REF!.$A$1:$AMJ$8&quot;"/>
        <table:named-expression table:name="Excel_BuiltIn_Print_Titles_10_1_1_1" table:base-cell-address="$表紙.$A$1" table:expression="0"/>
        <table:named-expression table:name="Excel_BuiltIn_Print_Titles_10_2" table:base-cell-address="$表紙.$A$1" table:expression="#ref!"/>
        <table:named-expression table:name="Excel_BuiltIn_Print_Titles_2" table:base-cell-address="$表紙.$A$1" table:expression="#ref!"/>
        <table:named-expression table:name="Excel_BuiltIn_Print_Titles_2_1" table:base-cell-address="$表紙.$A$1" table:expression="#ref!"/>
        <table:named-expression table:name="Excel_BuiltIn_Print_Titles_2_1_1" table:base-cell-address="$表紙.$A$1" table:expression="0"/>
        <table:named-expression table:name="Excel_BuiltIn_Print_Titles_2_1_2" table:base-cell-address="$表紙.$A$1" table:expression="0"/>
        <table:named-expression table:name="Excel_BuiltIn_Print_Titles_3" table:base-cell-address="$表紙.$A$1" table:expression="#ref!"/>
        <table:named-expression table:name="Excel_BuiltIn_Print_Titles_3_1" table:base-cell-address="$表紙.$A$1" table:expression="#ref!"/>
        <table:named-expression table:name="Excel_BuiltIn_Print_Titles_3_1_1" table:base-cell-address="$表紙.$A$1" table:expression="#ref!"/>
        <table:named-expression table:name="Excel_BuiltIn_Print_Titles_3_1_1_1" table:base-cell-address="$表紙.$A$1" table:expression="0"/>
        <table:named-expression table:name="Excel_BuiltIn_Print_Titles_3_1_2" table:base-cell-address="$表紙.$A$1" table:expression="0"/>
        <table:named-expression table:name="Excel_BuiltIn_Print_Titles_3_2" table:base-cell-address="$表紙.$A$1" table:expression="&quot;$#REF!.$A$1:$AMJ$8&quot;"/>
        <table:named-expression table:name="Excel_BuiltIn_Print_Titles_3_2_1" table:base-cell-address="$表紙.$A$1" table:expression="&quot;$#REF!.$A$1:$AMJ$8&quot;"/>
        <table:named-expression table:name="Excel_BuiltIn_Print_Titles_3_2_1_1" table:base-cell-address="$表紙.$A$1" table:expression="0"/>
        <table:named-expression table:name="Excel_BuiltIn_Print_Titles_3_3" table:base-cell-address="$表紙.$A$1" table:expression="#ref!"/>
        <table:named-expression table:name="Excel_BuiltIn_Print_Titles_4" table:base-cell-address="$表紙.$A$1" table:expression="#ref!"/>
        <table:named-expression table:name="Excel_BuiltIn_Print_Titles_4_1" table:base-cell-address="$表紙.$A$1" table:expression="#ref!"/>
        <table:named-expression table:name="Excel_BuiltIn_Print_Titles_4_1_1" table:base-cell-address="$表紙.$A$1" table:expression="#ref!"/>
        <table:named-expression table:name="Excel_BuiltIn_Print_Titles_4_1_1_1" table:base-cell-address="$表紙.$A$1" table:expression="0"/>
        <table:named-expression table:name="Excel_BuiltIn_Print_Titles_4_1_2" table:base-cell-address="$表紙.$A$1" table:expression="0"/>
        <table:named-expression table:name="Excel_BuiltIn_Print_Titles_4_2" table:base-cell-address="$表紙.$A$1" table:expression="&quot;$#REF!.$A$1:$AMJ$8&quot;"/>
        <table:named-expression table:name="Excel_BuiltIn_Print_Titles_4_2_1" table:base-cell-address="$表紙.$A$1" table:expression="&quot;$#REF!.$A$1:$AMJ$8&quot;"/>
        <table:named-expression table:name="Excel_BuiltIn_Print_Titles_4_2_1_1" table:base-cell-address="$表紙.$A$1" table:expression="0"/>
        <table:named-expression table:name="Excel_BuiltIn_Print_Titles_4_3" table:base-cell-address="$表紙.$A$1" table:expression="#ref!"/>
        <table:named-expression table:name="Excel_BuiltIn_Print_Titles_5" table:base-cell-address="$表紙.$A$1" table:expression="#ref!"/>
        <table:named-expression table:name="Excel_BuiltIn_Print_Titles_5_1" table:base-cell-address="$表紙.$A$1" table:expression="&quot;$#REF!.$A$1:$AMJ$8&quot;"/>
        <table:named-expression table:name="Excel_BuiltIn_Print_Titles_5_1_1" table:base-cell-address="$表紙.$A$1" table:expression="&quot;$#REF!.$A$1:$AMJ$8&quot;"/>
        <table:named-expression table:name="Excel_BuiltIn_Print_Titles_5_1_1_1" table:base-cell-address="$表紙.$A$1" table:expression="0"/>
        <table:named-expression table:name="Excel_BuiltIn_Print_Titles_5_2" table:base-cell-address="$表紙.$A$1" table:expression="#ref!"/>
        <table:named-expression table:name="Excel_BuiltIn_Print_Titles_6" table:base-cell-address="$表紙.$A$1" table:expression="#ref!"/>
        <table:named-expression table:name="Excel_BuiltIn_Print_Titles_6_1" table:base-cell-address="$表紙.$A$1" table:expression="#ref!"/>
        <table:named-expression table:name="Excel_BuiltIn_Print_Titles_6_1_1" table:base-cell-address="$表紙.$A$1" table:expression="0"/>
        <table:named-expression table:name="Excel_BuiltIn_Print_Titles_8" table:base-cell-address="$表紙.$A$1" table:expression="#ref!"/>
        <table:named-expression table:name="Excel_BuiltIn_Print_Titles_8_1" table:base-cell-address="$表紙.$A$1" table:expression="&quot;$#REF!.$A$1:$AMJ$8&quot;"/>
        <table:named-expression table:name="Excel_BuiltIn_Print_Titles_8_1_1" table:base-cell-address="$表紙.$A$1" table:expression="&quot;$#REF!.$A$1:$AMJ$8&quot;"/>
        <table:named-expression table:name="Excel_BuiltIn_Print_Titles_8_1_1_1" table:base-cell-address="$表紙.$A$1" table:expression="0"/>
        <table:named-expression table:name="Excel_BuiltIn_Print_Titles_8_2" table:base-cell-address="$表紙.$A$1" table:expression="#ref!"/>
        <table:named-expression table:name="Excel_BuiltIn_Print_Titles_9" table:base-cell-address="$表紙.$A$1" table:expression="#ref!"/>
        <table:named-expression table:name="Excel_BuiltIn_Print_Titles_9_1" table:base-cell-address="$表紙.$A$1" table:expression="&quot;$#REF!.$A$1:$AMJ$8&quot;"/>
        <table:named-expression table:name="Excel_BuiltIn_Print_Titles_9_1_1" table:base-cell-address="$表紙.$A$1" table:expression="&quot;$#REF!.$A$1:$AMJ$8&quot;"/>
        <table:named-expression table:name="Excel_BuiltIn_Print_Titles_9_1_1_1" table:base-cell-address="$表紙.$A$1" table:expression="0"/>
        <table:named-expression table:name="Excel_BuiltIn_Print_Titles_9_2" table:base-cell-address="$表紙.$A$1" table:expression="#ref!"/>
        <table:named-expression table:name="講座名" table:base-cell-address="$表紙.$A$1" table:expression=""/>
        <table:named-expression table:name="講座名_1" table:base-cell-address="$表紙.$A$1" table:expression="&quot;'file:///C:/Documents%20and%20Settings/FO505/%E3%83%87%E3%82%B9%E3%82%AF%E3%83%88%E3%83%83%E3%83%97/20110613_1700/%E8%A7%92%E7%94%B0/2011%E5%B9%B45%E6%9C%88-6%E6%9C%88_%E9%80%B1%E9%96%93%E3%83%BB%E6%9C%88%E9%96%93%E5%A0%B1%E5%91%8A%E6%9B%B8(%E8%A7%92%E7%9&quot;"/>
        <table:named-expression table:name="講座名_1_1" table:base-cell-address="$表紙.$A$1" table:expression="&quot;'file:///C:/Documents%20and%20Settings/FO505/%E3%83%87%E3%82%B9%E3%82%AF%E3%83%88%E3%83%83%E3%83%97/20110613_1700/%E8%A7%92%E7%94%B0/2011%E5%B9%B45%E6%9C%88-6%E6%9C%88_%E9%80%B1%E9%96%93%E3%83%BB%E6%9C%88%E9%96%93%E5%A0%B1%E5%91%8A%E6%9B%B8(%E8%A7%92%E7%9&quot;"/>
        <table:named-expression table:name="講座名_1_1_1" table:base-cell-address="$表紙.$A$1" table:expression="0"/>
        <table:named-expression table:name="講座名_2" table:base-cell-address="$表紙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ゴシック1" svg:font-family="'ＭＳ ゴシック'" style:font-family-generic="modern" style:font-pitch="fixed"/>
    <style:font-face style:name="HGP創英角ｺﾞｼｯｸUB" svg:font-family="HGP創英角ｺﾞｼｯｸUB" style:font-family-generic="modern" style:font-pitch="variable"/>
    <style:font-face style:name="ＭＳ ゴシック" svg:font-family="'ＭＳ ゴシック'" style:font-family-generic="modern" style:font-pitch="variable"/>
    <style:font-face style:name="ＭＳ Ｐゴシック" svg:font-family="'ＭＳ Ｐゴシック'" style:font-family-generic="modern" style:font-pitch="variable"/>
    <style:font-face style:name="ＭＳ 明朝" svg:font-family="'ＭＳ 明朝'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Verdana" svg:font-family="Verdana" style:font-family-generic="swiss" style:font-pitch="variable"/>
    <style:font-face style:name="Yu Gothic UI" svg:font-family="'Yu Gothic UI'" style:font-family-generic="swiss" style:font-pitch="variable"/>
    <style:font-face style:name="游ゴシック" svg:font-family="游ゴシック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date-style style:name="N109">
      <number:year number:style="long"/>
      <number:text>/</number:text>
      <number:month/>
      <number:text>/</number:text>
      <number:day/>
    </number:date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number:text>-¥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3P0"/>
    </number:number-style>
    <number:date-style style:name="N8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5" number:language="ja" number:country="JP">
      <number:day number:style="long"/>
      <number:text>-</number:text>
      <number:month number:textual="true"/>
    </number:date-style>
    <number:date-style style:name="N8116" number:language="ja" number:country="JP">
      <number:month number:textual="true"/>
      <number:text>-</number:text>
      <number:year/>
    </number:date-style>
    <number:time-style style:name="N8117" number:language="ja" number:country="JP">
      <number:hours/>
      <number:text>:</number:text>
      <number:minute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date-style style:name="N8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1" number:language="ja" number:country="JP">
      <number:hours/>
      <number:text>時</number:text>
      <number:minutes number:style="long"/>
      <number:text>分</number:text>
    </number:time-style>
    <number:time-style style:name="N8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3" number:language="ja" number:country="JP">
      <number:year number:style="long"/>
      <number:text>年</number:text>
      <number:month number:style="long"/>
      <number:text>月</number:text>
    </number:date-style>
    <number:date-style style:name="N8134" number:language="ja" number:country="JP">
      <number:month number:style="long"/>
      <number:text>月</number:text>
      <number:day number:style="long"/>
      <number:text>日</number:text>
    </number:date-style>
    <number:number-style style:name="N8135P0" style:volatile="true" number:language="ja" number:country="JP">
      <number:number number:decimal-places="0" number:min-integer-digits="1" number:grouping="true"/>
    </number:number-style>
    <number:number-style style:name="N8135" number:language="ja" number:country="JP">
      <number:text>-</number:text>
      <number:number number:decimal-places="0" number:min-integer-digits="1" number:grouping="true"/>
      <style:map style:condition="value()&gt;=0" style:apply-style-name="N8135P0"/>
    </number:number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ハイパーリンク_5f_久保田_ff09_勤怠管理システム全体設計書_ff08_マージ_ff09__5f_20110915" style:display-name="ハイパーリンク_久保田）勤怠管理システム全体設計書（マージ）_20110915" style:family="table-cell" style:parent-style-name="Excel_20_Built-in_20_Normal">
      <style:text-properties fo:color="#0000ff" style:text-outline="false" style:text-line-through-style="none" style:font-name="ＭＳ ゴシック" fo:font-size="14pt" fo:font-style="normal" fo:text-shadow="none" style:text-underline-style="solid" style:text-underline-width="auto" style:text-underline-color="font-color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游ゴシック" fo:font-size="11pt" fo:font-style="normal" fo:text-shadow="none" style:text-underline-style="none" fo:font-weight="normal" style:font-name-asian="游ゴシック" style:font-size-asian="11pt" style:font-style-asian="normal" style:font-weight-asian="normal" style:font-size-complex="11pt" style:font-style-complex="normal" style:font-weight-complex="normal"/>
    </style:style>
    <style:style style:name="標準_20_2" style:display-name="標準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20_3" style:display-name="標準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標準_5f_03_5f_基本設計書_28_WEB版_29__5f_Ver1.0_5f_2009_5f_0917" style:display-name="標準_03_基本設計書(WEB版)_Ver1.0_2009_0917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標準_5f_03_5f_基本設計書_28_WEB版_29__5f_Ver1.0_5f_2009_5f_0917_20_2" style:display-name="標準_03_基本設計書(WEB版)_Ver1.0_2009_0917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標準_5f_サンプル_5f_画面設計書_5f_勤怠管理システム_5f_20110615" style:display-name="標準_サンプル_画面設計書_勤怠管理システム_20110615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値リスト" style:display-name="標準_値リスト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標準_5f_値リスト_20_2" style:display-name="標準_値リスト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標準_5f_詳細設計_ff7b__ff9d__ff8c__ff9f__ff99__ff08__ff8a__ff9e__ff6f__ff81__ff09_" style:display-name="標準_詳細設計ｻﾝﾌﾟﾙ（ﾊﾞｯﾁ）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標準_5f_詳細設計_ff7b__ff9d__ff8c__ff9f__ff99__ff08__ff8a__ff9e__ff6f__ff81__ff09__20_2" style:display-name="標準_詳細設計ｻﾝﾌﾟﾙ（ﾊﾞｯﾁ）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_20_1" draw:display-name="Dash 1" draw:style="rect" draw:dots2="1" draw:dots2-length="140%" draw:distance="105%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-X="1" style:scale-to-Y="1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0.499cm" fo:margin-left="0.7cm" fo:margin-right="0.7cm" style:print-page-order="ttb" style:first-page-number="continue" style:scale-to="7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.111cm"/>
      </style:footer-style>
    </style:page-layout>
    <style:page-layout style:name="Mpm5">
      <style:page-layout-properties fo:page-width="29.7cm" fo:page-height="21.001cm" style:num-format="1" style:print-orientation="landscape" fo:margin-top="2cm" fo:margin-bottom="0.499cm" fo:margin-left="0.7cm" fo:margin-right="0.7cm" style:print-page-order="ttb" style:first-page-number="continue" style:scale-to="61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.111cm"/>
      </style:footer-style>
    </style:page-layout>
    <style:page-layout style:name="Mpm6">
      <style:page-layout-properties style:num-format="1" style:print-orientation="landscape" fo:margin-top="1.752cm" fo:margin-bottom="0.499cm" fo:margin-left="0.7cm" fo:margin-right="0.7cm" style:print-page-order="ltr" style:first-page-number="continue" style:scale-to="6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863cm" fo:margin-left="0cm" fo:margin-right="0cm" fo:margin-top="0.474cm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fo:color="#000000" style:text-outline="false" style:text-line-through-style="none" style:text-position="0% 100%" style:font-name="游ゴシック" fo:font-size="11pt" fo:font-style="normal" fo:text-shadow="none" style:text-underline-style="none" fo:font-weight="normal" style:font-name-asian="游ゴシック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color="#000000" style:text-outline="false" style:text-line-through-style="none" style:text-position="0% 100%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20">2024/06/20</text:date>, <text:time>10:50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表紙" style:display-name="PageStyle_表紙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PageStyle_5f_改訂記録" style:display-name="PageStyle_改訂記録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PageStyle_5f_画面一覧" style:display-name="PageStyle_画面一覧" style:page-layout-name="Mpm4">
      <style:header style:display="false"/>
      <style:header-left style:display="false"/>
      <style:footer>
        <style:region-left>
          <text:p><text:span text:style-name="MT2"><text:sheet-name>???</text:sheet-name></text:span></text:p>
        </style:region-left>
        <style:region-center>
          <text:p><text:span text:style-name="MT2"><text:page-number>1</text:page-number></text:span><text:span text:style-name="MT2">/</text:span><text:span text:style-name="MT2"><text:page-count>99</text:page-count></text:span></text:p>
        </style:region-center>
        <style:region-right>
          <text:p><text:span text:style-name="MT3">FusionOne Inc.</text:span></text:p>
        </style:region-right>
      </style:footer>
      <style:footer-left style:display="false"/>
    </style:master-page>
    <style:master-page style:name="PageStyle_5f_画面遷移図_ff08_1画面_ff09_" style:display-name="PageStyle_画面遷移図（1画面）" style:page-layout-name="Mpm5">
      <style:header style:display="false"/>
      <style:header-left style:display="false"/>
      <style:footer>
        <style:region-left>
          <text:p><text:span text:style-name="MT2"><text:sheet-name>???</text:sheet-name></text:span></text:p>
        </style:region-left>
        <style:region-center>
          <text:p><text:span text:style-name="MT2"><text:page-number>1</text:page-number></text:span><text:span text:style-name="MT2">/</text:span><text:span text:style-name="MT2"><text:page-count>99</text:page-count></text:span></text:p>
        </style:region-center>
        <style:region-right>
          <text:p><text:span text:style-name="MT3">FusionOne Inc.</text:span></text:p>
        </style:region-right>
      </style:footer>
      <style:footer-left style:display="false"/>
    </style:master-page>
    <style:master-page style:name="PageStyle_5f_画面遷移図_28_ユーザー_29_" style:display-name="PageStyle_画面遷移図(ユーザー)" style:page-layout-name="Mpm4">
      <style:header style:display="false"/>
      <style:header-left style:display="false"/>
      <style:footer>
        <style:region-left>
          <text:p><text:span text:style-name="MT2"><text:sheet-name>???</text:sheet-name></text:span></text:p>
        </style:region-left>
        <style:region-center>
          <text:p><text:span text:style-name="MT2"><text:page-number>1</text:page-number></text:span><text:span text:style-name="MT2">/</text:span><text:span text:style-name="MT2"><text:page-count>99</text:page-count></text:span></text:p>
        </style:region-center>
        <style:region-right>
          <text:p><text:span text:style-name="MT3">FusionOne Inc.</text:span></text:p>
        </style:region-right>
      </style:footer>
      <style:footer-left style:display="false"/>
    </style:master-page>
    <style:master-page style:name="PageStyle_5f_画面遷移図_28_管理者_29__20_" style:display-name="PageStyle_画面遷移図(管理者) " style:page-layout-name="Mpm6">
      <style:header style:display="false"/>
      <style:header-left style:display="false"/>
      <style:footer>
        <style:region-left>
          <text:p><text:span text:style-name="MT2"><text:sheet-name>???</text:sheet-name></text:span></text:p>
        </style:region-left>
        <style:region-center>
          <text:p><text:span text:style-name="MT2"><text:page-number>1</text:page-number></text:span><text:span text:style-name="MT2">/</text:span><text:span text:style-name="MT2"><text:page-count>99</text:page-count></text:span></text:p>
        </style:region-center>
        <style:region-right>
          <text:p><text:span text:style-name="MT3">FusionOne Inc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6-20T10:50:24.46</dc:date>
    <meta:generator>OpenOffice/4.1.15$Win32 OpenOffice.org_project/4115m2$Build-9813</meta:generator>
    <meta:editing-duration>PT51M1S</meta:editing-duration>
    <meta:editing-cycles>4</meta:editing-cycles>
    <meta:document-statistic meta:table-count="6" meta:cell-count="122" meta:object-count="84"/>
  </office:meta>
</office:document-meta>
</file>